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/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ans Mono CJK K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Noto Sans Mono CJK K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K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Noto Sans Mono CJK KR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Noto Sans Mono CJK KR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font-name="Noto Sans Mono CJK K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oto Sans Mono CJK KR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KR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ext-properties style:font-name="Noto Sans Mono CJK K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(in Lakh)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Kilometers_Driven (in k km)</text:p>
          </table:table-cell>
          <table:table-cell table:style-name="ce1" office:value-type="string" calcext:value-type="string">
            <text:p>Fuel_Type</text:p>
          </table:table-cell>
          <table:table-cell table:style-name="ce1" office:value-type="string" calcext:value-type="string">
            <text:p>Transmission</text:p>
          </table:table-cell>
          <table:table-cell table:style-name="ce1" office:value-type="string" calcext:value-type="string">
            <text:p>Owner_Type</text:p>
          </table:table-cell>
          <table:table-cell table:style-name="ce1" office:value-type="string" calcext:value-type="string">
            <text:p>Seats</text:p>
          </table:table-cell>
          <table:table-cell table:number-columns-repeated="5"/>
          <table:table-cell office:value-type="string" calcext:value-type="string">
            <text:p>이상치 3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59" calcext:value-type="float">
            <text:p>3.59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3.79" calcext:value-type="float">
            <text:p>3.79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uti Suzuki Alto K10 VXI AMT </text:p>
          </table:table-cell>
          <table:table-cell office:value-type="float" office:value="3.99" calcext:value-type="float">
            <text:p>3.99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yundai i10 Magna 1.2 Petrol</text:p>
          </table:table-cell>
          <table:table-cell office:value-type="float" office:value="3.09" calcext:value-type="float">
            <text:p>3.09</text:p>
          </table:table-cell>
          <table:table-cell office:value-type="float" office:value="2013" calcext:value-type="float">
            <text:p>20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sun Redi-GO S 1.0</text:p>
          </table:table-cell>
          <table:table-cell office:value-type="float" office:value="3.21" calcext:value-type="float">
            <text:p>3.21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2.98" calcext:value-type="float">
            <text:p>2.98</text:p>
          </table:table-cell>
          <table:table-cell office:value-type="float" office:value="2012" calcext:value-type="float">
            <text:p>20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29" calcext:value-type="float">
            <text:p>3.29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onda Jazz V CVT</text:p>
          </table:table-cell>
          <table:table-cell office:value-type="float" office:value="5.49" calcext:value-type="float">
            <text:p>5.49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yota Etios Liva G</text:p>
          </table:table-cell>
          <table:table-cell office:value-type="float" office:value="3.45" calcext:value-type="float">
            <text:p>3.45</text:p>
          </table:table-cell>
          <table:table-cell office:value-type="float" office:value="2011" calcext:value-type="float">
            <text:p>20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49" calcext:value-type="float">
            <text:p>3.49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3.05" calcext:value-type="float">
            <text:p>3.05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yundai Elite i20 Asta 1.2</text:p>
          </table:table-cell>
          <table:table-cell office:value-type="float" office:value="5.97" calcext:value-type="float">
            <text:p>5.97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4.09" calcext:value-type="float">
            <text:p>4.09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uti Suzuki A-Star VXIB</text:p>
          </table:table-cell>
          <table:table-cell office:value-type="float" office:value="2.39" calcext:value-type="float">
            <text:p>2.39</text:p>
          </table:table-cell>
          <table:table-cell office:value-type="float" office:value="2011" calcext:value-type="float">
            <text:p>20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uti Suzuki Wagon R 1.0 VXI AMT</text:p>
          </table:table-cell>
          <table:table-cell office:value-type="float" office:value="4.48" calcext:value-type="float">
            <text:p>4.48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4" calcext:value-type="float">
            <text:p>3.24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nault </text:p>
          </table:table-cell>
          <table:table-cell office:value-type="float" office:value="3.37" calcext:value-type="float">
            <text:p>3.37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ord Figo Duratorq Diesel EXI 1.4</text:p>
          </table:table-cell>
          <table:table-cell office:value-type="float" office:value="2.68" calcext:value-type="float">
            <text:p>2.68</text:p>
          </table:table-cell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(in Lakh)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Kilometers_Driven (in k km)</text:p>
          </table:table-cell>
          <table:table-cell table:style-name="ce1" office:value-type="string" calcext:value-type="string">
            <text:p>Fuel_Type</text:p>
          </table:table-cell>
          <table:table-cell table:style-name="ce1" office:value-type="string" calcext:value-type="string">
            <text:p>Transmission</text:p>
          </table:table-cell>
          <table:table-cell table:style-name="ce1" office:value-type="string" calcext:value-type="string">
            <text:p>Owner_Type</text:p>
          </table:table-cell>
          <table:table-cell table:style-name="ce1" office:value-type="string" calcext:value-type="string">
            <text:p>Seats</text:p>
          </table:table-cell>
          <table:table-cell/>
          <table:table-cell office:value-type="string" calcext:value-type="string">
            <text:p>price in won</text:p>
          </table:table-cell>
        </table:table-row>
        <table:table-row table:style-name="ro2">
          <table:table-cell office:value-type="string" calcext:value-type="string">
            <text:p>Maruti Suzuki Celerio ZXI AMT ABS</text:p>
          </table:table-cell>
          <table:table-cell office:value-type="float" office:value="4.32" calcext:value-type="float">
            <text:p>4.32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]*16.37*100000" office:value-type="float" office:value="7071840" calcext:value-type="float">
            <text:p>7,071,840</text:p>
          </table:table-cell>
        </table:table-row>
        <table:table-row table:style-name="ro2">
          <table:table-cell office:value-type="string" calcext:value-type="string">
            <text:p>Hyundai i10 magna 1.1</text:p>
          </table:table-cell>
          <table:table-cell office:value-type="float" office:value="3.42" calcext:value-type="float">
            <text:p>3.42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]*16.37*100000" office:value-type="float" office:value="5598540" calcext:value-type="float">
            <text:p>5,598,540</text:p>
          </table:table-cell>
        </table:table-row>
        <table:table-row table:style-name="ro2">
          <table:table-cell office:value-type="string" calcext:value-type="string">
            <text:p>Maruti Suzuki Swift ZXI</text:p>
          </table:table-cell>
          <table:table-cell office:value-type="float" office:value="3.45" calcext:value-type="float">
            <text:p>3.45</text:p>
          </table:table-cell>
          <table:table-cell office:value-type="float" office:value="2011" calcext:value-type="float">
            <text:p>20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*16.37*100000" office:value-type="float" office:value="5647650" calcext:value-type="float">
            <text:p>5,647,650</text:p>
          </table:table-cell>
        </table:table-row>
        <table:table-row table:style-name="ro2">
          <table:table-cell office:value-type="string" calcext:value-type="string">
            <text:p>Hyundai i10 Sportz(O) 1.2 Petrol</text:p>
          </table:table-cell>
          <table:table-cell office:value-type="float" office:value="3.75" calcext:value-type="float">
            <text:p>3.75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]*16.37*100000" office:value-type="float" office:value="6138750" calcext:value-type="float">
            <text:p>6,138,750</text:p>
          </table:table-cell>
        </table:table-row>
        <table:table-row table:style-name="ro2">
          <table:table-cell office:value-type="string" calcext:value-type="string">
            <text:p>Renault Kwid CLIMBER 1.0 AMT</text:p>
          </table:table-cell>
          <table:table-cell office:value-type="float" office:value="3.72" calcext:value-type="float">
            <text:p>3.72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16.37*100000" office:value-type="float" office:value="6089640" calcext:value-type="float">
            <text:p>6,089,640</text:p>
          </table:table-cell>
        </table:table-row>
        <table:table-row table:style-name="ro2">
          <table:table-cell office:value-type="string" calcext:value-type="string">
            <text:p>Maruti Suzuki Eeco AC 5 STR</text:p>
          </table:table-cell>
          <table:table-cell office:value-type="float" office:value="5.19" calcext:value-type="float">
            <text:p>5.19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*16.37*100000" office:value-type="float" office:value="8496030" calcext:value-type="float">
            <text:p>8,496,030</text:p>
          </table:table-cell>
        </table:table-row>
        <table:table-row table:style-name="ro2">
          <table:table-cell office:value-type="string" calcext:value-type="string">
            <text:p>Hyundai Grand i10 Asta 1.2 Kappa VTVT</text:p>
          </table:table-cell>
          <table:table-cell office:value-type="float" office:value="4.52" calcext:value-type="float">
            <text:p>4.52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]*16.37*100000" office:value-type="float" office:value="7399240" calcext:value-type="float">
            <text:p>7,399,240</text:p>
          </table:table-cell>
        </table:table-row>
        <table:table-row table:style-name="ro2">
          <table:table-cell office:value-type="string" calcext:value-type="string">
            <text:p>Hyundai Grand i10 Asta 1.2 Kappa VTVT (O)</text:p>
          </table:table-cell>
          <table:table-cell office:value-type="float" office:value="4.71" calcext:value-type="float">
            <text:p>4.71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*16.37*100000" office:value-type="float" office:value="7710270" calcext:value-type="float">
            <text:p>7,710,270</text:p>
          </table:table-cell>
        </table:table-row>
        <table:table-row table:style-name="ro2">
          <table:table-cell office:value-type="string" calcext:value-type="string">
            <text:p>Ford EcoSport Titanium 1.0L Ecoboost</text:p>
          </table:table-cell>
          <table:table-cell office:value-type="float" office:value="5.19" calcext:value-type="float">
            <text:p>5.19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]*16.37*100000" office:value-type="float" office:value="8496030" calcext:value-type="float">
            <text:p>8,496,030</text:p>
          </table:table-cell>
        </table:table-row>
        <table:table-row table:style-name="ro2">
          <table:table-cell office:value-type="string" calcext:value-type="string">
            <text:p>Maruti Suzuki Swift LXI</text:p>
          </table:table-cell>
          <table:table-cell office:value-type="float" office:value="3.78" calcext:value-type="float">
            <text:p>3.78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]*16.37*100000" office:value-type="float" office:value="6187860" calcext:value-type="float">
            <text:p>6,187,86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89" calcext:value-type="float">
            <text:p>1.89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2]*16.37*100000" office:value-type="float" office:value="3093930" calcext:value-type="float">
            <text:p>3,093,930</text:p>
          </table:table-cell>
        </table:table-row>
        <table:table-row table:style-name="ro2">
          <table:table-cell office:value-type="string" calcext:value-type="string">
            <text:p><text:s/>Honda Mobilio V (O) Petrol</text:p>
          </table:table-cell>
          <table:table-cell office:value-type="float" office:value="5.78" calcext:value-type="float">
            <text:p>5.78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*16.37*100000" office:value-type="float" office:value="9461860" calcext:value-type="float">
            <text:p>9,461,860</text:p>
          </table:table-cell>
        </table:table-row>
        <table:table-row table:style-name="ro2">
          <table:table-cell office:value-type="string" calcext:value-type="string">
            <text:p>Honda Brio S(O)MT</text:p>
          </table:table-cell>
          <table:table-cell office:value-type="float" office:value="5.32" calcext:value-type="float">
            <text:p>5.32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]*16.37*100000" office:value-type="float" office:value="8708840" calcext:value-type="float">
            <text:p>8,708,840</text:p>
          </table:table-cell>
        </table:table-row>
        <table:table-row table:style-name="ro2">
          <table:table-cell office:value-type="string" calcext:value-type="string">
            <text:p>Renault Kwid CLIMBER 1.0 AMT Opt</text:p>
          </table:table-cell>
          <table:table-cell office:value-type="float" office:value="4.47" calcext:value-type="float">
            <text:p>4.47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]*16.37*100000" office:value-type="float" office:value="7317390" calcext:value-type="float">
            <text:p>7,317,390</text:p>
          </table:table-cell>
        </table:table-row>
        <table:table-row table:style-name="ro2">
          <table:table-cell office:value-type="string" calcext:value-type="string">
            <text:p>Tata Nano Twist XTA Petrol</text:p>
          </table:table-cell>
          <table:table-cell office:value-type="float" office:value="2.49" calcext:value-type="float">
            <text:p>2.49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6]*16.37*100000" office:value-type="float" office:value="4076130" calcext:value-type="float">
            <text:p>4,076,130</text:p>
          </table:table-cell>
        </table:table-row>
        <table:table-row table:style-name="ro2">
          <table:table-cell office:value-type="string" calcext:value-type="string">
            <text:p>Maruti Suzuki Wagon R 1.0 LXI</text:p>
          </table:table-cell>
          <table:table-cell office:value-type="float" office:value="3.45" calcext:value-type="float">
            <text:p>3.45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]*16.37*100000" office:value-type="float" office:value="5647650" calcext:value-type="float">
            <text:p>5,647,650</text:p>
          </table:table-cell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59" calcext:value-type="float">
            <text:p>3.59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]*16.37*100000" office:value-type="float" office:value="5876830" calcext:value-type="float">
            <text:p>5,876,830</text:p>
          </table:table-cell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32" calcext:value-type="float">
            <text:p>3.32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]*16.37*100000" office:value-type="float" office:value="5434840" calcext:value-type="float">
            <text:p>5,434,840</text:p>
          </table:table-cell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3.82" calcext:value-type="float">
            <text:p>3.82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]*16.37*100000" office:value-type="float" office:value="6253340" calcext:value-type="float">
            <text:p>6,253,340</text:p>
          </table:table-cell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3.85" calcext:value-type="float">
            <text:p>3.85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]*16.37*100000" office:value-type="float" office:value="6302450" calcext:value-type="float">
            <text:p>6,302,450</text:p>
          </table:table-cell>
        </table:table-row>
        <table:table-row table:style-name="ro2">
          <table:table-cell office:value-type="string" calcext:value-type="string">
            <text:p>Hyundai Elite i20 Sportz 1.2</text:p>
          </table:table-cell>
          <table:table-cell office:value-type="float" office:value="5.37" calcext:value-type="float">
            <text:p>5.37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]*16.37*100000" office:value-type="float" office:value="8790690" calcext:value-type="float">
            <text:p>8,790,69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09" calcext:value-type="float">
            <text:p>3.09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]*16.37*100000" office:value-type="float" office:value="5058330" calcext:value-type="float">
            <text:p>5,058,33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3.89" calcext:value-type="float">
            <text:p>3.89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]*16.37*100000" office:value-type="float" office:value="6367930" calcext:value-type="float">
            <text:p>6,367,930</text:p>
          </table:table-cell>
        </table:table-row>
        <table:table-row table:style-name="ro2">
          <table:table-cell office:value-type="string" calcext:value-type="string">
            <text:p>Maruti Suzuki Wagon R 1.0 LXI (O) CNG</text:p>
          </table:table-cell>
          <table:table-cell office:value-type="float" office:value="5.72" calcext:value-type="float">
            <text:p>5.72</text:p>
          </table:table-cell>
          <table:table-cell office:value-type="float" office:value="2021" calcext:value-type="float">
            <text:p>20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+cng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]*16.37*100000" office:value-type="float" office:value="9363640" calcext:value-type="float">
            <text:p>9,363,640</text:p>
          </table:table-cell>
        </table:table-row>
        <table:table-row table:style-name="ro2">
          <table:table-cell office:value-type="string" calcext:value-type="string">
            <text:p>Renault Kwid Climber 1.0l SCE Petrol MT</text:p>
          </table:table-cell>
          <table:table-cell office:value-type="float" office:value="5.39" calcext:value-type="float">
            <text:p>5.39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]*16.37*100000" office:value-type="float" office:value="8823430" calcext:value-type="float">
            <text:p>8,823,430</text:p>
          </table:table-cell>
        </table:table-row>
        <table:table-row table:style-name="ro2">
          <table:table-cell office:value-type="string" calcext:value-type="string">
            <text:p>Maruti Suzuki S-Presso VXI+</text:p>
          </table:table-cell>
          <table:table-cell office:value-type="float" office:value="4.98" calcext:value-type="float">
            <text:p>4.98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Hyundai Grand i10 Asta 1.2 Kappa VTVT (O)</text:p>
          </table:table-cell>
          <table:table-cell office:value-type="float" office:value="5.32" calcext:value-type="float">
            <text:p>5.32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]*16.37*100000" office:value-type="float" office:value="8708840" calcext:value-type="float">
            <text:p>8,708,840</text:p>
          </table:table-cell>
        </table:table-row>
        <table:table-row table:style-name="ro2">
          <table:table-cell office:value-type="string" calcext:value-type="string">
            <text:p>Maruti Suzuki S-Presso VXI+</text:p>
          </table:table-cell>
          <table:table-cell office:value-type="float" office:value="5.12" calcext:value-type="float">
            <text:p>5.12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]*16.37*100000" office:value-type="float" office:value="8381440" calcext:value-type="float">
            <text:p>8,381,44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2" calcext:value-type="float">
            <text:p>3.22</text:p>
          </table:table-cell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]*16.37*100000" office:value-type="float" office:value="5271140" calcext:value-type="float">
            <text:p>5,271,140</text:p>
          </table:table-cell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4.32" calcext:value-type="float">
            <text:p>4.32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]*16.37*100000" office:value-type="float" office:value="7071840" calcext:value-type="float">
            <text:p>7,071,840</text:p>
          </table:table-cell>
        </table:table-row>
        <table:table-row table:style-name="ro2">
          <table:table-cell office:value-type="string" calcext:value-type="string">
            <text:p>Maruti Suzuki Ignis Zeta AMT Petrol</text:p>
          </table:table-cell>
          <table:table-cell office:value-type="float" office:value="5.97" calcext:value-type="float">
            <text:p>5.97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*16.37*100000" office:value-type="float" office:value="9772890" calcext:value-type="float">
            <text:p>9,772,890</text:p>
          </table:table-cell>
        </table:table-row>
        <table:table-row table:style-name="ro2">
          <table:table-cell office:value-type="string" calcext:value-type="string">
            <text:p>Renault Kwid CLIMBER 1.0 AMT</text:p>
          </table:table-cell>
          <table:table-cell office:value-type="float" office:value="4.12" calcext:value-type="float">
            <text:p>4.12</text:p>
          </table:table-cell>
          <table:table-cell office:value-type="float" office:value="2017" calcext:value-type="float">
            <text:p>20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3.78" calcext:value-type="float">
            <text:p>3.78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]*16.37*100000" office:value-type="float" office:value="6187860" calcext:value-type="float">
            <text:p>6,187,860</text:p>
          </table:table-cell>
        </table:table-row>
        <table:table-row table:style-name="ro2">
          <table:table-cell office:value-type="string" calcext:value-type="string">
            <text:p>Hyundai Eon Magna + 1.0</text:p>
          </table:table-cell>
          <table:table-cell office:value-type="float" office:value="2.98" calcext:value-type="float">
            <text:p>2.98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]*16.37*100000" office:value-type="float" office:value="4878260" calcext:value-type="float">
            <text:p>4,878,260</text:p>
          </table:table-cell>
        </table:table-row>
        <table:table-row table:style-name="ro2">
          <table:table-cell office:value-type="string" calcext:value-type="string">
            <text:p>Maruti Suzuki Wagon R 1.0 VXI AMT</text:p>
          </table:table-cell>
          <table:table-cell office:value-type="float" office:value="3.68" calcext:value-type="float">
            <text:p>3.68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]*16.37*100000" office:value-type="float" office:value="6024160" calcext:value-type="float">
            <text:p>6,024,160</text:p>
          </table:table-cell>
        </table:table-row>
        <table:table-row table:style-name="ro2">
          <table:table-cell office:value-type="string" calcext:value-type="string">
            <text:p>Hyundai Xcent S AT (O) Petrol</text:p>
          </table:table-cell>
          <table:table-cell office:value-type="float" office:value="4.62" calcext:value-type="float">
            <text:p>4.62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7]*16.37*100000" office:value-type="float" office:value="7562940" calcext:value-type="float">
            <text:p>7,562,940</text:p>
          </table:table-cell>
        </table:table-row>
        <table:table-row table:style-name="ro2">
          <table:table-cell office:value-type="string" calcext:value-type="string">
            <text:p>Hyundai Grand i10 Asta 1.2 Kappa VTVT</text:p>
          </table:table-cell>
          <table:table-cell office:value-type="float" office:value="5.78" calcext:value-type="float">
            <text:p>5.78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8]*16.37*100000" office:value-type="float" office:value="9461860" calcext:value-type="float">
            <text:p>9,461,860</text:p>
          </table:table-cell>
        </table:table-row>
        <table:table-row table:style-name="ro2">
          <table:table-cell office:value-type="string" calcext:value-type="string">
            <text:p>Hyundai Xcent S (O) Petrol</text:p>
          </table:table-cell>
          <table:table-cell office:value-type="float" office:value="4.42" calcext:value-type="float">
            <text:p>4.42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9]*16.37*100000" office:value-type="float" office:value="7235540" calcext:value-type="float">
            <text:p>7,235,540</text:p>
          </table:table-cell>
        </table:table-row>
        <table:table-row table:style-name="ro2">
          <table:table-cell office:value-type="string" calcext:value-type="string">
            <text:p>Hyundai Grand i10 Asta 1.2 Kappa VTVT (O)</text:p>
          </table:table-cell>
          <table:table-cell office:value-type="float" office:value="4.66" calcext:value-type="float">
            <text:p>4.66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0]*16.37*100000" office:value-type="float" office:value="7628420" calcext:value-type="float">
            <text:p>7,628,420</text:p>
          </table:table-cell>
        </table:table-row>
        <table:table-row table:style-name="ro2">
          <table:table-cell office:value-type="string" calcext:value-type="string">
            <text:p>Datsun GO T Anniversary Edition</text:p>
          </table:table-cell>
          <table:table-cell office:value-type="float" office:value="3.17" calcext:value-type="float">
            <text:p>3.17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1]*16.37*100000" office:value-type="float" office:value="5189290" calcext:value-type="float">
            <text:p>5,189,29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72" calcext:value-type="float">
            <text:p>2.72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2]*16.37*100000" office:value-type="float" office:value="4452640" calcext:value-type="float">
            <text:p>4,452,640</text:p>
          </table:table-cell>
        </table:table-row>
        <table:table-row table:style-name="ro2">
          <table:table-cell office:value-type="string" calcext:value-type="string">
            <text:p>Datsun Redi-GO T (O)</text:p>
          </table:table-cell>
          <table:table-cell office:value-type="float" office:value="2.62" calcext:value-type="float">
            <text:p>2.62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3]*16.37*100000" office:value-type="float" office:value="4288940" calcext:value-type="float">
            <text:p>4,288,94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78" calcext:value-type="float">
            <text:p>2.78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4]*16.37*100000" office:value-type="float" office:value="4550860" calcext:value-type="float">
            <text:p>4,550,860</text:p>
          </table:table-cell>
        </table:table-row>
        <table:table-row table:style-name="ro2">
          <table:table-cell office:value-type="string" calcext:value-type="string">
            <text:p>Renault Kwid RXT 1.0 SCE Special</text:p>
          </table:table-cell>
          <table:table-cell office:value-type="float" office:value="3.81" calcext:value-type="float">
            <text:p>3.81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5]*16.37*100000" office:value-type="float" office:value="6236970" calcext:value-type="float">
            <text:p>6,236,970</text:p>
          </table:table-cell>
        </table:table-row>
        <table:table-row table:style-name="ro2">
          <table:table-cell office:value-type="string" calcext:value-type="string">
            <text:p>Renault Kwid CLIMBER 1.0 AMT Opt</text:p>
          </table:table-cell>
          <table:table-cell office:value-type="float" office:value="4.59" calcext:value-type="float">
            <text:p>4.59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6]*16.37*100000" office:value-type="float" office:value="7513830" calcext:value-type="float">
            <text:p>7,513,830</text:p>
          </table:table-cell>
        </table:table-row>
        <table:table-row table:style-name="ro2">
          <table:table-cell office:value-type="string" calcext:value-type="string">
            <text:p>Maruti Suzuki A-Star VXI AT</text:p>
          </table:table-cell>
          <table:table-cell office:value-type="float" office:value="3.19" calcext:value-type="float">
            <text:p>3.19</text:p>
          </table:table-cell>
          <table:table-cell office:value-type="float" office:value="2013" calcext:value-type="float">
            <text:p>20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7]*16.37*100000" office:value-type="float" office:value="5222030" calcext:value-type="float">
            <text:p>5,222,030</text:p>
          </table:table-cell>
        </table:table-row>
        <table:table-row table:style-name="ro2">
          <table:table-cell office:value-type="string" calcext:value-type="string">
            <text:p>Renault Kwid CLIMBER 1.0 AMT</text:p>
          </table:table-cell>
          <table:table-cell office:value-type="float" office:value="3.89" calcext:value-type="float">
            <text:p>3.89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8]*16.37*100000" office:value-type="float" office:value="6367930" calcext:value-type="float">
            <text:p>6,367,93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32" calcext:value-type="float">
            <text:p>3.32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9]*16.37*100000" office:value-type="float" office:value="5434840" calcext:value-type="float">
            <text:p>5,434,840</text:p>
          </table:table-cell>
        </table:table-row>
        <table:table-row table:style-name="ro2">
          <table:table-cell office:value-type="string" calcext:value-type="string">
            <text:p>Renault Kwid 1.0 RXT(O) SCE</text:p>
          </table:table-cell>
          <table:table-cell office:value-type="float" office:value="4.6" calcext:value-type="float">
            <text:p>4.6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0]*16.37*100000" office:value-type="float" office:value="7530200" calcext:value-type="float">
            <text:p>7,530,20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39" calcext:value-type="float">
            <text:p>3.39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1]*16.37*100000" office:value-type="float" office:value="5549430" calcext:value-type="float">
            <text:p>5,549,430</text:p>
          </table:table-cell>
        </table:table-row>
        <table:table-row table:style-name="ro2">
          <table:table-cell office:value-type="string" calcext:value-type="string">
            <text:p>Hyundai i10 magna 1.1</text:p>
          </table:table-cell>
          <table:table-cell office:value-type="float" office:value="3.98" calcext:value-type="float">
            <text:p>3.98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]*16.37*100000" office:value-type="float" office:value="6515260" calcext:value-type="float">
            <text:p>6,515,260</text:p>
          </table:table-cell>
        </table:table-row>
        <table:table-row table:style-name="ro2">
          <table:table-cell office:value-type="string" calcext:value-type="string">
            <text:p>Hyundai i10 Sportz 1.1 Petrol</text:p>
          </table:table-cell>
          <table:table-cell office:value-type="float" office:value="4.12" calcext:value-type="float">
            <text:p>4.12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Hyundai Eon Sportz</text:p>
          </table:table-cell>
          <table:table-cell office:value-type="float" office:value="3.45" calcext:value-type="float">
            <text:p>3.45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]*16.37*100000" office:value-type="float" office:value="5647650" calcext:value-type="float">
            <text:p>5,647,650</text:p>
          </table:table-cell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86" calcext:value-type="float">
            <text:p>4.86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]*16.37*100000" office:value-type="float" office:value="7955820" calcext:value-type="float">
            <text:p>7,955,820</text:p>
          </table:table-cell>
        </table:table-row>
        <table:table-row table:style-name="ro2">
          <table:table-cell office:value-type="string" calcext:value-type="string">
            <text:p>Honda Brio S(O)MT</text:p>
          </table:table-cell>
          <table:table-cell office:value-type="float" office:value="3.54" calcext:value-type="float">
            <text:p>3.54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]*16.37*100000" office:value-type="float" office:value="5794980" calcext:value-type="float">
            <text:p>5,794,980</text:p>
          </table:table-cell>
        </table:table-row>
        <table:table-row table:style-name="ro2">
          <table:table-cell office:value-type="string" calcext:value-type="string">
            <text:p>Hyundai i20 Asta 1.2</text:p>
          </table:table-cell>
          <table:table-cell office:value-type="float" office:value="4.19" calcext:value-type="float">
            <text:p>4.19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]*16.37*100000" office:value-type="float" office:value="6859030" calcext:value-type="float">
            <text:p>6,859,030</text:p>
          </table:table-cell>
        </table:table-row>
        <table:table-row table:style-name="ro2">
          <table:table-cell office:value-type="string" calcext:value-type="string">
            <text:p>Tata Tiago Revotorq XZ</text:p>
          </table:table-cell>
          <table:table-cell office:value-type="float" office:value="4.12" calcext:value-type="float">
            <text:p>4.12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Maruti Suzuki S-Presso VXI+</text:p>
          </table:table-cell>
          <table:table-cell office:value-type="float" office:value="4.65" calcext:value-type="float">
            <text:p>4.65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]*16.37*100000" office:value-type="float" office:value="7612050" calcext:value-type="float">
            <text:p>7,612,05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3.59" calcext:value-type="float">
            <text:p>3.59</text:p>
          </table:table-cell>
          <table:table-cell office:value-type="float" office:value="2011" calcext:value-type="float">
            <text:p>20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]*16.37*100000" office:value-type="float" office:value="5876830" calcext:value-type="float">
            <text:p>5,876,83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88" calcext:value-type="float">
            <text:p>1.88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1]*16.37*100000" office:value-type="float" office:value="3077560" calcext:value-type="float">
            <text:p>3,077,56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3.92" calcext:value-type="float">
            <text:p>3.92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]*16.37*100000" office:value-type="float" office:value="6417040" calcext:value-type="float">
            <text:p>6,417,040</text:p>
          </table:table-cell>
        </table:table-row>
        <table:table-row table:style-name="ro2">
          <table:table-cell office:value-type="string" calcext:value-type="string">
            <text:p>Chevrolet Spark LT 1.0</text:p>
          </table:table-cell>
          <table:table-cell office:value-type="float" office:value="1.69" calcext:value-type="float">
            <text:p>1.69</text:p>
          </table:table-cell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]*16.37*100000" office:value-type="float" office:value="2766530" calcext:value-type="float">
            <text:p>2,766,530</text:p>
          </table:table-cell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89" calcext:value-type="float">
            <text:p>4.89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]*16.37*100000" office:value-type="float" office:value="8004930" calcext:value-type="float">
            <text:p>8,004,930</text:p>
          </table:table-cell>
        </table:table-row>
        <table:table-row table:style-name="ro2">
          <table:table-cell office:value-type="string" calcext:value-type="string">
            <text:p>Maruti Suzuki Eeco AC(O) 5 STR</text:p>
          </table:table-cell>
          <table:table-cell office:value-type="float" office:value="5.65" calcext:value-type="float">
            <text:p>5.65</text:p>
          </table:table-cell>
          <table:table-cell office:value-type="float" office:value="2022" calcext:value-type="float">
            <text:p>20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]*16.37*100000" office:value-type="float" office:value="9249050" calcext:value-type="float">
            <text:p>9,249,050</text:p>
          </table:table-cell>
        </table:table-row>
        <table:table-row table:style-name="ro2">
          <table:table-cell office:value-type="string" calcext:value-type="string">
            <text:p>Hyundai i10 Sportz 1.1 Petrol</text:p>
          </table:table-cell>
          <table:table-cell office:value-type="float" office:value="3.98" calcext:value-type="float">
            <text:p>3.98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]*16.37*100000" office:value-type="float" office:value="6515260" calcext:value-type="float">
            <text:p>6,515,260</text:p>
          </table:table-cell>
        </table:table-row>
        <table:table-row table:style-name="ro2">
          <table:table-cell office:value-type="string" calcext:value-type="string">
            <text:p>Tata Zest XT Petrol</text:p>
          </table:table-cell>
          <table:table-cell office:value-type="float" office:value="4.85" calcext:value-type="float">
            <text:p>4.85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]*16.37*100000" office:value-type="float" office:value="7939450" calcext:value-type="float">
            <text:p>7,939,450</text:p>
          </table:table-cell>
        </table:table-row>
        <table:table-row table:style-name="ro2">
          <table:table-cell office:value-type="string" calcext:value-type="string">
            <text:p>Hyundai Eon Magna</text:p>
          </table:table-cell>
          <table:table-cell office:value-type="float" office:value="3.29" calcext:value-type="float">
            <text:p>3.29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]*16.37*100000" office:value-type="float" office:value="5385730" calcext:value-type="float">
            <text:p>5,385,730</text:p>
          </table:table-cell>
        </table:table-row>
        <table:table-row table:style-name="ro2">
          <table:table-cell office:value-type="string" calcext:value-type="string">
            <text:p>Renault Kwid 1.0 RXT AMT SCE</text:p>
          </table:table-cell>
          <table:table-cell office:value-type="float" office:value="5.42" calcext:value-type="float">
            <text:p>5.42</text:p>
          </table:table-cell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]*16.37*100000" office:value-type="float" office:value="8872540" calcext:value-type="float">
            <text:p>8,872,540</text:p>
          </table:table-cell>
        </table:table-row>
        <table:table-row table:style-name="ro2">
          <table:table-cell office:value-type="string" calcext:value-type="string">
            <text:p>Renault Kwid 1.0 RXT AMT SCE</text:p>
          </table:table-cell>
          <table:table-cell office:value-type="float" office:value="3.95" calcext:value-type="float">
            <text:p>3.95</text:p>
          </table:table-cell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]*16.37*100000" office:value-type="float" office:value="6466150" calcext:value-type="float">
            <text:p>6,466,150</text:p>
          </table:table-cell>
        </table:table-row>
        <table:table-row table:style-name="ro2">
          <table:table-cell office:value-type="string" calcext:value-type="string">
            <text:p>Maruti Suzuki Alto K10 VXI Plus</text:p>
          </table:table-cell>
          <table:table-cell office:value-type="float" office:value="5.19" calcext:value-type="float">
            <text:p>5.19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]*16.37*100000" office:value-type="float" office:value="8496030" calcext:value-type="float">
            <text:p>8,496,030</text:p>
          </table:table-cell>
        </table:table-row>
        <table:table-row table:style-name="ro2">
          <table:table-cell office:value-type="string" calcext:value-type="string">
            <text:p>Maruti Suzuki Swift Dzire VXI AT</text:p>
          </table:table-cell>
          <table:table-cell office:value-type="float" office:value="5.59" calcext:value-type="float">
            <text:p>5.59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]*16.37*100000" office:value-type="float" office:value="9150830" calcext:value-type="float">
            <text:p>9,150,830</text:p>
          </table:table-cell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2.98" calcext:value-type="float">
            <text:p>2.98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3]*16.37*100000" office:value-type="float" office:value="4878260" calcext:value-type="float">
            <text:p>4,878,260</text:p>
          </table:table-cell>
        </table:table-row>
        <table:table-row table:style-name="ro2">
          <table:table-cell office:value-type="string" calcext:value-type="string">
            <text:p>Maruti Suzuki Wagon R 1.0 LXI (O) CNG</text:p>
          </table:table-cell>
          <table:table-cell office:value-type="float" office:value="5.89" calcext:value-type="float">
            <text:p>5.89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+cng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]*16.37*100000" office:value-type="float" office:value="9641930" calcext:value-type="float">
            <text:p>9,641,930</text:p>
          </table:table-cell>
        </table:table-row>
        <table:table-row table:style-name="ro2">
          <table:table-cell office:value-type="string" calcext:value-type="string">
            <text:p>Maruti Suzuki Alto K10 VXI AMT</text:p>
          </table:table-cell>
          <table:table-cell office:value-type="float" office:value="3.48" calcext:value-type="float">
            <text:p>3.48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]*16.37*100000" office:value-type="float" office:value="5696760" calcext:value-type="float">
            <text:p>5,696,760</text:p>
          </table:table-cell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4.39" calcext:value-type="float">
            <text:p>4.39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]*16.37*100000" office:value-type="float" office:value="7186430" calcext:value-type="float">
            <text:p>7,186,430</text:p>
          </table:table-cell>
        </table:table-row>
        <table:table-row table:style-name="ro2">
          <table:table-cell office:value-type="string" calcext:value-type="string">
            <text:p>Hyundai Eon Era +</text:p>
          </table:table-cell>
          <table:table-cell office:value-type="float" office:value="2.59" calcext:value-type="float">
            <text:p>2.59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]*16.37*100000" office:value-type="float" office:value="4239830" calcext:value-type="float">
            <text:p>4,239,83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63" calcext:value-type="float">
            <text:p>1.63</text:p>
          </table:table-cell>
          <table:table-cell office:value-type="float" office:value="2015" calcext:value-type="float">
            <text:p>20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8]*16.37*100000" office:value-type="float" office:value="2668310" calcext:value-type="float">
            <text:p>2,668,310</text:p>
          </table:table-cell>
        </table:table-row>
        <table:table-row table:style-name="ro2">
          <table:table-cell office:value-type="string" calcext:value-type="string">
            <text:p>Honda Brio S(O) AT</text:p>
          </table:table-cell>
          <table:table-cell office:value-type="float" office:value="3.32" calcext:value-type="float">
            <text:p>3.32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9]*16.37*100000" office:value-type="float" office:value="5434840" calcext:value-type="float">
            <text:p>5,434,840</text:p>
          </table:table-cell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2.89" calcext:value-type="float">
            <text:p>2.89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0]*16.37*100000" office:value-type="float" office:value="4730930" calcext:value-type="float">
            <text:p>4,730,930</text:p>
          </table:table-cell>
        </table:table-row>
        <table:table-row table:style-name="ro2">
          <table:table-cell office:value-type="string" calcext:value-type="string">
            <text:p>Hyundai Eon Era</text:p>
          </table:table-cell>
          <table:table-cell office:value-type="float" office:value="2.6" calcext:value-type="float">
            <text:p>2.6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1]*16.37*100000" office:value-type="float" office:value="4256200" calcext:value-type="float">
            <text:p>4,256,200</text:p>
          </table:table-cell>
        </table:table-row>
        <table:table-row table:style-name="ro2">
          <table:table-cell office:value-type="string" calcext:value-type="string">
            <text:p>Maruti Suzuki Estilo LXI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2]*16.37*100000" office:value-type="float" office:value="5074700" calcext:value-type="float">
            <text:p>5,074,70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12" calcext:value-type="float">
            <text:p>3.12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3]*16.37*100000" office:value-type="float" office:value="5107440" calcext:value-type="float">
            <text:p>5,107,440</text:p>
          </table:table-cell>
        </table:table-row>
        <table:table-row table:style-name="ro2">
          <table:table-cell office:value-type="string" calcext:value-type="string">
            <text:p>Maruti Suzuki Alto 800 VXI (O)</text:p>
          </table:table-cell>
          <table:table-cell office:value-type="float" office:value="3.72" calcext:value-type="float">
            <text:p>3.7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4]*16.37*100000" office:value-type="float" office:value="6089640" calcext:value-type="float">
            <text:p>6,089,640</text:p>
          </table:table-cell>
        </table:table-row>
        <table:table-row table:style-name="ro2">
          <table:table-cell office:value-type="string" calcext:value-type="string">
            <text:p>Ford EcoSport Titanium 1.0L Eco Boost</text:p>
          </table:table-cell>
          <table:table-cell office:value-type="float" office:value="5.97" calcext:value-type="float">
            <text:p>5.97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5]*16.37*100000" office:value-type="float" office:value="9772890" calcext:value-type="float">
            <text:p>9,772,890</text:p>
          </table:table-cell>
        </table:table-row>
        <table:table-row table:style-name="ro2">
          <table:table-cell office:value-type="string" calcext:value-type="string">
            <text:p>Renault Kwid CLIMBER 1.0 Opt</text:p>
          </table:table-cell>
          <table:table-cell office:value-type="float" office:value="4.98" calcext:value-type="float">
            <text:p>4.98</text:p>
          </table:table-cell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6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19" calcext:value-type="float">
            <text:p>4.19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7]*16.37*100000" office:value-type="float" office:value="6859030" calcext:value-type="float">
            <text:p>6,859,030</text:p>
          </table:table-cell>
        </table:table-row>
        <table:table-row table:style-name="ro2">
          <table:table-cell office:value-type="string" calcext:value-type="string">
            <text:p>Renault Kwid RXT Opt</text:p>
          </table:table-cell>
          <table:table-cell office:value-type="float" office:value="3.39" calcext:value-type="float">
            <text:p>3.39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8]*16.37*100000" office:value-type="float" office:value="5549430" calcext:value-type="float">
            <text:p>5,549,430</text:p>
          </table:table-cell>
        </table:table-row>
        <table:table-row table:style-name="ro2">
          <table:table-cell office:value-type="string" calcext:value-type="string">
            <text:p>Honda Amaze 1.2 S i-VTEC</text:p>
          </table:table-cell>
          <table:table-cell office:value-type="float" office:value="4.59" calcext:value-type="float">
            <text:p>4.59</text:p>
          </table:table-cell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9]*16.37*100000" office:value-type="float" office:value="7513830" calcext:value-type="float">
            <text:p>7,513,830</text:p>
          </table:table-cell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3.59" calcext:value-type="float">
            <text:p>3.59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0]*16.37*100000" office:value-type="float" office:value="5876830" calcext:value-type="float">
            <text:p>5,876,83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62" calcext:value-type="float">
            <text:p>3.62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1]*16.37*100000" office:value-type="float" office:value="5925940" calcext:value-type="float">
            <text:p>5,925,94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15" calcext:value-type="float">
            <text:p>3.15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2]*16.37*100000" office:value-type="float" office:value="5156550" calcext:value-type="float">
            <text:p>5,156,55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4" calcext:value-type="float">
            <text:p>3.24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3]*16.37*100000" office:value-type="float" office:value="5303880" calcext:value-type="float">
            <text:p>5,303,880</text:p>
          </table:table-cell>
        </table:table-row>
        <table:table-row table:style-name="ro2">
          <table:table-cell office:value-type="string" calcext:value-type="string">
            <text:p>Maruti Suzuki Alto K10 VXI AMT</text:p>
          </table:table-cell>
          <table:table-cell office:value-type="float" office:value="3.35" calcext:value-type="float">
            <text:p>3.35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4]*16.37*100000" office:value-type="float" office:value="5483950" calcext:value-type="float">
            <text:p>5,483,950</text:p>
          </table:table-cell>
        </table:table-row>
        <table:table-row table:style-name="ro2">
          <table:table-cell office:value-type="string" calcext:value-type="string">
            <text:p>Ford Figo Duratorq Diesel EXI 1.4</text:p>
          </table:table-cell>
          <table:table-cell office:value-type="float" office:value="2.68" calcext:value-type="float">
            <text:p>2.68</text:p>
          </table:table-cell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5]*16.37*100000" office:value-type="float" office:value="4387160" calcext:value-type="float">
            <text:p>4,387,160</text:p>
          </table:table-cell>
        </table:table-row>
        <table:table-row table:style-name="ro2">
          <table:table-cell office:value-type="string" calcext:value-type="string">
            <text:p>Hyundai Grand i10 Magna 1.2 CRDi</text:p>
          </table:table-cell>
          <table:table-cell office:value-type="float" office:value="5.64" calcext:value-type="float">
            <text:p>5.64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6]*16.37*100000" office:value-type="float" office:value="9232680" calcext:value-type="float">
            <text:p>9,232,680</text:p>
          </table:table-cell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2.9" calcext:value-type="float">
            <text:p>2.9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7]*16.37*100000" office:value-type="float" office:value="4747300" calcext:value-type="float">
            <text:p>4,747,300</text:p>
          </table:table-cell>
        </table:table-row>
        <table:table-row table:style-name="ro2">
          <table:table-cell office:value-type="string" calcext:value-type="string">
            <text:p>Tata Tiago Revotorq XT</text:p>
          </table:table-cell>
          <table:table-cell office:value-type="float" office:value="4.19" calcext:value-type="float">
            <text:p>4.19</text:p>
          </table:table-cell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8]*16.37*100000" office:value-type="float" office:value="6859030" calcext:value-type="float">
            <text:p>6,859,030</text:p>
          </table:table-cell>
        </table:table-row>
        <table:table-row table:style-name="ro3">
          <table:table-cell office:value-type="string" calcext:value-type="string">
            <text:p> Maruti Suzuki Ciaz ZXI</text:p>
            <text:p/>
          </table:table-cell>
          <table:table-cell office:value-type="float" office:value="5.39" calcext:value-type="float">
            <text:p>5.39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9]*16.37*100000" office:value-type="float" office:value="8823430" calcext:value-type="float">
            <text:p>8,823,430</text:p>
          </table:table-cell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3.17" calcext:value-type="float">
            <text:p>3.17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0]*16.37*100000" office:value-type="float" office:value="5189290" calcext:value-type="float">
            <text:p>5,189,290</text:p>
          </table:table-cell>
        </table:table-row>
        <table:table-row table:style-name="ro3">
          <table:table-cell office:value-type="string" calcext:value-type="string">
            <text:p>Hyundai Eon Sportz</text:p>
            <text:p/>
          </table:table-cell>
          <table:table-cell office:value-type="float" office:value="3.17" calcext:value-type="float">
            <text:p>3.17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1]*16.37*100000" office:value-type="float" office:value="5189290" calcext:value-type="float">
            <text:p>5,189,290</text:p>
          </table:table-cell>
        </table:table-row>
        <table:table-row table:style-name="ro2">
          <table:table-cell office:value-type="string" calcext:value-type="string">
            <text:p>Hyundai Xcent SX Petrol</text:p>
          </table:table-cell>
          <table:table-cell office:value-type="float" office:value="4.98" calcext:value-type="float">
            <text:p>4.98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2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89" calcext:value-type="float">
            <text:p>1.89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03]*16.37*100000" office:value-type="float" office:value="3093930" calcext:value-type="float">
            <text:p>3,093,930</text:p>
          </table:table-cell>
        </table:table-row>
        <table:table-row table:style-name="ro3">
          <table:table-cell office:value-type="string" calcext:value-type="string">
            <text:p>Maruti Suzuki Wagon R 1.0 VXI AMT</text:p>
            <text:p/>
          </table:table-cell>
          <table:table-cell office:value-type="float" office:value="4.48" calcext:value-type="float">
            <text:p>4.48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4]*16.37*100000" office:value-type="float" office:value="7333760" calcext:value-type="float">
            <text:p>7,333,760</text:p>
          </table:table-cell>
        </table:table-row>
        <table:table-row table:style-name="ro2">
          <table:table-cell office:value-type="string" calcext:value-type="string">
            <text:p>Maruti Suzuki Dzire VXI AMT</text:p>
          </table:table-cell>
          <table:table-cell office:value-type="float" office:value="5.78" calcext:value-type="float">
            <text:p>5.78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5]*16.37*100000" office:value-type="float" office:value="9461860" calcext:value-type="float">
            <text:p>9,461,860</text:p>
          </table:table-cell>
        </table:table-row>
        <table:table-row table:style-name="ro2">
          <table:table-cell office:value-type="string" calcext:value-type="string">
            <text:p>Renault Kwid CLIMBER 1.0 AMT</text:p>
          </table:table-cell>
          <table:table-cell office:value-type="float" office:value="4.75" calcext:value-type="float">
            <text:p>4.7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6]*16.37*100000" office:value-type="float" office:value="7775750" calcext:value-type="float">
            <text:p>7,775,750</text:p>
          </table:table-cell>
        </table:table-row>
        <table:table-row table:style-name="ro2">
          <table:table-cell office:value-type="string" calcext:value-type="string">
            <text:p>Hyundai Grand i10 Magna 1.2 Kappa VTVT</text:p>
          </table:table-cell>
          <table:table-cell office:value-type="float" office:value="5.47" calcext:value-type="float">
            <text:p>5.47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7]*16.37*100000" office:value-type="float" office:value="8954390" calcext:value-type="float">
            <text:p>8,954,390</text:p>
          </table:table-cell>
        </table:table-row>
        <table:table-row table:style-name="ro2">
          <table:table-cell office:value-type="string" calcext:value-type="string">
            <text:p>Mahindra KUV100 K6 6 STR</text:p>
          </table:table-cell>
          <table:table-cell office:value-type="float" office:value="4.52" calcext:value-type="float">
            <text:p>4.52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8]*16.37*100000" office:value-type="float" office:value="7399240" calcext:value-type="float">
            <text:p>7,399,240</text:p>
          </table:table-cell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37" calcext:value-type="float">
            <text:p>3.37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9]*16.37*100000" office:value-type="float" office:value="5516690" calcext:value-type="float">
            <text:p>5,516,690</text:p>
          </table:table-cell>
        </table:table-row>
        <table:table-row table:style-name="ro2">
          <table:table-cell office:value-type="string" calcext:value-type="string">
            <text:p>Hyundai Grand i10 Magna 1.2 Kappa VTVT</text:p>
          </table:table-cell>
          <table:table-cell office:value-type="float" office:value="5.47" calcext:value-type="float">
            <text:p>5.47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0]*16.37*100000" office:value-type="float" office:value="8954390" calcext:value-type="float">
            <text:p>8,954,390</text:p>
          </table:table-cell>
        </table:table-row>
        <table:table-row table:style-name="ro2">
          <table:table-cell office:value-type="string" calcext:value-type="string">
            <text:p>Mahindra KUV100 K6 6 STR</text:p>
          </table:table-cell>
          <table:table-cell office:value-type="float" office:value="4.52" calcext:value-type="float">
            <text:p>4.52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1]*16.37*100000" office:value-type="float" office:value="7399240" calcext:value-type="float">
            <text:p>7,399,240</text:p>
          </table:table-cell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37" calcext:value-type="float">
            <text:p>3.37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2]*16.37*100000" office:value-type="float" office:value="5516690" calcext:value-type="float">
            <text:p>5,516,69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4" calcext:value-type="float">
            <text:p>3.24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3]*16.37*100000" office:value-type="float" office:value="5303880" calcext:value-type="float">
            <text:p>5,303,880</text:p>
          </table:table-cell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4.09" calcext:value-type="float">
            <text:p>4.09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4]*16.37*100000" office:value-type="float" office:value="6695330" calcext:value-type="float">
            <text:p>6,695,330</text:p>
          </table:table-cell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2.77" calcext:value-type="float">
            <text:p>2.77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5]*16.37*100000" office:value-type="float" office:value="4534490" calcext:value-type="float">
            <text:p>4,534,490</text:p>
          </table:table-cell>
        </table:table-row>
        <table:table-row table:style-name="ro2">
          <table:table-cell office:value-type="string" calcext:value-type="string">
            <text:p>Maruti Suzuki Estilo LXI</text:p>
          </table:table-cell>
          <table:table-cell office:value-type="float" office:value="2.36" calcext:value-type="float">
            <text:p>2.36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6]*16.37*100000" office:value-type="float" office:value="3863320" calcext:value-type="float">
            <text:p>3,863,320</text:p>
          </table:table-cell>
        </table:table-row>
        <table:table-row table:style-name="ro2">
          <table:table-cell office:value-type="string" calcext:value-type="string">
            <text:p>Maruti Suzuki Alto LXI</text:p>
          </table:table-cell>
          <table:table-cell office:value-type="float" office:value="2.45" calcext:value-type="float">
            <text:p>2.45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7]*16.37*100000" office:value-type="float" office:value="4010650" calcext:value-type="float">
            <text:p>4,010,650</text:p>
          </table:table-cell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3.54" calcext:value-type="float">
            <text:p>3.54</text:p>
          </table:table-cell>
          <table:table-cell office:value-type="float" office:value="2015" calcext:value-type="float">
            <text:p>20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8]*16.37*100000" office:value-type="float" office:value="5794980" calcext:value-type="float">
            <text:p>5,794,98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72" calcext:value-type="float">
            <text:p>2.72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9]*16.37*100000" office:value-type="float" office:value="4452640" calcext:value-type="float">
            <text:p>4,452,640</text:p>
          </table:table-cell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44" calcext:value-type="float">
            <text:p>3.44</text:p>
          </table:table-cell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0]*16.37*100000" office:value-type="float" office:value="5631280" calcext:value-type="float">
            <text:p>5,631,280</text:p>
          </table:table-cell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4.12" calcext:value-type="float">
            <text:p>4.12</text:p>
          </table:table-cell>
          <table:table-cell office:value-type="float" office:value="2016" calcext:value-type="float">
            <text:p>2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1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Hyundai i10 Magna 1.2 Petrol</text:p>
          </table:table-cell>
          <table:table-cell office:value-type="float" office:value="3.19" calcext:value-type="float">
            <text:p>3.19</text:p>
          </table:table-cell>
          <table:table-cell office:value-type="float" office:value="2012" calcext:value-type="float">
            <text:p>20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2]*16.37*100000" office:value-type="float" office:value="5222030" calcext:value-type="float">
            <text:p>5,222,03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31" calcext:value-type="float">
            <text:p>3.31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3]*16.37*100000" office:value-type="float" office:value="5418470" calcext:value-type="float">
            <text:p>5,418,470</text:p>
          </table:table-cell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3.59" calcext:value-type="float">
            <text:p>3.59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4]*16.37*100000" office:value-type="float" office:value="5876830" calcext:value-type="float">
            <text:p>5,876,83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33" calcext:value-type="float">
            <text:p>3.33</text:p>
          </table:table-cell>
          <table:table-cell office:value-type="float" office:value="2017" calcext:value-type="float">
            <text:p>20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5]*16.37*100000" office:value-type="float" office:value="5451210" calcext:value-type="float">
            <text:p>5,451,210</text:p>
          </table:table-cell>
        </table:table-row>
        <table:table-row table:style-name="ro2">
          <table:table-cell office:value-type="string" calcext:value-type="string">
            <text:p>Tata Zest XTA Diesel</text:p>
          </table:table-cell>
          <table:table-cell office:value-type="float" office:value="5.72" calcext:value-type="float">
            <text:p>5.72</text:p>
          </table:table-cell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6]*16.37*100000" office:value-type="float" office:value="9363640" calcext:value-type="float">
            <text:p>9,363,64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3" calcext:value-type="float">
            <text:p>3.23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7]*16.37*100000" office:value-type="float" office:value="5287510" calcext:value-type="float">
            <text:p>5,287,510</text:p>
          </table:table-cell>
        </table:table-row>
        <table:table-row table:style-name="ro2">
          <table:table-cell office:value-type="string" calcext:value-type="string">
            <text:p>Skoda Rapid 1.6 MPI Style Plus</text:p>
          </table:table-cell>
          <table:table-cell office:value-type="float" office:value="5.78" calcext:value-type="float">
            <text:p>5.78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8]*16.37*100000" office:value-type="float" office:value="9461860" calcext:value-type="float">
            <text:p>9,461,860</text:p>
          </table:table-cell>
        </table:table-row>
        <table:table-row table:style-name="ro2">
          <table:table-cell office:value-type="string" calcext:value-type="string">
            <text:p>Renault Kwid 1.0 RXL AMT</text:p>
          </table:table-cell>
          <table:table-cell office:value-type="float" office:value="4.12" calcext:value-type="float">
            <text:p>4.12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9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5.96" calcext:value-type="float">
            <text:p>5.96</text:p>
          </table:table-cell>
          <table:table-cell office:value-type="float" office:value="2023" calcext:value-type="float">
            <text:p>20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0]*16.37*100000" office:value-type="float" office:value="9756520" calcext:value-type="float">
            <text:p>9,756,520</text:p>
          </table:table-cell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2.89" calcext:value-type="float">
            <text:p>2.89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1]*16.37*100000" office:value-type="float" office:value="4730930" calcext:value-type="float">
            <text:p>4,730,930</text:p>
          </table:table-cell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52" calcext:value-type="float">
            <text:p>3.52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2]*16.37*100000" office:value-type="float" office:value="5762240" calcext:value-type="float">
            <text:p>5,762,240</text:p>
          </table:table-cell>
        </table:table-row>
        <table:table-row table:style-name="ro2">
          <table:table-cell office:value-type="string" calcext:value-type="string">
            <text:p>Honda Brio VX Petrol+cng(outside fitted)</text:p>
          </table:table-cell>
          <table:table-cell office:value-type="float" office:value="4.69" calcext:value-type="float">
            <text:p>4.69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+cng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3]*16.37*100000" office:value-type="float" office:value="7677530" calcext:value-type="float">
            <text:p>7,677,530</text:p>
          </table:table-cell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4.16" calcext:value-type="float">
            <text:p>4.16</text:p>
          </table:table-cell>
          <table:table-cell office:value-type="float" office:value="2015" calcext:value-type="float">
            <text:p>20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4]*16.37*100000" office:value-type="float" office:value="6809920" calcext:value-type="float">
            <text:p>6,809,920</text:p>
          </table:table-cell>
        </table:table-row>
        <table:table-row table:style-name="ro2">
          <table:table-cell office:value-type="string" calcext:value-type="string">
            <text:p>Hyundai i10 Sportz 1.1 Petrol</text:p>
          </table:table-cell>
          <table:table-cell office:value-type="float" office:value="3.94" calcext:value-type="float">
            <text:p>3.94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5]*16.37*100000" office:value-type="float" office:value="6449780" calcext:value-type="float">
            <text:p>6,449,780</text:p>
          </table:table-cell>
        </table:table-row>
        <table:table-row table:style-name="ro2">
          <table:table-cell office:value-type="string" calcext:value-type="string">
            <text:p>Maruti Suzuki Celerio ZXI (O) AMT</text:p>
          </table:table-cell>
          <table:table-cell office:value-type="float" office:value="5.75" calcext:value-type="float">
            <text:p>5.7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6]*16.37*100000" office:value-type="float" office:value="9412750" calcext:value-type="float">
            <text:p>9,412,75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54" calcext:value-type="float">
            <text:p>2.54</text:p>
          </table:table-cell>
          <table:table-cell office:value-type="float" office:value="2011" calcext:value-type="float">
            <text:p>20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7]*16.37*100000" office:value-type="float" office:value="4157980" calcext:value-type="float">
            <text:p>4,157,980</text:p>
          </table:table-cell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3.05" calcext:value-type="float">
            <text:p>3.05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8]*16.37*100000" office:value-type="float" office:value="4992850" calcext:value-type="float">
            <text:p>4,992,850</text:p>
          </table:table-cell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2.39" calcext:value-type="float">
            <text:p>2.39</text:p>
          </table:table-cell>
          <table:table-cell office:value-type="float" office:value="2012" calcext:value-type="float">
            <text:p>20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9]*16.37*100000" office:value-type="float" office:value="3912430" calcext:value-type="float">
            <text:p>3,912,430</text:p>
          </table:table-cell>
        </table:table-row>
        <table:table-row table:style-name="ro2">
          <table:table-cell office:value-type="string" calcext:value-type="string">
            <text:p>Hyundai Elite i20 Sportz 1.4 CRDI</text:p>
          </table:table-cell>
          <table:table-cell office:value-type="float" office:value="5.49" calcext:value-type="float">
            <text:p>5.49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0]*16.37*100000" office:value-type="float" office:value="8987130" calcext:value-type="float">
            <text:p>8,987,130</text:p>
          </table:table-cell>
        </table:table-row>
        <table:table-row table:style-name="ro2">
          <table:table-cell office:value-type="string" calcext:value-type="string">
            <text:p>Chevrolet Spark LT 1.0</text:p>
          </table:table-cell>
          <table:table-cell office:value-type="float" office:value="1.94" calcext:value-type="float">
            <text:p>1.94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1]*16.37*100000" office:value-type="float" office:value="3175780" calcext:value-type="float">
            <text:p>3,175,780</text:p>
          </table:table-cell>
        </table:table-row>
        <table:table-row table:style-name="ro2">
          <table:table-cell office:value-type="string" calcext:value-type="string">
            <text:p>Tata Zest XT Petrol</text:p>
          </table:table-cell>
          <table:table-cell office:value-type="float" office:value="4.49" calcext:value-type="float">
            <text:p>4.49</text:p>
          </table:table-cell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2]*16.37*100000" office:value-type="float" office:value="7350130" calcext:value-type="float">
            <text:p>7,350,130</text:p>
          </table:table-cell>
        </table:table-row>
        <table:table-row table:style-name="ro2">
          <table:table-cell office:value-type="string" calcext:value-type="string">
            <text:p>Toyota Etios VX</text:p>
          </table:table-cell>
          <table:table-cell office:value-type="float" office:value="4.12" calcext:value-type="float">
            <text:p>4.12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3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Hyundai Eon Magna</text:p>
          </table:table-cell>
          <table:table-cell office:value-type="float" office:value="3.68" calcext:value-type="float">
            <text:p>3.68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4]*16.37*100000" office:value-type="float" office:value="6024160" calcext:value-type="float">
            <text:p>6,024,160</text:p>
          </table:table-cell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3.98" calcext:value-type="float">
            <text:p>3.98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5]*16.37*100000" office:value-type="float" office:value="6515260" calcext:value-type="float">
            <text:p>6,515,260</text:p>
          </table:table-cell>
        </table:table-row>
        <table:table-row table:style-name="ro2">
          <table:table-cell office:value-type="string" calcext:value-type="string">
            <text:p>Renault Kwid STD</text:p>
          </table:table-cell>
          <table:table-cell office:value-type="float" office:value="3.19" calcext:value-type="float">
            <text:p>3.19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6]*16.37*100000" office:value-type="float" office:value="5222030" calcext:value-type="float">
            <text:p>5,222,030</text:p>
          </table:table-cell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79" calcext:value-type="float">
            <text:p>3.79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7]*16.37*100000" office:value-type="float" office:value="6204230" calcext:value-type="float">
            <text:p>6,204,230</text:p>
          </table:table-cell>
        </table:table-row>
        <table:table-row table:style-name="ro2">
          <table:table-cell office:value-type="string" calcext:value-type="string">
            <text:p>Renault Kwid RXT 1.0 SCE Special</text:p>
          </table:table-cell>
          <table:table-cell office:value-type="float" office:value="4.02" calcext:value-type="float">
            <text:p>4.02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8]*16.37*100000" office:value-type="float" office:value="6580740" calcext:value-type="float">
            <text:p>6,580,740</text:p>
          </table:table-cell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3.87" calcext:value-type="float">
            <text:p>3.87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9]*16.37*100000" office:value-type="float" office:value="6335190" calcext:value-type="float">
            <text:p>6,335,190</text:p>
          </table:table-cell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45" calcext:value-type="float">
            <text:p>3.45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0]*16.37*100000" office:value-type="float" office:value="5647650" calcext:value-type="float">
            <text:p>5,647,650</text:p>
          </table:table-cell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4.29" calcext:value-type="float">
            <text:p>4.29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1]*16.37*100000" office:value-type="float" office:value="7022730" calcext:value-type="float">
            <text:p>7,022,730</text:p>
          </table:table-cell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5.73" calcext:value-type="float">
            <text:p>5.73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2]*16.37*100000" office:value-type="float" office:value="9380010" calcext:value-type="float">
            <text:p>9,380,010</text:p>
          </table:table-cell>
        </table:table-row>
        <table:table-row table:style-name="ro2">
          <table:table-cell office:value-type="string" calcext:value-type="string">
            <text:p>Hyundai Grand i10 Asta AT 1.2 Kappa VTVT</text:p>
          </table:table-cell>
          <table:table-cell office:value-type="float" office:value="4.98" calcext:value-type="float">
            <text:p>4.98</text:p>
          </table:table-cell>
          <table:table-cell office:value-type="float" office:value="2014" calcext:value-type="float">
            <text:p>20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3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49" calcext:value-type="float">
            <text:p>3.49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4]*16.37*100000" office:value-type="float" office:value="5713130" calcext:value-type="float">
            <text:p>5,713,130</text:p>
          </table:table-cell>
        </table:table-row>
        <table:table-row table:style-name="ro2">
          <table:table-cell office:value-type="string" calcext:value-type="string">
            <text:p>Maruti Suzuki Swift Dzire VXI</text:p>
          </table:table-cell>
          <table:table-cell office:value-type="float" office:value="4.31" calcext:value-type="float">
            <text:p>4.31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5]*16.37*100000" office:value-type="float" office:value="7055470" calcext:value-type="float">
            <text:p>7,055,470</text:p>
          </table:table-cell>
        </table:table-row>
        <table:table-row table:style-name="ro2">
          <table:table-cell office:value-type="string" calcext:value-type="string">
            <text:p>Mahindra KUV100 NXT K2 6 STR</text:p>
          </table:table-cell>
          <table:table-cell office:value-type="float" office:value="4.45" calcext:value-type="float">
            <text:p>4.45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56]*16.37*100000" office:value-type="float" office:value="7284650" calcext:value-type="float">
            <text:p>7,284,65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62" calcext:value-type="float">
            <text:p>1.62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57]*16.37*100000" office:value-type="float" office:value="2651940" calcext:value-type="float">
            <text:p>2,651,940</text:p>
          </table:table-cell>
        </table:table-row>
        <table:table-row table:style-name="ro2">
          <table:table-cell office:value-type="string" calcext:value-type="string">
            <text:p>Mahindra KUV100 NXT K2 6 STR</text:p>
          </table:table-cell>
          <table:table-cell office:value-type="float" office:value="3.75" calcext:value-type="float">
            <text:p>3.75</text:p>
          </table:table-cell>
          <table:table-cell office:value-type="float" office:value="2019" calcext:value-type="float">
            <text:p>20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58]*16.37*100000" office:value-type="float" office:value="6138750" calcext:value-type="float">
            <text:p>6,138,750</text:p>
          </table:table-cell>
        </table:table-row>
        <table:table-row table:style-name="ro2">
          <table:table-cell office:value-type="string" calcext:value-type="string">
            <text:p>Tata Zest XTA Diesel</text:p>
          </table:table-cell>
          <table:table-cell office:value-type="float" office:value="5.13" calcext:value-type="float">
            <text:p>5.13</text:p>
          </table:table-cell>
          <table:table-cell office:value-type="float" office:value="2015" calcext:value-type="float">
            <text:p>20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9]*16.37*100000" office:value-type="float" office:value="8397810" calcext:value-type="float">
            <text:p>8,397,810</text:p>
          </table:table-cell>
        </table:table-row>
        <table:table-row table:style-name="ro2">
          <table:table-cell office:value-type="string" calcext:value-type="string">
            <text:p>Toyota Etios Liva G</text:p>
          </table:table-cell>
          <table:table-cell office:value-type="float" office:value="3.45" calcext:value-type="float">
            <text:p>3.45</text:p>
          </table:table-cell>
          <table:table-cell office:value-type="float" office:value="2011" calcext:value-type="float">
            <text:p>20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0]*16.37*100000" office:value-type="float" office:value="5647650" calcext:value-type="float">
            <text:p>5,647,650</text:p>
          </table:table-cell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12" calcext:value-type="float">
            <text:p>3.12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1]*16.37*100000" office:value-type="float" office:value="5107440" calcext:value-type="float">
            <text:p>5,107,440</text:p>
          </table:table-cell>
        </table:table-row>
        <table:table-row table:style-name="ro2">
          <table:table-cell office:value-type="string" calcext:value-type="string">
            <text:p>Honda Amaze 1.2 VX AT i-VTEC</text:p>
          </table:table-cell>
          <table:table-cell office:value-type="float" office:value="4.6" calcext:value-type="float">
            <text:p>4.6</text:p>
          </table:table-cell>
          <table:table-cell office:value-type="float" office:value="2014" calcext:value-type="float">
            <text:p>20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2]*16.37*100000" office:value-type="float" office:value="7530200" calcext:value-type="float">
            <text:p>7,530,200</text:p>
          </table:table-cell>
        </table:table-row>
        <table:table-row table:style-name="ro2">
          <table:table-cell office:value-type="string" calcext:value-type="string">
            <text:p>Maruti Suzuki Baleno Delta AT Petrol</text:p>
          </table:table-cell>
          <table:table-cell office:value-type="float" office:value="4.78" calcext:value-type="float">
            <text:p>4.78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3]*16.37*100000" office:value-type="float" office:value="7824860" calcext:value-type="float">
            <text:p>7,824,860</text:p>
          </table:table-cell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4.15" calcext:value-type="float">
            <text:p>4.15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4]*16.37*100000" office:value-type="float" office:value="6793550" calcext:value-type="float">
            <text:p>6,793,55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6" calcext:value-type="float">
            <text:p>3.26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5]*16.37*100000" office:value-type="float" office:value="5336620" calcext:value-type="float">
            <text:p>5,336,62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29" calcext:value-type="float">
            <text:p>3.29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6]*16.37*100000" office:value-type="float" office:value="5385730" calcext:value-type="float">
            <text:p>5,385,730</text:p>
          </table:table-cell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4.32" calcext:value-type="float">
            <text:p>4.32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7]*16.37*100000" office:value-type="float" office:value="7071840" calcext:value-type="float">
            <text:p>7,071,840</text:p>
          </table:table-cell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2.98" calcext:value-type="float">
            <text:p>2.98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8]*16.37*100000" office:value-type="float" office:value="4878260" calcext:value-type="float">
            <text:p>4,878,260</text:p>
          </table:table-cell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19" calcext:value-type="float">
            <text:p>3.19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9]*16.37*100000" office:value-type="float" office:value="5222030" calcext:value-type="float">
            <text:p>5,222,030</text:p>
          </table:table-cell>
        </table:table-row>
        <table:table-row table:style-name="ro2">
          <table:table-cell office:value-type="string" calcext:value-type="string">
            <text:p>Hyundai Eon D-Lite+</text:p>
          </table:table-cell>
          <table:table-cell office:value-type="float" office:value="2.78" calcext:value-type="float">
            <text:p>2.78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0]*16.37*100000" office:value-type="float" office:value="4550860" calcext:value-type="float">
            <text:p>4,550,860</text:p>
          </table:table-cell>
        </table:table-row>
        <table:table-row table:style-name="ro2">
          <table:table-cell office:value-type="string" calcext:value-type="string">
            <text:p>Hyundai Elite i20 Sportz 1.2</text:p>
          </table:table-cell>
          <table:table-cell office:value-type="float" office:value="5.98" calcext:value-type="float">
            <text:p>5.98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1]*16.37*100000" office:value-type="float" office:value="9789260" calcext:value-type="float">
            <text:p>9,789,260</text:p>
          </table:table-cell>
        </table:table-row>
        <table:table-row table:style-name="ro2">
          <table:table-cell office:value-type="string" calcext:value-type="string">
            <text:p>Hyundai Grand i10 Sportz 1.2 Kappa VTVT</text:p>
          </table:table-cell>
          <table:table-cell office:value-type="float" office:value="4.85" calcext:value-type="float">
            <text:p>4.85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2]*16.37*100000" office:value-type="float" office:value="7939450" calcext:value-type="float">
            <text:p>7,939,450</text:p>
          </table:table-cell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3.79" calcext:value-type="float">
            <text:p>3.79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3]*16.37*100000" office:value-type="float" office:value="6204230" calcext:value-type="float">
            <text:p>6,204,230</text:p>
          </table:table-cell>
        </table:table-row>
        <table:table-row table:style-name="ro2">
          <table:table-cell office:value-type="string" calcext:value-type="string">
            <text:p>Datsun Redi-GO S 1.0</text:p>
          </table:table-cell>
          <table:table-cell office:value-type="float" office:value="3.21" calcext:value-type="float">
            <text:p>3.21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4]*16.37*100000" office:value-type="float" office:value="5254770" calcext:value-type="float">
            <text:p>5,254,770</text:p>
          </table:table-cell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3.92" calcext:value-type="float">
            <text:p>3.92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5]*16.37*100000" office:value-type="float" office:value="6417040" calcext:value-type="float">
            <text:p>6,417,04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8" calcext:value-type="float">
            <text:p>1.8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76]*16.37*100000" office:value-type="float" office:value="2946600" calcext:value-type="float">
            <text:p>2,946,600</text:p>
          </table:table-cell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2.62" calcext:value-type="float">
            <text:p>2.62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7]*16.37*100000" office:value-type="float" office:value="4288940" calcext:value-type="float">
            <text:p>4,288,940</text:p>
          </table:table-cell>
        </table:table-row>
        <table:table-row table:style-name="ro2">
          <table:table-cell office:value-type="string" calcext:value-type="string">
            <text:p>Hyundai Elite i20 Asta 1.2</text:p>
          </table:table-cell>
          <table:table-cell office:value-type="float" office:value="5.97" calcext:value-type="float">
            <text:p>5.97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8]*16.37*100000" office:value-type="float" office:value="9772890" calcext:value-type="float">
            <text:p>9,772,89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5.19" calcext:value-type="float">
            <text:p>5.19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9]*16.37*100000" office:value-type="float" office:value="8496030" calcext:value-type="float">
            <text:p>8,496,030</text:p>
          </table:table-cell>
        </table:table-row>
        <table:table-row table:style-name="ro2">
          <table:table-cell office:value-type="string" calcext:value-type="string">
            <text:p>Volkswagen Polo Highline 1.5 (D)</text:p>
          </table:table-cell>
          <table:table-cell office:value-type="float" office:value="5.63" calcext:value-type="float">
            <text:p>5.63</text:p>
          </table:table-cell>
          <table:table-cell office:value-type="float" office:value="2015" calcext:value-type="float">
            <text:p>20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0]*16.37*100000" office:value-type="float" office:value="9216310" calcext:value-type="float">
            <text:p>9,216,310</text:p>
          </table:table-cell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3.22" calcext:value-type="float">
            <text:p>3.22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1]*16.37*100000" office:value-type="float" office:value="5271140" calcext:value-type="float">
            <text:p>5,271,140</text:p>
          </table:table-cell>
        </table:table-row>
        <table:table-row table:style-name="ro2">
          <table:table-cell office:value-type="string" calcext:value-type="string">
            <text:p>Tata Tiago Revotorq XT</text:p>
          </table:table-cell>
          <table:table-cell office:value-type="float" office:value="4.52" calcext:value-type="float">
            <text:p>4.52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2]*16.37*100000" office:value-type="float" office:value="7399240" calcext:value-type="float">
            <text:p>7,399,240</text:p>
          </table:table-cell>
        </table:table-row>
        <table:table-row table:style-name="ro2">
          <table:table-cell office:value-type="string" calcext:value-type="string">
            <text:p>Honda Amaze 1.2L EX</text:p>
          </table:table-cell>
          <table:table-cell office:value-type="float" office:value="3.54" calcext:value-type="float">
            <text:p>3.54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3]*16.37*100000" office:value-type="float" office:value="5794980" calcext:value-type="float">
            <text:p>5,794,98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49" calcext:value-type="float">
            <text:p>3.49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4]*16.37*100000" office:value-type="float" office:value="5713130" calcext:value-type="float">
            <text:p>5,713,13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6" calcext:value-type="float">
            <text:p>3.26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5]*16.37*100000" office:value-type="float" office:value="5336620" calcext:value-type="float">
            <text:p>5,336,620</text:p>
          </table:table-cell>
        </table:table-row>
        <table:table-row table:style-name="ro2">
          <table:table-cell office:value-type="string" calcext:value-type="string">
            <text:p>Hyundai Elite i20 Sportz 1.2</text:p>
          </table:table-cell>
          <table:table-cell office:value-type="float" office:value="5.98" calcext:value-type="float">
            <text:p>5.98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6]*16.37*100000" office:value-type="float" office:value="9789260" calcext:value-type="float">
            <text:p>9,789,260</text:p>
          </table:table-cell>
        </table:table-row>
        <table:table-row table:style-name="ro2">
          <table:table-cell office:value-type="string" calcext:value-type="string">
            <text:p>Mahindra KUV100 K2 6 STR</text:p>
          </table:table-cell>
          <table:table-cell office:value-type="float" office:value="4.15" calcext:value-type="float">
            <text:p>4.15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87]*16.37*100000" office:value-type="float" office:value="6793550" calcext:value-type="float">
            <text:p>6,793,550</text:p>
          </table:table-cell>
        </table:table-row>
        <table:table-row table:style-name="ro2">
          <table:table-cell office:value-type="string" calcext:value-type="string">
            <text:p>Renault Kwid 1.0 RXT AMT SCE</text:p>
          </table:table-cell>
          <table:table-cell office:value-type="float" office:value="4.44" calcext:value-type="float">
            <text:p>4.44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8]*16.37*100000" office:value-type="float" office:value="7268280" calcext:value-type="float">
            <text:p>7,268,280</text:p>
          </table:table-cell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3.92" calcext:value-type="float">
            <text:p>3.92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9]*16.37*100000" office:value-type="float" office:value="6417040" calcext:value-type="float">
            <text:p>6,417,040</text:p>
          </table:table-cell>
        </table:table-row>
        <table:table-row table:style-name="ro2">
          <table:table-cell office:value-type="string" calcext:value-type="string">
            <text:p>Hyundai New Santro 1.1 Magna</text:p>
          </table:table-cell>
          <table:table-cell office:value-type="float" office:value="4.27" calcext:value-type="float">
            <text:p>4.27</text:p>
          </table:table-cell>
          <table:table-cell office:value-type="float" office:value="2018" calcext:value-type="float">
            <text:p>20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0]*16.37*100000" office:value-type="float" office:value="6989990" calcext:value-type="float">
            <text:p>6,989,990</text:p>
          </table:table-cell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3.99" calcext:value-type="float">
            <text:p>3.99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1]*16.37*100000" office:value-type="float" office:value="6531630" calcext:value-type="float">
            <text:p>6,531,63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38" calcext:value-type="float">
            <text:p>3.38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2]*16.37*100000" office:value-type="float" office:value="5533060" calcext:value-type="float">
            <text:p>5,533,060</text:p>
          </table:table-cell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3.5" calcext:value-type="float">
            <text:p>3.5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3]*16.37*100000" office:value-type="float" office:value="5729500" calcext:value-type="float">
            <text:p>5,729,500</text:p>
          </table:table-cell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29" calcext:value-type="float">
            <text:p>3.29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4]*16.37*100000" office:value-type="float" office:value="5385730" calcext:value-type="float">
            <text:p>5,385,730</text:p>
          </table:table-cell>
        </table:table-row>
        <table:table-row table:style-name="ro2">
          <table:table-cell office:value-type="string" calcext:value-type="string">
            <text:p>Volkswagen Polo Highline 1.5 (D)</text:p>
          </table:table-cell>
          <table:table-cell office:value-type="float" office:value="3.95" calcext:value-type="float">
            <text:p>3.95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5]*16.37*100000" office:value-type="float" office:value="6466150" calcext:value-type="float">
            <text:p>6,466,150</text:p>
          </table:table-cell>
        </table:table-row>
        <table:table-row table:style-name="ro2">
          <table:table-cell office:value-type="string" calcext:value-type="string">
            <text:p>Hyundai i10 magna 1.1</text:p>
          </table:table-cell>
          <table:table-cell office:value-type="float" office:value="4.12" calcext:value-type="float">
            <text:p>4.12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6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Datsun Redi-GO T(O) 1.0</text:p>
          </table:table-cell>
          <table:table-cell office:value-type="float" office:value="2.47" calcext:value-type="float">
            <text:p>2.47</text:p>
          </table:table-cell>
          <table:table-cell office:value-type="float" office:value="2018" calcext:value-type="float">
            <text:p>20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7]*16.37*100000" office:value-type="float" office:value="4043390" calcext:value-type="float">
            <text:p>4,043,390</text:p>
          </table:table-cell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2.99" calcext:value-type="float">
            <text:p>2.99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8]*16.37*100000" office:value-type="float" office:value="4894630" calcext:value-type="float">
            <text:p>4,894,630</text:p>
          </table:table-cell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4.59" calcext:value-type="float">
            <text:p>4.59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9]*16.37*100000" office:value-type="float" office:value="7513830" calcext:value-type="float">
            <text:p>7,513,83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79" calcext:value-type="float">
            <text:p>1.79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00]*16.37*100000" office:value-type="float" office:value="2930230" calcext:value-type="float">
            <text:p>2,930,230</text:p>
          </table:table-cell>
        </table:table-row>
        <table:table-row table:style-name="ro2">
          <table:table-cell office:value-type="string" calcext:value-type="string">
            <text:p>Nissan Sunny XL Diesel</text:p>
          </table:table-cell>
          <table:table-cell office:value-type="float" office:value="5.38" calcext:value-type="float">
            <text:p>5.38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1]*16.37*100000" office:value-type="float" office:value="8807060" calcext:value-type="float">
            <text:p>8,807,060</text:p>
          </table:table-cell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25" calcext:value-type="float">
            <text:p>3.25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2]*16.37*100000" office:value-type="float" office:value="5320250" calcext:value-type="float">
            <text:p>5,320,250</text:p>
          </table:table-cell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2.85" calcext:value-type="float">
            <text:p>2.85</text:p>
          </table:table-cell>
          <table:table-cell office:value-type="float" office:value="2013" calcext:value-type="float">
            <text:p>20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3]*16.37*100000" office:value-type="float" office:value="4665450" calcext:value-type="float">
            <text:p>4,665,45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4.29" calcext:value-type="float">
            <text:p>4.29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4]*16.37*100000" office:value-type="float" office:value="7022730" calcext:value-type="float">
            <text:p>7,022,730</text:p>
          </table:table-cell>
        </table:table-row>
        <table:table-row table:style-name="ro2">
          <table:table-cell office:value-type="string" calcext:value-type="string">
            <text:p>Hyundai Grand i10 Magna 1.2 Kappa VTVT</text:p>
          </table:table-cell>
          <table:table-cell office:value-type="float" office:value="5.97" calcext:value-type="float">
            <text:p>5.97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5]*16.37*100000" office:value-type="float" office:value="9772890" calcext:value-type="float">
            <text:p>9,772,890</text:p>
          </table:table-cell>
        </table:table-row>
        <table:table-row table:style-name="ro2">
          <table:table-cell office:value-type="string" calcext:value-type="string">
            <text:p>Maruti Suzuki Swift Dzire VXI AT</text:p>
          </table:table-cell>
          <table:table-cell office:value-type="float" office:value="5.78" calcext:value-type="float">
            <text:p>5.78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6]*16.37*100000" office:value-type="float" office:value="9461860" calcext:value-type="float">
            <text:p>9,461,86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59" calcext:value-type="float">
            <text:p>3.59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7]*16.37*100000" office:value-type="float" office:value="5876830" calcext:value-type="float">
            <text:p>5,876,830</text:p>
          </table:table-cell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4.18" calcext:value-type="float">
            <text:p>4.18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8]*16.37*100000" office:value-type="float" office:value="6842660" calcext:value-type="float">
            <text:p>6,842,660</text:p>
          </table:table-cell>
        </table:table-row>
        <table:table-row table:style-name="ro2">
          <table:table-cell office:value-type="string" calcext:value-type="string">
            <text:p>Maruti Suzuki Wagon R 1.0 VXI (O) AMT</text:p>
          </table:table-cell>
          <table:table-cell office:value-type="float" office:value="4.62" calcext:value-type="float">
            <text:p>4.62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9]*16.37*100000" office:value-type="float" office:value="7562940" calcext:value-type="float">
            <text:p>7,562,94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2.91" calcext:value-type="float">
            <text:p>2.91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0]*16.37*100000" office:value-type="float" office:value="4763670" calcext:value-type="float">
            <text:p>4,763,670</text:p>
          </table:table-cell>
        </table:table-row>
        <table:table-row table:style-name="ro2">
          <table:table-cell office:value-type="string" calcext:value-type="string">
            <text:p>Maruti Suzuki Alto K10 VXI AMT</text:p>
          </table:table-cell>
          <table:table-cell office:value-type="float" office:value="3.69" calcext:value-type="float">
            <text:p>3.69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1]*16.37*100000" office:value-type="float" office:value="6040530" calcext:value-type="float">
            <text:p>6,040,530</text:p>
          </table:table-cell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4.96" calcext:value-type="float">
            <text:p>4.96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2]*16.37*100000" office:value-type="float" office:value="8119520" calcext:value-type="float">
            <text:p>8,119,520</text:p>
          </table:table-cell>
        </table:table-row>
        <table:table-row table:style-name="ro2">
          <table:table-cell office:value-type="string" calcext:value-type="string">
            <text:p>Maruti Suzuki Swift Dzire VXI 1.2</text:p>
          </table:table-cell>
          <table:table-cell office:value-type="float" office:value="3.16" calcext:value-type="float">
            <text:p>3.16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3]*16.37*100000" office:value-type="float" office:value="5172920" calcext:value-type="float">
            <text:p>5,172,920</text:p>
          </table:table-cell>
        </table:table-row>
        <table:table-row table:style-name="ro2">
          <table:table-cell office:value-type="string" calcext:value-type="string">
            <text:p>Datsun GO T (O)</text:p>
          </table:table-cell>
          <table:table-cell office:value-type="float" office:value="3.89" calcext:value-type="float">
            <text:p>3.89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4]*16.37*100000" office:value-type="float" office:value="6367930" calcext:value-type="float">
            <text:p>6,367,930</text:p>
          </table:table-cell>
        </table:table-row>
        <table:table-row table:style-name="ro2">
          <table:table-cell office:value-type="string" calcext:value-type="string">
            <text:p>Maruti Suzuki Alto K10 LXI</text:p>
          </table:table-cell>
          <table:table-cell office:value-type="float" office:value="1.98" calcext:value-type="float">
            <text:p>1.98</text:p>
          </table:table-cell>
          <table:table-cell office:value-type="float" office:value="2011" calcext:value-type="float">
            <text:p>20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5]*16.37*100000" office:value-type="float" office:value="3241260" calcext:value-type="float">
            <text:p>3,241,260</text:p>
          </table:table-cell>
        </table:table-row>
        <table:table-row table:style-name="ro2">
          <table:table-cell office:value-type="string" calcext:value-type="string">
            <text:p>Hyundai Elite i20 Sportz 1.2</text:p>
          </table:table-cell>
          <table:table-cell office:value-type="float" office:value="5.72" calcext:value-type="float">
            <text:p>5.72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6]*16.37*100000" office:value-type="float" office:value="9363640" calcext:value-type="float">
            <text:p>9,363,640</text:p>
          </table:table-cell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27" calcext:value-type="float">
            <text:p>3.27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7]*16.37*100000" office:value-type="float" office:value="5352990" calcext:value-type="float">
            <text:p>5,352,990</text:p>
          </table:table-cell>
        </table:table-row>
        <table:table-row table:style-name="ro2">
          <table:table-cell office:value-type="string" calcext:value-type="string">
            <text:p>Hyundai i10 Sportz AT Petrol</text:p>
          </table:table-cell>
          <table:table-cell office:value-type="float" office:value="3.4" calcext:value-type="float">
            <text:p>3.4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8]*16.37*100000" office:value-type="float" office:value="5565800" calcext:value-type="float">
            <text:p>5,565,800</text:p>
          </table:table-cell>
        </table:table-row>
        <table:table-row table:style-name="ro2">
          <table:table-cell office:value-type="string" calcext:value-type="string">
            <text:p>Hyundai Eon Era +</text:p>
          </table:table-cell>
          <table:table-cell office:value-type="float" office:value="2.59" calcext:value-type="float">
            <text:p>2.59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9]*16.37*100000" office:value-type="float" office:value="4239830" calcext:value-type="float">
            <text:p>4,239,830</text:p>
          </table:table-cell>
        </table:table-row>
        <table:table-row table:style-name="ro2">
          <table:table-cell office:value-type="string" calcext:value-type="string">
            <text:p>Maruti Suzuki Swift VDi</text:p>
          </table:table-cell>
          <table:table-cell office:value-type="float" office:value="4.89" calcext:value-type="float">
            <text:p>4.89</text:p>
          </table:table-cell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0]*16.37*100000" office:value-type="float" office:value="8004930" calcext:value-type="float">
            <text:p>8,004,930</text:p>
          </table:table-cell>
        </table:table-row>
        <table:table-row table:style-name="ro2">
          <table:table-cell office:value-type="string" calcext:value-type="string">
            <text:p>Maruti Suzuki Swift Dzire VXI AT</text:p>
          </table:table-cell>
          <table:table-cell office:value-type="float" office:value="4.61" calcext:value-type="float">
            <text:p>4.61</text:p>
          </table:table-cell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1]*16.37*100000" office:value-type="float" office:value="7546570" calcext:value-type="float">
            <text:p>7,546,570</text:p>
          </table:table-cell>
        </table:table-row>
        <table:table-row table:style-name="ro2">
          <table:table-cell office:value-type="string" calcext:value-type="string">
            <text:p>Maruti Suzuki Baleno Sigma Diesel</text:p>
          </table:table-cell>
          <table:table-cell office:value-type="float" office:value="5.44" calcext:value-type="float">
            <text:p>5.44</text:p>
          </table:table-cell>
          <table:table-cell office:value-type="float" office:value="2018" calcext:value-type="float">
            <text:p>20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2]*16.37*100000" office:value-type="float" office:value="8905280" calcext:value-type="float">
            <text:p>8,905,280</text:p>
          </table:table-cell>
        </table:table-row>
        <table:table-row table:style-name="ro2">
          <table:table-cell office:value-type="string" calcext:value-type="string">
            <text:p>Tata Tiago Revotorq XZ</text:p>
          </table:table-cell>
          <table:table-cell office:value-type="float" office:value="4.34" calcext:value-type="float">
            <text:p>4.34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3]*16.37*100000" office:value-type="float" office:value="7104580" calcext:value-type="float">
            <text:p>7,104,580</text:p>
          </table:table-cell>
        </table:table-row>
        <table:table-row table:style-name="ro2">
          <table:table-cell office:value-type="string" calcext:value-type="string">
            <text:p>Tata Nano Twist XTA Petrol</text:p>
          </table:table-cell>
          <table:table-cell office:value-type="float" office:value="2.32" calcext:value-type="float">
            <text:p>2.32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24]*16.37*100000" office:value-type="float" office:value="3797840" calcext:value-type="float">
            <text:p>3,797,840</text:p>
          </table:table-cell>
        </table:table-row>
        <table:table-row table:style-name="ro2">
          <table:table-cell office:value-type="string" calcext:value-type="string">
            <text:p>Honda Brio S(O)MT</text:p>
          </table:table-cell>
          <table:table-cell office:value-type="float" office:value="5.32" calcext:value-type="float">
            <text:p>5.32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5]*16.37*100000" office:value-type="float" office:value="8708840" calcext:value-type="float">
            <text:p>8,708,840</text:p>
          </table:table-cell>
        </table:table-row>
        <table:table-row table:style-name="ro2">
          <table:table-cell office:value-type="string" calcext:value-type="string">
            <text:p>Chevrolet Beat LT Petrol</text:p>
          </table:table-cell>
          <table:table-cell office:value-type="float" office:value="2.49" calcext:value-type="float">
            <text:p>2.49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6]*16.37*100000" office:value-type="float" office:value="4076130" calcext:value-type="float">
            <text:p>4,076,130</text:p>
          </table:table-cell>
        </table:table-row>
        <table:table-row table:style-name="ro2">
          <table:table-cell office:value-type="string" calcext:value-type="string">
            <text:p>Renault Duster RxE Petrol</text:p>
          </table:table-cell>
          <table:table-cell office:value-type="float" office:value="3.12" calcext:value-type="float">
            <text:p>3.12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7]*16.37*100000" office:value-type="float" office:value="5107440" calcext:value-type="float">
            <text:p>5,107,44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06" calcext:value-type="float">
            <text:p>3.06</text:p>
          </table:table-cell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8]*16.37*100000" office:value-type="float" office:value="5009220" calcext:value-type="float">
            <text:p>5,009,220</text:p>
          </table:table-cell>
        </table:table-row>
        <table:table-row table:style-name="ro2">
          <table:table-cell office:value-type="string" calcext:value-type="string">
            <text:p>Renault Pulse RxL Petrol</text:p>
          </table:table-cell>
          <table:table-cell office:value-type="float" office:value="2.84" calcext:value-type="float">
            <text:p>2.84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9]*16.37*100000" office:value-type="float" office:value="4649080" calcext:value-type="float">
            <text:p>4,649,080</text:p>
          </table:table-cell>
        </table:table-row>
        <table:table-row table:style-name="ro2">
          <table:table-cell office:value-type="string" calcext:value-type="string">
            <text:p>Mahindra TUV300 T8 mHAWK100</text:p>
          </table:table-cell>
          <table:table-cell office:value-type="float" office:value="5.89" calcext:value-type="float">
            <text:p>5.89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30]*16.37*100000" office:value-type="float" office:value="9641930" calcext:value-type="float">
            <text:p>9,641,930</text:p>
          </table:table-cell>
        </table:table-row>
        <table:table-row table:style-name="ro2">
          <table:table-cell office:value-type="string" calcext:value-type="string">
            <text:p>Ford Figo Aspire Titanium Plus 1.2 Ti-VCT</text:p>
          </table:table-cell>
          <table:table-cell office:value-type="float" office:value="5.49" calcext:value-type="float">
            <text:p>5.49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1]*16.37*100000" office:value-type="float" office:value="8987130" calcext:value-type="float">
            <text:p>8,987,130</text:p>
          </table:table-cell>
        </table:table-row>
        <table:table-row table:style-name="ro2">
          <table:table-cell office:value-type="string" calcext:value-type="string">
            <text:p>Renault Kiger RXL MT</text:p>
          </table:table-cell>
          <table:table-cell office:value-type="float" office:value="5.96" calcext:value-type="float">
            <text:p>5.96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2]*16.37*100000" office:value-type="float" office:value="9756520" calcext:value-type="float">
            <text:p>9,756,520</text:p>
          </table:table-cell>
        </table:table-row>
        <table:table-row table:style-name="ro2">
          <table:table-cell office:value-type="string" calcext:value-type="string">
            <text:p>Hyundai i20 Asta 1.2</text:p>
          </table:table-cell>
          <table:table-cell office:value-type="float" office:value="3.19" calcext:value-type="float">
            <text:p>3.19</text:p>
          </table:table-cell>
          <table:table-cell office:value-type="float" office:value="2011" calcext:value-type="float">
            <text:p>20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3]*16.37*100000" office:value-type="float" office:value="5222030" calcext:value-type="float">
            <text:p>5,222,030</text:p>
          </table:table-cell>
        </table:table-row>
        <table:table-row table:style-name="ro2">
          <table:table-cell office:value-type="string" calcext:value-type="string">
            <text:p>Datsun Go Plus T</text:p>
          </table:table-cell>
          <table:table-cell office:value-type="float" office:value="2.98" calcext:value-type="float">
            <text:p>2.98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4]*16.37*100000" office:value-type="float" office:value="4878260" calcext:value-type="float">
            <text:p>4,878,260</text:p>
          </table:table-cell>
        </table:table-row>
        <table:table-row table:style-name="ro2">
          <table:table-cell office:value-type="string" calcext:value-type="string">
            <text:p>Ford Figo Aspire Titanium 1.2 Ti-VCT</text:p>
          </table:table-cell>
          <table:table-cell office:value-type="float" office:value="5.49" calcext:value-type="float">
            <text:p>5.49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5]*16.37*100000" office:value-type="float" office:value="8987130" calcext:value-type="float">
            <text:p>8,987,130</text:p>
          </table:table-cell>
        </table:table-row>
        <table:table-row table:style-name="ro2">
          <table:table-cell office:value-type="string" calcext:value-type="string">
            <text:p>Honda Jazz VX Diesel</text:p>
          </table:table-cell>
          <table:table-cell office:value-type="float" office:value="5.89" calcext:value-type="float">
            <text:p>5.89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6]*16.37*100000" office:value-type="float" office:value="9641930" calcext:value-type="float">
            <text:p>9,641,930</text:p>
          </table:table-cell>
        </table:table-row>
        <table:table-row table:style-name="ro2">
          <table:table-cell office:value-type="string" calcext:value-type="string">
            <text:p>Maruti Suzuki Eeco 5 STR WITH A/C+HTR</text:p>
          </table:table-cell>
          <table:table-cell office:value-type="float" office:value="2.92" calcext:value-type="float">
            <text:p>2.92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7]*16.37*100000" office:value-type="float" office:value="4780040" calcext:value-type="float">
            <text:p>4,780,040</text:p>
          </table:table-cell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4.29" calcext:value-type="float">
            <text:p>4.29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8]*16.37*100000" office:value-type="float" office:value="7022730" calcext:value-type="float">
            <text:p>7,022,730</text:p>
          </table:table-cell>
        </table:table-row>
        <table:table-row table:style-name="ro2">
          <table:table-cell office:value-type="string" calcext:value-type="string">
            <text:p>Toyota Etios G</text:p>
          </table:table-cell>
          <table:table-cell office:value-type="float" office:value="3.39" calcext:value-type="float">
            <text:p>3.39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9]*16.37*100000" office:value-type="float" office:value="5549430" calcext:value-type="float">
            <text:p>5,549,430</text:p>
          </table:table-cell>
        </table:table-row>
        <table:table-row table:style-name="ro2">
          <table:table-cell office:value-type="string" calcext:value-type="string">
            <text:p>Tata Nano GenX XTA</text:p>
          </table:table-cell>
          <table:table-cell office:value-type="float" office:value="1.97" calcext:value-type="float">
            <text:p>1.97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40]*16.37*100000" office:value-type="float" office:value="3224890" calcext:value-type="float">
            <text:p>3,224,890</text:p>
          </table:table-cell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3.35" calcext:value-type="float">
            <text:p>3.35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1]*16.37*100000" office:value-type="float" office:value="5483950" calcext:value-type="float">
            <text:p>5,483,95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28" calcext:value-type="float">
            <text:p>3.28</text:p>
          </table:table-cell>
          <table:table-cell office:value-type="float" office:value="2015" calcext:value-type="float">
            <text:p>20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2]*16.37*100000" office:value-type="float" office:value="5369360" calcext:value-type="float">
            <text:p>5,369,360</text:p>
          </table:table-cell>
        </table:table-row>
        <table:table-row table:style-name="ro2">
          <table:table-cell office:value-type="string" calcext:value-type="string">
            <text:p>Tata Tiago Revotron XM</text:p>
          </table:table-cell>
          <table:table-cell office:value-type="float" office:value="3.41" calcext:value-type="float">
            <text:p>3.41</text:p>
          </table:table-cell>
          <table:table-cell office:value-type="float" office:value="2017" calcext:value-type="float">
            <text:p>20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3]*16.37*100000" office:value-type="float" office:value="5582170" calcext:value-type="float">
            <text:p>5,582,170</text:p>
          </table:table-cell>
        </table:table-row>
        <table:table-row table:style-name="ro2">
          <table:table-cell office:value-type="string" calcext:value-type="string">
            <text:p>Maruti Suzuki Swift LXI</text:p>
          </table:table-cell>
          <table:table-cell office:value-type="float" office:value="5.72" calcext:value-type="float">
            <text:p>5.7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4]*16.37*100000" office:value-type="float" office:value="9363640" calcext:value-type="float">
            <text:p>9,363,640</text:p>
          </table:table-cell>
        </table:table-row>
        <table:table-row table:style-name="ro2">
          <table:table-cell office:value-type="string" calcext:value-type="string">
            <text:p>Maruti Suzuki Ciaz ZXI</text:p>
          </table:table-cell>
          <table:table-cell office:value-type="float" office:value="4.98" calcext:value-type="float">
            <text:p>4.98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5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68" calcext:value-type="float">
            <text:p>3.68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6]*16.37*100000" office:value-type="float" office:value="6024160" calcext:value-type="float">
            <text:p>6,024,160</text:p>
          </table:table-cell>
        </table:table-row>
        <table:table-row table:style-name="ro2">
          <table:table-cell office:value-type="string" calcext:value-type="string">
            <text:p>Tata Tigor Revotron XT</text:p>
          </table:table-cell>
          <table:table-cell office:value-type="float" office:value="4.55" calcext:value-type="float">
            <text:p>4.55</text:p>
          </table:table-cell>
          <table:table-cell office:value-type="float" office:value="2017" calcext:value-type="float">
            <text:p>20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7]*16.37*100000" office:value-type="float" office:value="7448350" calcext:value-type="float">
            <text:p>7,448,350</text:p>
          </table:table-cell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4.9" calcext:value-type="float">
            <text:p>4.9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8]*16.37*100000" office:value-type="float" office:value="8021300" calcext:value-type="float">
            <text:p>8,021,300</text:p>
          </table:table-cell>
        </table:table-row>
        <table:table-row table:style-name="ro2">
          <table:table-cell office:value-type="string" calcext:value-type="string">
            <text:p>Tata Tiago Revotron XZA AMT</text:p>
          </table:table-cell>
          <table:table-cell office:value-type="float" office:value="5.49" calcext:value-type="float">
            <text:p>5.49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9]*16.37*100000" office:value-type="float" office:value="8987130" calcext:value-type="float">
            <text:p>8,987,130</text:p>
          </table:table-cell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32" calcext:value-type="float">
            <text:p>3.32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0]*16.37*100000" office:value-type="float" office:value="5434840" calcext:value-type="float">
            <text:p>5,434,840</text:p>
          </table:table-cell>
        </table:table-row>
        <table:table-row table:style-name="ro2">
          <table:table-cell office:value-type="string" calcext:value-type="string">
            <text:p>Ford Figo Duratec Petrol ZXI 1.2</text:p>
          </table:table-cell>
          <table:table-cell office:value-type="float" office:value="2.98" calcext:value-type="float">
            <text:p>2.98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1]*16.37*100000" office:value-type="float" office:value="4878260" calcext:value-type="float">
            <text:p>4,878,260</text:p>
          </table:table-cell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5.07" calcext:value-type="float">
            <text:p>5.07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2]*16.37*100000" office:value-type="float" office:value="8299590" calcext:value-type="float">
            <text:p>8,299,590</text:p>
          </table:table-cell>
        </table:table-row>
        <table:table-row table:style-name="ro2">
          <table:table-cell office:value-type="string" calcext:value-type="string">
            <text:p>Maruti Suzuki Eeco AC 5 STR</text:p>
          </table:table-cell>
          <table:table-cell office:value-type="float" office:value="4.72" calcext:value-type="float">
            <text:p>4.72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3]*16.37*100000" office:value-type="float" office:value="7726640" calcext:value-type="float">
            <text:p>7,726,640</text:p>
          </table:table-cell>
        </table:table-row>
        <table:table-row table:style-name="ro2">
          <table:table-cell office:value-type="string" calcext:value-type="string">
            <text:p>Tata Nano Twist XTA Petrol</text:p>
          </table:table-cell>
          <table:table-cell office:value-type="float" office:value="2.49" calcext:value-type="float">
            <text:p>2.49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54]*16.37*100000" office:value-type="float" office:value="4076130" calcext:value-type="float">
            <text:p>4,076,130</text:p>
          </table:table-cell>
        </table:table-row>
        <table:table-row table:style-name="ro2">
          <table:table-cell office:value-type="string" calcext:value-type="string">
            <text:p>Hyundai Grand i10 Magna 1.2 Kappa VTVT</text:p>
          </table:table-cell>
          <table:table-cell office:value-type="float" office:value="3.85" calcext:value-type="float">
            <text:p>3.85</text:p>
          </table:table-cell>
          <table:table-cell office:value-type="float" office:value="2014" calcext:value-type="float">
            <text:p>20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5]*16.37*100000" office:value-type="float" office:value="6302450" calcext:value-type="float">
            <text:p>6,302,450</text:p>
          </table:table-cell>
        </table:table-row>
        <table:table-row table:style-name="ro2">
          <table:table-cell office:value-type="string" calcext:value-type="string">
            <text:p>Ford Figo Titanium 1.2 Ti-VCT</text:p>
          </table:table-cell>
          <table:table-cell office:value-type="float" office:value="4.05" calcext:value-type="float">
            <text:p>4.05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6]*16.37*100000" office:value-type="float" office:value="6629850" calcext:value-type="float">
            <text:p>6,629,850</text:p>
          </table:table-cell>
        </table:table-row>
        <table:table-row table:style-name="ro2">
          <table:table-cell office:value-type="string" calcext:value-type="string">
            <text:p>Chevrolet Beat LT Petrol</text:p>
          </table:table-cell>
          <table:table-cell office:value-type="float" office:value="1.95" calcext:value-type="float">
            <text:p>1.95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7]*16.37*100000" office:value-type="float" office:value="3192150" calcext:value-type="float">
            <text:p>3,192,15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73" calcext:value-type="float">
            <text:p>2.73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8]*16.37*100000" office:value-type="float" office:value="4469010" calcext:value-type="float">
            <text:p>4,469,010</text:p>
          </table:table-cell>
        </table:table-row>
        <table:table-row table:style-name="ro2">
          <table:table-cell office:value-type="string" calcext:value-type="string">
            <text:p>Renault Kwid RXT 1.0 SCE Special (O)</text:p>
          </table:table-cell>
          <table:table-cell office:value-type="float" office:value="2.99" calcext:value-type="float">
            <text:p>2.99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9]*16.37*100000" office:value-type="float" office:value="4894630" calcext:value-type="float">
            <text:p>4,894,630</text:p>
          </table:table-cell>
        </table:table-row>
        <table:table-row table:style-name="ro2">
          <table:table-cell office:value-type="string" calcext:value-type="string">
            <text:p>Hyundai Verna Fluidic 1.6 VTVT SX</text:p>
          </table:table-cell>
          <table:table-cell office:value-type="float" office:value="4.78" calcext:value-type="float">
            <text:p>4.78</text:p>
          </table:table-cell>
          <table:table-cell office:value-type="float" office:value="2013" calcext:value-type="float">
            <text:p>20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0]*16.37*100000" office:value-type="float" office:value="7824860" calcext:value-type="float">
            <text:p>7,824,860</text:p>
          </table:table-cell>
        </table:table-row>
        <table:table-row table:style-name="ro2">
          <table:table-cell office:value-type="string" calcext:value-type="string">
            <text:p>Honda Brio VX AT</text:p>
          </table:table-cell>
          <table:table-cell office:value-type="float" office:value="4.64" calcext:value-type="float">
            <text:p>4.64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1]*16.37*100000" office:value-type="float" office:value="7595680" calcext:value-type="float">
            <text:p>7,595,680</text:p>
          </table:table-cell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2.98" calcext:value-type="float">
            <text:p>2.98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2]*16.37*100000" office:value-type="float" office:value="4878260" calcext:value-type="float">
            <text:p>4,878,260</text:p>
          </table:table-cell>
        </table:table-row>
        <table:table-row table:style-name="ro2">
          <table:table-cell office:value-type="string" calcext:value-type="string">
            <text:p>Datsun Redi-GO T (O)</text:p>
          </table:table-cell>
          <table:table-cell office:value-type="float" office:value="2.47" calcext:value-type="float">
            <text:p>2.47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3]*16.37*100000" office:value-type="float" office:value="4043390" calcext:value-type="float">
            <text:p>4,043,390</text:p>
          </table:table-cell>
        </table:table-row>
        <table:table-row table:style-name="ro2">
          <table:table-cell office:value-type="string" calcext:value-type="string">
            <text:p>Hyundai Xcent S Petrol</text:p>
          </table:table-cell>
          <table:table-cell office:value-type="float" office:value="4.82" calcext:value-type="float">
            <text:p>4.82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4]*16.37*100000" office:value-type="float" office:value="7890340" calcext:value-type="float">
            <text:p>7,890,340</text:p>
          </table:table-cell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4.17" calcext:value-type="float">
            <text:p>4.17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5]*16.37*100000" office:value-type="float" office:value="6826290" calcext:value-type="float">
            <text:p>6,826,290</text:p>
          </table:table-cell>
        </table:table-row>
        <table:table-row table:style-name="ro2">
          <table:table-cell office:value-type="string" calcext:value-type="string">
            <text:p>Hyundai Grand i10 Sportz (O) AT 1.2 Kappa VTVT</text:p>
          </table:table-cell>
          <table:table-cell office:value-type="float" office:value="5.68" calcext:value-type="float">
            <text:p>5.68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6]*16.37*100000" office:value-type="float" office:value="9298160" calcext:value-type="float">
            <text:p>9,298,160</text:p>
          </table:table-cell>
        </table:table-row>
        <table:table-row table:style-name="ro2">
          <table:table-cell office:value-type="string" calcext:value-type="string">
            <text:p>Hyundai Eon Era +</text:p>
          </table:table-cell>
          <table:table-cell office:value-type="float" office:value="2.68" calcext:value-type="float">
            <text:p>2.68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7]*16.37*100000" office:value-type="float" office:value="4387160" calcext:value-type="float">
            <text:p>4,387,160</text:p>
          </table:table-cell>
        </table:table-row>
        <table:table-row table:style-name="ro2">
          <table:table-cell office:value-type="string" calcext:value-type="string">
            <text:p>Honda Jazz VX</text:p>
          </table:table-cell>
          <table:table-cell office:value-type="float" office:value="5.58" calcext:value-type="float">
            <text:p>5.58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8]*16.37*100000" office:value-type="float" office:value="9134460" calcext:value-type="float">
            <text:p>9,134,460</text:p>
          </table:table-cell>
        </table:table-row>
        <table:table-row table:style-name="ro2">
          <table:table-cell office:value-type="string" calcext:value-type="string">
            <text:p>Hyundai i10 Sportz AT Petrol</text:p>
          </table:table-cell>
          <table:table-cell office:value-type="float" office:value="3.97" calcext:value-type="float">
            <text:p>3.97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9]*16.37*100000" office:value-type="float" office:value="6498890" calcext:value-type="float">
            <text:p>6,498,890</text:p>
          </table:table-cell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4.16" calcext:value-type="float">
            <text:p>4.16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0]*16.37*100000" office:value-type="float" office:value="6809920" calcext:value-type="float">
            <text:p>6,809,920</text:p>
          </table:table-cell>
        </table:table-row>
        <table:table-row table:style-name="ro2">
          <table:table-cell office:value-type="string" calcext:value-type="string">
            <text:p>Maruti Suzuki Ciaz ZXI</text:p>
          </table:table-cell>
          <table:table-cell office:value-type="float" office:value="5.49" calcext:value-type="float">
            <text:p>5.49</text:p>
          </table:table-cell>
          <table:table-cell office:value-type="float" office:value="2015" calcext:value-type="float">
            <text:p>20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1]*16.37*100000" office:value-type="float" office:value="8987130" calcext:value-type="float">
            <text:p>8,987,130</text:p>
          </table:table-cell>
        </table:table-row>
        <table:table-row table:style-name="ro2">
          <table:table-cell office:value-type="string" calcext:value-type="string">
            <text:p>Mahindra KUV100 K8 5 STR</text:p>
          </table:table-cell>
          <table:table-cell office:value-type="float" office:value="4.49" calcext:value-type="float">
            <text:p>4.49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2]*16.37*100000" office:value-type="float" office:value="7350130" calcext:value-type="float">
            <text:p>7,350,130</text:p>
          </table:table-cell>
        </table:table-row>
        <table:table-row table:style-name="ro2">
          <table:table-cell office:value-type="string" calcext:value-type="string">
            <text:p>Tata Tigor Revotron XZ</text:p>
          </table:table-cell>
          <table:table-cell office:value-type="float" office:value="5.33" calcext:value-type="float">
            <text:p>5.33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3]*16.37*100000" office:value-type="float" office:value="8725210" calcext:value-type="float">
            <text:p>8,725,210</text:p>
          </table:table-cell>
        </table:table-row>
        <table:table-row table:style-name="ro2">
          <table:table-cell office:value-type="string" calcext:value-type="string">
            <text:p>Tata Bolt XT Petrol</text:p>
          </table:table-cell>
          <table:table-cell office:value-type="float" office:value="3.89" calcext:value-type="float">
            <text:p>3.89</text:p>
          </table:table-cell>
          <table:table-cell office:value-type="float" office:value="2014" calcext:value-type="float">
            <text:p>20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4]*16.37*100000" office:value-type="float" office:value="6367930" calcext:value-type="float">
            <text:p>6,367,930</text:p>
          </table:table-cell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3.98" calcext:value-type="float">
            <text:p>3.98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5]*16.37*100000" office:value-type="float" office:value="6515260" calcext:value-type="float">
            <text:p>6,515,260</text:p>
          </table:table-cell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2.78" calcext:value-type="float">
            <text:p>2.78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6]*16.37*100000" office:value-type="float" office:value="4550860" calcext:value-type="float">
            <text:p>4,550,860</text:p>
          </table:table-cell>
        </table:table-row>
        <table:table-row table:style-name="ro2">
          <table:table-cell office:value-type="string" calcext:value-type="string">
            <text:p>Hyundai Eon Era +</text:p>
          </table:table-cell>
          <table:table-cell office:value-type="float" office:value="3.19" calcext:value-type="float">
            <text:p>3.19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7]*16.37*100000" office:value-type="float" office:value="5222030" calcext:value-type="float">
            <text:p>5,222,030</text:p>
          </table:table-cell>
        </table:table-row>
        <table:table-row table:style-name="ro2">
          <table:table-cell office:value-type="string" calcext:value-type="string">
            <text:p>Tata Tiago XZ Plus Dual Tone Roof</text:p>
          </table:table-cell>
          <table:table-cell office:value-type="float" office:value="5.68" calcext:value-type="float">
            <text:p>5.68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8]*16.37*100000" office:value-type="float" office:value="9298160" calcext:value-type="float">
            <text:p>9,298,160</text:p>
          </table:table-cell>
        </table:table-row>
        <table:table-row table:style-name="ro2">
          <table:table-cell office:value-type="string" calcext:value-type="string">
            <text:p>Ford EcoSport Trend 1.5L TDCi</text:p>
          </table:table-cell>
          <table:table-cell office:value-type="float" office:value="5.49" calcext:value-type="float">
            <text:p>5.49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9]*16.37*100000" office:value-type="float" office:value="8987130" calcext:value-type="float">
            <text:p>8,987,13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4.15" calcext:value-type="float">
            <text:p>4.15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0]*16.37*100000" office:value-type="float" office:value="6793550" calcext:value-type="float">
            <text:p>6,793,550</text:p>
          </table:table-cell>
        </table:table-row>
        <table:table-row table:style-name="ro2">
          <table:table-cell office:value-type="string" calcext:value-type="string">
            <text:p>Ford EcoSport Titanium 1.0L Ecoboost</text:p>
          </table:table-cell>
          <table:table-cell office:value-type="float" office:value="4.67" calcext:value-type="float">
            <text:p>4.67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1]*16.37*100000" office:value-type="float" office:value="7644790" calcext:value-type="float">
            <text:p>7,644,790</text:p>
          </table:table-cell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2.78" calcext:value-type="float">
            <text:p>2.78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2]*16.37*100000" office:value-type="float" office:value="4550860" calcext:value-type="float">
            <text:p>4,550,860</text:p>
          </table:table-cell>
        </table:table-row>
        <table:table-row table:style-name="ro2">
          <table:table-cell office:value-type="string" calcext:value-type="string">
            <text:p>Hyundai Verna Fluidic 1.6 VTVT SX</text:p>
          </table:table-cell>
          <table:table-cell office:value-type="float" office:value="3.91" calcext:value-type="float">
            <text:p>3.91</text:p>
          </table:table-cell>
          <table:table-cell office:value-type="float" office:value="2011" calcext:value-type="float">
            <text:p>20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3]*16.37*100000" office:value-type="float" office:value="6400670" calcext:value-type="float">
            <text:p>6,400,670</text:p>
          </table:table-cell>
        </table:table-row>
        <table:table-row table:style-name="ro2">
          <table:table-cell office:value-type="string" calcext:value-type="string">
            <text:p>Maruti Suzuki Baleno Alpha Petrol</text:p>
          </table:table-cell>
          <table:table-cell office:value-type="float" office:value="5.98" calcext:value-type="float">
            <text:p>5.98</text:p>
          </table:table-cell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4]*16.37*100000" office:value-type="float" office:value="9789260" calcext:value-type="float">
            <text:p>9,789,260</text:p>
          </table:table-cell>
        </table:table-row>
        <table:table-row table:style-name="ro2">
          <table:table-cell office:value-type="string" calcext:value-type="string">
            <text:p>Hyundai Eon Sportz</text:p>
          </table:table-cell>
          <table:table-cell office:value-type="float" office:value="3.32" calcext:value-type="float">
            <text:p>3.32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5]*16.37*100000" office:value-type="float" office:value="5434840" calcext:value-type="float">
            <text:p>5,434,840</text:p>
          </table:table-cell>
        </table:table-row>
        <table:table-row table:style-name="ro2">
          <table:table-cell office:value-type="string" calcext:value-type="string">
            <text:p>Ford Figo Titanium Petrol</text:p>
          </table:table-cell>
          <table:table-cell office:value-type="float" office:value="5.78" calcext:value-type="float">
            <text:p>5.78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6]*16.37*100000" office:value-type="float" office:value="9461860" calcext:value-type="float">
            <text:p>9,461,860</text:p>
          </table:table-cell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3.53" calcext:value-type="float">
            <text:p>3.53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7]*16.37*100000" office:value-type="float" office:value="5778610" calcext:value-type="float">
            <text:p>5,778,610</text:p>
          </table:table-cell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3.39" calcext:value-type="float">
            <text:p>3.39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8]*16.37*100000" office:value-type="float" office:value="5549430" calcext:value-type="float">
            <text:p>5,549,430</text:p>
          </table:table-cell>
        </table:table-row>
        <table:table-row table:style-name="ro2">
          <table:table-cell office:value-type="string" calcext:value-type="string">
            <text:p>Renault Kwid 1.0 RXL AMT</text:p>
          </table:table-cell>
          <table:table-cell office:value-type="float" office:value="3.87" calcext:value-type="float">
            <text:p>3.87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9]*16.37*100000" office:value-type="float" office:value="6335190" calcext:value-type="float">
            <text:p>6,335,190</text:p>
          </table:table-cell>
        </table:table-row>
        <table:table-row table:style-name="ro2">
          <table:table-cell office:value-type="string" calcext:value-type="string">
            <text:p>Mahindra KUV100 K4+ 5 STR</text:p>
          </table:table-cell>
          <table:table-cell office:value-type="float" office:value="4.14" calcext:value-type="float">
            <text:p>4.1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0]*16.37*100000" office:value-type="float" office:value="6777180" calcext:value-type="float">
            <text:p>6,777,180</text:p>
          </table:table-cell>
        </table:table-row>
        <table:table-row table:style-name="ro2">
          <table:table-cell office:value-type="string" calcext:value-type="string">
            <text:p>Tata Tiago Revotron XZA AMT</text:p>
          </table:table-cell>
          <table:table-cell office:value-type="float" office:value="5.19" calcext:value-type="float">
            <text:p>5.19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1]*16.37*100000" office:value-type="float" office:value="8496030" calcext:value-type="float">
            <text:p>8,496,030</text:p>
          </table:table-cell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3.65" calcext:value-type="float">
            <text:p>3.65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2]*16.37*100000" office:value-type="float" office:value="5975050" calcext:value-type="float">
            <text:p>5,975,050</text:p>
          </table:table-cell>
        </table:table-row>
        <table:table-row table:style-name="ro2">
          <table:table-cell office:value-type="string" calcext:value-type="string">
            <text:p>Maruti Suzuki Alto K10 VXI AMT</text:p>
          </table:table-cell>
          <table:table-cell office:value-type="float" office:value="3.62" calcext:value-type="float">
            <text:p>3.62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3]*16.37*100000" office:value-type="float" office:value="5925940" calcext:value-type="float">
            <text:p>5,925,940</text:p>
          </table:table-cell>
        </table:table-row>
        <table:table-row table:style-name="ro2">
          <table:table-cell office:value-type="string" calcext:value-type="string">
            <text:p>Ford EcoSport Trend 1.5L TDCi</text:p>
          </table:table-cell>
          <table:table-cell office:value-type="float" office:value="5.44" calcext:value-type="float">
            <text:p>5.44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4]*16.37*100000" office:value-type="float" office:value="8905280" calcext:value-type="float">
            <text:p>8,905,280</text:p>
          </table:table-cell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3.73" calcext:value-type="float">
            <text:p>3.73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5]*16.37*100000" office:value-type="float" office:value="6106010" calcext:value-type="float">
            <text:p>6,106,01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3.89" calcext:value-type="float">
            <text:p>3.89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6]*16.37*100000" office:value-type="float" office:value="6367930" calcext:value-type="float">
            <text:p>6,367,930</text:p>
          </table:table-cell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2.62" calcext:value-type="float">
            <text:p>2.62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7]*16.37*100000" office:value-type="float" office:value="4288940" calcext:value-type="float">
            <text:p>4,288,940</text:p>
          </table:table-cell>
        </table:table-row>
        <table:table-row table:style-name="ro2">
          <table:table-cell office:value-type="string" calcext:value-type="string">
            <text:p>Ford Figo Duratec Petrol EXI 1.2</text:p>
          </table:table-cell>
          <table:table-cell office:value-type="float" office:value="2.32" calcext:value-type="float">
            <text:p>2.32</text:p>
          </table:table-cell>
          <table:table-cell office:value-type="float" office:value="2011" calcext:value-type="float">
            <text:p>20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8]*16.37*100000" office:value-type="float" office:value="3797840" calcext:value-type="float">
            <text:p>3,797,840</text:p>
          </table:table-cell>
        </table:table-row>
        <table:table-row table:style-name="ro2">
          <table:table-cell office:value-type="string" calcext:value-type="string">
            <text:p>Maruti Suzuki Swift LXI</text:p>
          </table:table-cell>
          <table:table-cell office:value-type="float" office:value="3.68" calcext:value-type="float">
            <text:p>3.68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9]*16.37*100000" office:value-type="float" office:value="6024160" calcext:value-type="float">
            <text:p>6,024,16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48" calcext:value-type="float">
            <text:p>2.48</text:p>
          </table:table-cell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0]*16.37*100000" office:value-type="float" office:value="4059760" calcext:value-type="float">
            <text:p>4,059,760</text:p>
          </table:table-cell>
        </table:table-row>
        <table:table-row table:style-name="ro2">
          <table:table-cell office:value-type="string" calcext:value-type="string">
            <text:p>Honda City V Diesel</text:p>
          </table:table-cell>
          <table:table-cell office:value-type="float" office:value="5.98" calcext:value-type="float">
            <text:p>5.98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1]*16.37*100000" office:value-type="float" office:value="9789260" calcext:value-type="float">
            <text:p>9,789,260</text:p>
          </table:table-cell>
        </table:table-row>
        <table:table-row table:style-name="ro2">
          <table:table-cell office:value-type="string" calcext:value-type="string">
            <text:p>Honda Amaze 1.2L SX</text:p>
          </table:table-cell>
          <table:table-cell office:value-type="float" office:value="3.98" calcext:value-type="float">
            <text:p>3.98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2]*16.37*100000" office:value-type="float" office:value="6515260" calcext:value-type="float">
            <text:p>6,515,260</text:p>
          </table:table-cell>
        </table:table-row>
        <table:table-row table:style-name="ro2">
          <table:table-cell office:value-type="string" calcext:value-type="string">
            <text:p>Hyundai i20 Sportz 1.2</text:p>
          </table:table-cell>
          <table:table-cell office:value-type="float" office:value="3.98" calcext:value-type="float">
            <text:p>3.98</text:p>
          </table:table-cell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3]*16.37*100000" office:value-type="float" office:value="6515260" calcext:value-type="float">
            <text:p>6,515,260</text:p>
          </table:table-cell>
        </table:table-row>
        <table:table-row table:style-name="ro2">
          <table:table-cell office:value-type="string" calcext:value-type="string">
            <text:p>Renault Kwid 1.0 RXT Opt</text:p>
          </table:table-cell>
          <table:table-cell office:value-type="float" office:value="4.65" calcext:value-type="float">
            <text:p>4.65</text:p>
          </table:table-cell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4]*16.37*100000" office:value-type="float" office:value="7612050" calcext:value-type="float">
            <text:p>7,612,050</text:p>
          </table:table-cell>
        </table:table-row>
        <table:table-row table:style-name="ro2">
          <table:table-cell office:value-type="string" calcext:value-type="string">
            <text:p>Maruti Suzuki Celerio X ZXI (O) AMT</text:p>
          </table:table-cell>
          <table:table-cell office:value-type="float" office:value="5.68" calcext:value-type="float">
            <text:p>5.68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5]*16.37*100000" office:value-type="float" office:value="9298160" calcext:value-type="float">
            <text:p>9,298,160</text:p>
          </table:table-cell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3.94" calcext:value-type="float">
            <text:p>3.94</text:p>
          </table:table-cell>
          <table:table-cell office:value-type="float" office:value="2014" calcext:value-type="float">
            <text:p>20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6]*16.37*100000" office:value-type="float" office:value="6449780" calcext:value-type="float">
            <text:p>6,449,780</text:p>
          </table:table-cell>
        </table:table-row>
        <table:table-row table:style-name="ro2">
          <table:table-cell office:value-type="string" calcext:value-type="string">
            <text:p>Tata Tiago XZ CNG (Outside Fitted)</text:p>
          </table:table-cell>
          <table:table-cell office:value-type="float" office:value="4.98" calcext:value-type="float">
            <text:p>4.98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+cng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7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Honda Amaze 1.2L SX</text:p>
          </table:table-cell>
          <table:table-cell office:value-type="float" office:value="4.46" calcext:value-type="float">
            <text:p>4.46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8]*16.37*100000" office:value-type="float" office:value="7301020" calcext:value-type="float">
            <text:p>7,301,020</text:p>
          </table:table-cell>
        </table:table-row>
        <table:table-row table:style-name="ro2">
          <table:table-cell office:value-type="string" calcext:value-type="string">
            <text:p>Ford EcoSport Trend 1.5L TDCi</text:p>
          </table:table-cell>
          <table:table-cell office:value-type="float" office:value="4.98" calcext:value-type="float">
            <text:p>4.98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9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Ford EcoSport Titanium 1.0L Eco Boost</text:p>
          </table:table-cell>
          <table:table-cell office:value-type="float" office:value="5.8" calcext:value-type="float">
            <text:p>5.8</text:p>
          </table:table-cell>
          <table:table-cell office:value-type="float" office:value="2015" calcext:value-type="float">
            <text:p>20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0]*16.37*100000" office:value-type="float" office:value="9494600" calcext:value-type="float">
            <text:p>9,494,600</text:p>
          </table:table-cell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47" calcext:value-type="float">
            <text:p>4.47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1]*16.37*100000" office:value-type="float" office:value="7317390" calcext:value-type="float">
            <text:p>7,317,39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4.89" calcext:value-type="float">
            <text:p>4.89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2]*16.37*100000" office:value-type="float" office:value="8004930" calcext:value-type="float">
            <text:p>8,004,930</text:p>
          </table:table-cell>
        </table:table-row>
        <table:table-row table:style-name="ro2">
          <table:table-cell office:value-type="string" calcext:value-type="string">
            <text:p>Maruti Suzuki Swift Dzire ZXI</text:p>
          </table:table-cell>
          <table:table-cell office:value-type="float" office:value="5.16" calcext:value-type="float">
            <text:p>5.16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3]*16.37*100000" office:value-type="float" office:value="8446920" calcext:value-type="float">
            <text:p>8,446,92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29" calcext:value-type="float">
            <text:p>3.29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4]*16.37*100000" office:value-type="float" office:value="5385730" calcext:value-type="float">
            <text:p>5,385,730</text:p>
          </table:table-cell>
        </table:table-row>
        <table:table-row table:style-name="ro2">
          <table:table-cell office:value-type="string" calcext:value-type="string">
            <text:p>Maruti Suzuki Swift Dzire VXI 1.2</text:p>
          </table:table-cell>
          <table:table-cell office:value-type="float" office:value="4.12" calcext:value-type="float">
            <text:p>4.12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5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3.35" calcext:value-type="float">
            <text:p>3.35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6]*16.37*100000" office:value-type="float" office:value="5483950" calcext:value-type="float">
            <text:p>5,483,950</text:p>
          </table:table-cell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08" calcext:value-type="float">
            <text:p>4.08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7]*16.37*100000" office:value-type="float" office:value="6678960" calcext:value-type="float">
            <text:p>6,678,960</text:p>
          </table:table-cell>
        </table:table-row>
        <table:table-row table:style-name="ro2">
          <table:table-cell office:value-type="string" calcext:value-type="string">
            <text:p>Hyundai Verna Fluidic 1.6 VTVT SX</text:p>
          </table:table-cell>
          <table:table-cell office:value-type="float" office:value="4.37" calcext:value-type="float">
            <text:p>4.37</text:p>
          </table:table-cell>
          <table:table-cell office:value-type="float" office:value="2012" calcext:value-type="float">
            <text:p>20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8]*16.37*100000" office:value-type="float" office:value="7153690" calcext:value-type="float">
            <text:p>7,153,690</text:p>
          </table:table-cell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2.72" calcext:value-type="float">
            <text:p>2.72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9]*16.37*100000" office:value-type="float" office:value="4452640" calcext:value-type="float">
            <text:p>4,452,640</text:p>
          </table:table-cell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3.98" calcext:value-type="float">
            <text:p>3.98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0]*16.37*100000" office:value-type="float" office:value="6515260" calcext:value-type="float">
            <text:p>6,515,260</text:p>
          </table:table-cell>
        </table:table-row>
        <table:table-row table:style-name="ro2">
          <table:table-cell office:value-type="string" calcext:value-type="string">
            <text:p>Maruti Suzuki A-Star VXI</text:p>
          </table:table-cell>
          <table:table-cell office:value-type="float" office:value="2.97" calcext:value-type="float">
            <text:p>2.97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1]*16.37*100000" office:value-type="float" office:value="4861890" calcext:value-type="float">
            <text:p>4,861,890</text:p>
          </table:table-cell>
        </table:table-row>
        <table:table-row table:style-name="ro2">
          <table:table-cell office:value-type="string" calcext:value-type="string">
            <text:p>Honda Amaze 1.2L EX</text:p>
          </table:table-cell>
          <table:table-cell office:value-type="float" office:value="3.82" calcext:value-type="float">
            <text:p>3.82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2]*16.37*100000" office:value-type="float" office:value="6253340" calcext:value-type="float">
            <text:p>6,253,340</text:p>
          </table:table-cell>
        </table:table-row>
        <table:table-row table:style-name="ro2">
          <table:table-cell office:value-type="string" calcext:value-type="string">
            <text:p>Tata Zest XM Petrol</text:p>
          </table:table-cell>
          <table:table-cell office:value-type="float" office:value="3.68" calcext:value-type="float">
            <text:p>3.68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3]*16.37*100000" office:value-type="float" office:value="6024160" calcext:value-type="float">
            <text:p>6,024,160</text:p>
          </table:table-cell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54" calcext:value-type="float">
            <text:p>3.54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4]*16.37*100000" office:value-type="float" office:value="5794980" calcext:value-type="float">
            <text:p>5,794,980</text:p>
          </table:table-cell>
        </table:table-row>
        <table:table-row table:style-name="ro2">
          <table:table-cell office:value-type="string" calcext:value-type="string">
            <text:p>Renault Kwid 1.0L RXT(O) AMT</text:p>
          </table:table-cell>
          <table:table-cell office:value-type="float" office:value="4.57" calcext:value-type="float">
            <text:p>4.57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5]*16.37*100000" office:value-type="float" office:value="7481090" calcext:value-type="float">
            <text:p>7,481,09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96" calcext:value-type="float">
            <text:p>1.96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26]*16.37*100000" office:value-type="float" office:value="3208520" calcext:value-type="float">
            <text:p>3,208,520</text:p>
          </table:table-cell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5.12" calcext:value-type="float">
            <text:p>5.12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7]*16.37*100000" office:value-type="float" office:value="8381440" calcext:value-type="float">
            <text:p>8,381,440</text:p>
          </table:table-cell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4.78" calcext:value-type="float">
            <text:p>4.78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8]*16.37*100000" office:value-type="float" office:value="7824860" calcext:value-type="float">
            <text:p>7,824,860</text:p>
          </table:table-cell>
        </table:table-row>
        <table:table-row table:style-name="ro2">
          <table:table-cell office:value-type="string" calcext:value-type="string">
            <text:p>Volkswagen Ameo Comfortline 1.2L (P)</text:p>
          </table:table-cell>
          <table:table-cell office:value-type="float" office:value="4.87" calcext:value-type="float">
            <text:p>4.87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9]*16.37*100000" office:value-type="float" office:value="7972190" calcext:value-type="float">
            <text:p>7,972,19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5.29" calcext:value-type="float">
            <text:p>5.29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0]*16.37*100000" office:value-type="float" office:value="8659730" calcext:value-type="float">
            <text:p>8,659,730</text:p>
          </table:table-cell>
        </table:table-row>
        <table:table-row table:style-name="ro2">
          <table:table-cell office:value-type="string" calcext:value-type="string">
            <text:p>Volkswagen Polo Highline1.2L (P)</text:p>
          </table:table-cell>
          <table:table-cell office:value-type="float" office:value="5.98" calcext:value-type="float">
            <text:p>5.98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1]*16.37*100000" office:value-type="float" office:value="9789260" calcext:value-type="float">
            <text:p>9,789,260</text:p>
          </table:table-cell>
        </table:table-row>
        <table:table-row table:style-name="ro2">
          <table:table-cell office:value-type="string" calcext:value-type="string">
            <text:p>Ford EcoSport Titanium 1.5L Ti-VCT AT</text:p>
          </table:table-cell>
          <table:table-cell office:value-type="float" office:value="5.75" calcext:value-type="float">
            <text:p>5.75</text:p>
          </table:table-cell>
          <table:table-cell office:value-type="float" office:value="2015" calcext:value-type="float">
            <text:p>20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2]*16.37*100000" office:value-type="float" office:value="9412750" calcext:value-type="float">
            <text:p>9,412,750</text:p>
          </table:table-cell>
        </table:table-row>
        <table:table-row table:style-name="ro2">
          <table:table-cell office:value-type="string" calcext:value-type="string">
            <text:p>Nissan Micra XL CVT</text:p>
          </table:table-cell>
          <table:table-cell office:value-type="float" office:value="4.98" calcext:value-type="float">
            <text:p>4.98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3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Maruti Suzuki Celerio ZXI (O) AMT</text:p>
          </table:table-cell>
          <table:table-cell office:value-type="float" office:value="5.75" calcext:value-type="float">
            <text:p>5.7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4]*16.37*100000" office:value-type="float" office:value="9412750" calcext:value-type="float">
            <text:p>9,412,75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92" calcext:value-type="float">
            <text:p>1.92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35]*16.37*100000" office:value-type="float" office:value="3143040" calcext:value-type="float">
            <text:p>3,143,040</text:p>
          </table:table-cell>
        </table:table-row>
        <table:table-row table:style-name="ro2">
          <table:table-cell office:value-type="string" calcext:value-type="string">
            <text:p>Mahindra KUV100 K6 6 STR</text:p>
          </table:table-cell>
          <table:table-cell office:value-type="float" office:value="3.89" calcext:value-type="float">
            <text:p>3.89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36]*16.37*100000" office:value-type="float" office:value="6367930" calcext:value-type="float">
            <text:p>6,367,930</text:p>
          </table:table-cell>
        </table:table-row>
        <table:table-row table:style-name="ro2">
          <table:table-cell office:value-type="string" calcext:value-type="string">
            <text:p>Maruti Suzuki Estilo VXI</text:p>
          </table:table-cell>
          <table:table-cell office:value-type="float" office:value="2.85" calcext:value-type="float">
            <text:p>2.85</text:p>
          </table:table-cell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7]*16.37*100000" office:value-type="float" office:value="4665450" calcext:value-type="float">
            <text:p>4,665,450</text:p>
          </table:table-cell>
        </table:table-row>
        <table:table-row table:style-name="ro2">
          <table:table-cell office:value-type="string" calcext:value-type="string">
            <text:p>Datsun Go Plus T</text:p>
          </table:table-cell>
          <table:table-cell office:value-type="float" office:value="2.72" calcext:value-type="float">
            <text:p>2.72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8]*16.37*100000" office:value-type="float" office:value="4452640" calcext:value-type="float">
            <text:p>4,452,640</text:p>
          </table:table-cell>
        </table:table-row>
        <table:table-row table:style-name="ro2">
          <table:table-cell office:value-type="string" calcext:value-type="string">
            <text:p>Tata Zest XT Petrol</text:p>
          </table:table-cell>
          <table:table-cell office:value-type="float" office:value="4.99" calcext:value-type="float">
            <text:p>4.99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9]*16.37*100000" office:value-type="float" office:value="8168630" calcext:value-type="float">
            <text:p>8,168,630</text:p>
          </table:table-cell>
        </table:table-row>
        <table:table-row table:style-name="ro2">
          <table:table-cell office:value-type="string" calcext:value-type="string">
            <text:p>Hyundai Grand i10 Sportz 1.2 Kappa VTVT</text:p>
          </table:table-cell>
          <table:table-cell office:value-type="float" office:value="4.12" calcext:value-type="float">
            <text:p>4.12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0]*16.37*100000" office:value-type="float" office:value="6744440" calcext:value-type="float">
            <text:p>6,744,440</text:p>
          </table:table-cell>
        </table:table-row>
        <table:table-row table:style-name="ro2">
          <table:table-cell office:value-type="string" calcext:value-type="string">
            <text:p>Maruti Suzuki Swift Dzire VXI</text:p>
          </table:table-cell>
          <table:table-cell office:value-type="float" office:value="3.89" calcext:value-type="float">
            <text:p>3.89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1]*16.37*100000" office:value-type="float" office:value="6367930" calcext:value-type="float">
            <text:p>6,367,93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4.29" calcext:value-type="float">
            <text:p>4.29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2]*16.37*100000" office:value-type="float" office:value="7022730" calcext:value-type="float">
            <text:p>7,022,730</text:p>
          </table:table-cell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2.99" calcext:value-type="float">
            <text:p>2.99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3]*16.37*100000" office:value-type="float" office:value="4894630" calcext:value-type="float">
            <text:p>4,894,630</text:p>
          </table:table-cell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5.78" calcext:value-type="float">
            <text:p>5.78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4]*16.37*100000" office:value-type="float" office:value="9461860" calcext:value-type="float">
            <text:p>9,461,860</text:p>
          </table:table-cell>
        </table:table-row>
        <table:table-row table:style-name="ro2">
          <table:table-cell office:value-type="string" calcext:value-type="string">
            <text:p>Hyundai Grand i10 Sportz 1.2 Kappa VTVT</text:p>
          </table:table-cell>
          <table:table-cell office:value-type="float" office:value="4.59" calcext:value-type="float">
            <text:p>4.59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5]*16.37*100000" office:value-type="float" office:value="7513830" calcext:value-type="float">
            <text:p>7,513,830</text:p>
          </table:table-cell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72" calcext:value-type="float">
            <text:p>3.72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6]*16.37*100000" office:value-type="float" office:value="6089640" calcext:value-type="float">
            <text:p>6,089,640</text:p>
          </table:table-cell>
        </table:table-row>
        <table:table-row table:style-name="ro2">
          <table:table-cell office:value-type="string" calcext:value-type="string">
            <text:p>Hyundai Elite i20 Asta 1.2</text:p>
          </table:table-cell>
          <table:table-cell office:value-type="float" office:value="5.9" calcext:value-type="float">
            <text:p>5.9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7]*16.37*100000" office:value-type="float" office:value="9658300" calcext:value-type="float">
            <text:p>9,658,300</text:p>
          </table:table-cell>
        </table:table-row>
        <table:table-row table:style-name="ro2">
          <table:table-cell office:value-type="string" calcext:value-type="string">
            <text:p>Nissan Magnite XE</text:p>
          </table:table-cell>
          <table:table-cell office:value-type="float" office:value="5.59" calcext:value-type="float">
            <text:p>5.59</text:p>
          </table:table-cell>
          <table:table-cell office:value-type="float" office:value="2022" calcext:value-type="float">
            <text:p>20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8]*16.37*100000" office:value-type="float" office:value="9150830" calcext:value-type="float">
            <text:p>9,150,830</text:p>
          </table:table-cell>
        </table:table-row>
        <table:table-row table:style-name="ro2">
          <table:table-cell office:value-type="string" calcext:value-type="string">
            <text:p>Maruti Suzuki Ertiga VXI</text:p>
          </table:table-cell>
          <table:table-cell office:value-type="float" office:value="5.49" calcext:value-type="float">
            <text:p>5.49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49]*16.37*100000" office:value-type="float" office:value="8987130" calcext:value-type="float">
            <text:p>8,987,130</text:p>
          </table:table-cell>
        </table:table-row>
        <table:table-row table:style-name="ro2">
          <table:table-cell office:value-type="string" calcext:value-type="string">
            <text:p>Maruti Suzuki Swift Dzire VXI AT</text:p>
          </table:table-cell>
          <table:table-cell office:value-type="float" office:value="5.68" calcext:value-type="float">
            <text:p>5.68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0]*16.37*100000" office:value-type="float" office:value="9298160" calcext:value-type="float">
            <text:p>9,298,160</text:p>
          </table:table-cell>
        </table:table-row>
        <table:table-row table:style-name="ro2">
          <table:table-cell office:value-type="string" calcext:value-type="string">
            <text:p>Hyundai i10 Sportz 1.2 Petrol</text:p>
          </table:table-cell>
          <table:table-cell office:value-type="float" office:value="3.3" calcext:value-type="float">
            <text:p>3.3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1]*16.37*100000" office:value-type="float" office:value="5402100" calcext:value-type="float">
            <text:p>5,402,100</text:p>
          </table:table-cell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2.78" calcext:value-type="float">
            <text:p>2.78</text:p>
          </table:table-cell>
          <table:table-cell office:value-type="float" office:value="2012" calcext:value-type="float">
            <text:p>20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2]*16.37*100000" office:value-type="float" office:value="4550860" calcext:value-type="float">
            <text:p>4,550,860</text:p>
          </table:table-cell>
        </table:table-row>
        <table:table-row table:style-name="ro2">
          <table:table-cell office:value-type="string" calcext:value-type="string">
            <text:p>Maruti Suzuki Baleno Alpha Petrol</text:p>
          </table:table-cell>
          <table:table-cell office:value-type="float" office:value="5.89" calcext:value-type="float">
            <text:p>5.89</text:p>
          </table:table-cell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3]*16.37*100000" office:value-type="float" office:value="9641930" calcext:value-type="float">
            <text:p>9,641,93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72" calcext:value-type="float">
            <text:p>1.72</text:p>
          </table:table-cell>
          <table:table-cell office:value-type="float" office:value="2014" calcext:value-type="float">
            <text:p>20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54]*16.37*100000" office:value-type="float" office:value="2815640" calcext:value-type="float">
            <text:p>2,815,640</text:p>
          </table:table-cell>
        </table:table-row>
        <table:table-row table:style-name="ro2">
          <table:table-cell office:value-type="string" calcext:value-type="string">
            <text:p>Datsun Go Plus T (O)</text:p>
          </table:table-cell>
          <table:table-cell office:value-type="float" office:value="4.81" calcext:value-type="float">
            <text:p>4.81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55]*16.37*100000" office:value-type="float" office:value="7873970" calcext:value-type="float">
            <text:p>7,873,970</text:p>
          </table:table-cell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96" calcext:value-type="float">
            <text:p>1.96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56]*16.37*100000" office:value-type="float" office:value="3208520" calcext:value-type="float">
            <text:p>3,208,520</text:p>
          </table:table-cell>
        </table:table-row>
        <table:table-row table:style-name="ro2">
          <table:table-cell office:value-type="string" calcext:value-type="string">
            <text:p>Hyundai Grand i10 Asta AT 1.2 Kappa VTVT</text:p>
          </table:table-cell>
          <table:table-cell office:value-type="float" office:value="5.12" calcext:value-type="float">
            <text:p>5.12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7]*16.37*100000" office:value-type="float" office:value="8381440" calcext:value-type="float">
            <text:p>8,381,440</text:p>
          </table:table-cell>
        </table:table-row>
        <table:table-row table:style-name="ro2">
          <table:table-cell office:value-type="string" calcext:value-type="string">
            <text:p>Maruti Suzuki Celerio VXI (O)</text:p>
          </table:table-cell>
          <table:table-cell office:value-type="float" office:value="4.78" calcext:value-type="float">
            <text:p>4.78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8]*16.37*100000" office:value-type="float" office:value="7824860" calcext:value-type="float">
            <text:p>7,824,860</text:p>
          </table:table-cell>
        </table:table-row>
        <table:table-row table:style-name="ro2">
          <table:table-cell office:value-type="string" calcext:value-type="string">
            <text:p>Volkswagen Ameo Comfortline 1.2L (P)</text:p>
          </table:table-cell>
          <table:table-cell office:value-type="float" office:value="4.87" calcext:value-type="float">
            <text:p>4.87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9]*16.37*100000" office:value-type="float" office:value="7972190" calcext:value-type="float">
            <text:p>7,972,190</text:p>
          </table:table-cell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5.29" calcext:value-type="float">
            <text:p>5.29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0]*16.37*100000" office:value-type="float" office:value="8659730" calcext:value-type="float">
            <text:p>8,659,730</text:p>
          </table:table-cell>
        </table:table-row>
        <table:table-row table:style-name="ro2">
          <table:table-cell office:value-type="string" calcext:value-type="string">
            <text:p>Volkswagen Polo Highline1.2L (P)</text:p>
          </table:table-cell>
          <table:table-cell office:value-type="float" office:value="5.98" calcext:value-type="float">
            <text:p>5.98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1]*16.37*100000" office:value-type="float" office:value="9789260" calcext:value-type="float">
            <text:p>9,789,260</text:p>
          </table:table-cell>
        </table:table-row>
        <table:table-row table:style-name="ro2">
          <table:table-cell office:value-type="string" calcext:value-type="string">
            <text:p>Ford EcoSport Titanium 1.5L Ti-VCT AT</text:p>
          </table:table-cell>
          <table:table-cell office:value-type="float" office:value="5.75" calcext:value-type="float">
            <text:p>5.75</text:p>
          </table:table-cell>
          <table:table-cell office:value-type="float" office:value="2015" calcext:value-type="float">
            <text:p>20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2]*16.37*100000" office:value-type="float" office:value="9412750" calcext:value-type="float">
            <text:p>9,412,750</text:p>
          </table:table-cell>
        </table:table-row>
        <table:table-row table:style-name="ro2">
          <table:table-cell office:value-type="string" calcext:value-type="string">
            <text:p>Nissan Micra XL CVT</text:p>
          </table:table-cell>
          <table:table-cell office:value-type="float" office:value="4.98" calcext:value-type="float">
            <text:p>4.98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3]*16.37*100000" office:value-type="float" office:value="8152260" calcext:value-type="float">
            <text:p>8,152,260</text:p>
          </table:table-cell>
        </table:table-row>
        <table:table-row table:style-name="ro2">
          <table:table-cell office:value-type="string" calcext:value-type="string">
            <text:p>Maruti Suzuki Celerio ZXI (O) AMT</text:p>
          </table:table-cell>
          <table:table-cell office:value-type="float" office:value="5.75" calcext:value-type="float">
            <text:p>5.7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4]*16.37*100000" office:value-type="float" office:value="9412750" calcext:value-type="float">
            <text:p>9,412,750</text:p>
          </table:table-cell>
        </table:table-row>
        <table:table-row table:style-name="ro2">
          <table:table-cell office:value-type="string" calcext:value-type="string">
            <text:p>Tata Zest XT Petrol</text:p>
          </table:table-cell>
          <table:table-cell office:value-type="float" office:value="4.99" calcext:value-type="float">
            <text:p>4.99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5]*16.37*100000" office:value-type="float" office:value="8168630" calcext:value-type="float">
            <text:p>8,168,630</text:p>
          </table:table-cell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5.78" calcext:value-type="float">
            <text:p>5.78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6]*16.37*100000" office:value-type="float" office:value="9461860" calcext:value-type="float">
            <text:p>9,461,860</text:p>
          </table:table-cell>
        </table:table-row>
        <table:table-row table:style-name="ro2">
          <table:table-cell office:value-type="string" calcext:value-type="string">
            <text:p>Hyundai Grand i10 Sportz 1.2 Kappa VTVT</text:p>
          </table:table-cell>
          <table:table-cell office:value-type="float" office:value="4.59" calcext:value-type="float">
            <text:p>4.59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7]*16.37*100000" office:value-type="float" office:value="7513830" calcext:value-type="float">
            <text:p>7,513,830</text:p>
          </table:table-cell>
        </table:table-row>
        <table:table-row table:style-name="ro2" table:number-rows-repeated="104820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_2" table:style-name="ta1">
        <table:table-column table:style-name="co1" table:number-columns-repeated="9" table:default-cell-style-name="ce6"/>
        <table:table-column table:style-name="co1" table:default-cell-style-name="ce14"/>
        <table:table-column table:style-name="co1" table:number-columns-repeated="1014" table:default-cell-style-name="ce6"/>
        <table:table-row table:style-name="ro4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Price(in Lakh)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Kilometers_Driven (in k km)</text:p>
          </table:table-cell>
          <table:table-cell table:style-name="ce5" office:value-type="string" calcext:value-type="string">
            <text:p>Fuel_Type</text:p>
          </table:table-cell>
          <table:table-cell table:style-name="ce5" office:value-type="string" calcext:value-type="string">
            <text:p>Transmission</text:p>
          </table:table-cell>
          <table:table-cell table:style-name="ce5" office:value-type="string" calcext:value-type="string">
            <text:p>Owner_Type</text:p>
          </table:table-cell>
          <table:table-cell table:style-name="ce5" office:value-type="string" calcext:value-type="string">
            <text:p>Seats</text:p>
          </table:table-cell>
          <table:table-cell/>
          <table:table-cell office:value-type="string" calcext:value-type="string">
            <text:p>price in w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AMT ABS</text:p>
          </table:table-cell>
          <table:table-cell office:value-type="float" office:value="4.32" calcext:value-type="float">
            <text:p>4.32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]*16.37*100000" office:value-type="float" office:value="7071840" calcext:value-type="float">
            <text:p>7,071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magna 1.1</text:p>
          </table:table-cell>
          <table:table-cell office:value-type="float" office:value="3.42" calcext:value-type="float">
            <text:p>3.42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]*16.37*100000" office:value-type="float" office:value="5598540" calcext:value-type="float">
            <text:p>5,598,5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ZXI</text:p>
          </table:table-cell>
          <table:table-cell office:value-type="float" office:value="3.45" calcext:value-type="float">
            <text:p>3.45</text:p>
          </table:table-cell>
          <table:table-cell office:value-type="float" office:value="2011" calcext:value-type="float">
            <text:p>20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*16.37*100000" office:value-type="float" office:value="5647650" calcext:value-type="float">
            <text:p>5,647,6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Sportz(O) 1.2 Petrol</text:p>
          </table:table-cell>
          <table:table-cell office:value-type="float" office:value="3.75" calcext:value-type="float">
            <text:p>3.75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]*16.37*100000" office:value-type="float" office:value="6138750" calcext:value-type="float">
            <text:p>6,138,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CLIMBER 1.0 AMT</text:p>
          </table:table-cell>
          <table:table-cell office:value-type="float" office:value="3.72" calcext:value-type="float">
            <text:p>3.72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16.37*100000" office:value-type="float" office:value="6089640" calcext:value-type="float">
            <text:p>6,089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Eeco AC 5 STR</text:p>
          </table:table-cell>
          <table:table-cell office:value-type="float" office:value="5.19" calcext:value-type="float">
            <text:p>5.19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*16.37*100000" office:value-type="float" office:value="8496030" calcext:value-type="float">
            <text:p>8,496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Asta 1.2 Kappa VTVT</text:p>
          </table:table-cell>
          <table:table-cell office:value-type="float" office:value="4.52" calcext:value-type="float">
            <text:p>4.52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]*16.37*100000" office:value-type="float" office:value="7399240" calcext:value-type="float">
            <text:p>7,399,2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Asta 1.2 Kappa VTVT (O)</text:p>
          </table:table-cell>
          <table:table-cell office:value-type="float" office:value="4.71" calcext:value-type="float">
            <text:p>4.71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*16.37*100000" office:value-type="float" office:value="7710270" calcext:value-type="float">
            <text:p>7,710,2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itanium 1.0L Ecoboost</text:p>
          </table:table-cell>
          <table:table-cell office:value-type="float" office:value="5.19" calcext:value-type="float">
            <text:p>5.19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]*16.37*100000" office:value-type="float" office:value="8496030" calcext:value-type="float">
            <text:p>8,496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LXI</text:p>
          </table:table-cell>
          <table:table-cell office:value-type="float" office:value="3.78" calcext:value-type="float">
            <text:p>3.78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]*16.37*100000" office:value-type="float" office:value="6187860" calcext:value-type="float">
            <text:p>6,187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89" calcext:value-type="float">
            <text:p>1.89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2]*16.37*100000" office:value-type="float" office:value="3093930" calcext:value-type="float">
            <text:p>3,093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Honda Mobilio V (O) Petrol</text:p>
          </table:table-cell>
          <table:table-cell office:value-type="float" office:value="5.78" calcext:value-type="float">
            <text:p>5.78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*16.37*100000" office:value-type="float" office:value="9461860" calcext:value-type="float">
            <text:p>9,461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S(O)MT</text:p>
          </table:table-cell>
          <table:table-cell office:value-type="float" office:value="5.32" calcext:value-type="float">
            <text:p>5.32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]*16.37*100000" office:value-type="float" office:value="8708840" calcext:value-type="float">
            <text:p>8,708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CLIMBER 1.0 AMT Opt</text:p>
          </table:table-cell>
          <table:table-cell office:value-type="float" office:value="4.47" calcext:value-type="float">
            <text:p>4.47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]*16.37*100000" office:value-type="float" office:value="7317390" calcext:value-type="float">
            <text:p>7,317,3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A Petrol</text:p>
          </table:table-cell>
          <table:table-cell office:value-type="float" office:value="2.49" calcext:value-type="float">
            <text:p>2.49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6]*16.37*100000" office:value-type="float" office:value="4076130" calcext:value-type="float">
            <text:p>4,076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LXI</text:p>
          </table:table-cell>
          <table:table-cell office:value-type="float" office:value="3.45" calcext:value-type="float">
            <text:p>3.45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]*16.37*100000" office:value-type="float" office:value="5647650" calcext:value-type="float">
            <text:p>5,647,6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59" calcext:value-type="float">
            <text:p>3.59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]*16.37*100000" office:value-type="float" office:value="5876830" calcext:value-type="float">
            <text:p>5,876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32" calcext:value-type="float">
            <text:p>3.32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]*16.37*100000" office:value-type="float" office:value="5434840" calcext:value-type="float">
            <text:p>5,434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3.82" calcext:value-type="float">
            <text:p>3.82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]*16.37*100000" office:value-type="float" office:value="6253340" calcext:value-type="float">
            <text:p>6,253,3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3.85" calcext:value-type="float">
            <text:p>3.85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]*16.37*100000" office:value-type="float" office:value="6302450" calcext:value-type="float">
            <text:p>6,302,4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lite i20 Sportz 1.2</text:p>
          </table:table-cell>
          <table:table-cell office:value-type="float" office:value="5.37" calcext:value-type="float">
            <text:p>5.37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]*16.37*100000" office:value-type="float" office:value="8790690" calcext:value-type="float">
            <text:p>8,790,6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09" calcext:value-type="float">
            <text:p>3.09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]*16.37*100000" office:value-type="float" office:value="5058330" calcext:value-type="float">
            <text:p>5,058,3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3.89" calcext:value-type="float">
            <text:p>3.89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]*16.37*100000" office:value-type="float" office:value="6367930" calcext:value-type="float">
            <text:p>6,367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LXI (O) CNG</text:p>
          </table:table-cell>
          <table:table-cell office:value-type="float" office:value="5.72" calcext:value-type="float">
            <text:p>5.72</text:p>
          </table:table-cell>
          <table:table-cell office:value-type="float" office:value="2021" calcext:value-type="float">
            <text:p>20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+cng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]*16.37*100000" office:value-type="float" office:value="9363640" calcext:value-type="float">
            <text:p>9,363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Climber 1.0l SCE Petrol MT</text:p>
          </table:table-cell>
          <table:table-cell office:value-type="float" office:value="5.39" calcext:value-type="float">
            <text:p>5.39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]*16.37*100000" office:value-type="float" office:value="8823430" calcext:value-type="float">
            <text:p>8,823,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-Presso VXI+</text:p>
          </table:table-cell>
          <table:table-cell office:value-type="float" office:value="4.98" calcext:value-type="float">
            <text:p>4.98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Asta 1.2 Kappa VTVT (O)</text:p>
          </table:table-cell>
          <table:table-cell office:value-type="float" office:value="5.32" calcext:value-type="float">
            <text:p>5.32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]*16.37*100000" office:value-type="float" office:value="8708840" calcext:value-type="float">
            <text:p>8,708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-Presso VXI+</text:p>
          </table:table-cell>
          <table:table-cell office:value-type="float" office:value="5.12" calcext:value-type="float">
            <text:p>5.12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]*16.37*100000" office:value-type="float" office:value="8381440" calcext:value-type="float">
            <text:p>8,381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2" calcext:value-type="float">
            <text:p>3.22</text:p>
          </table:table-cell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]*16.37*100000" office:value-type="float" office:value="5271140" calcext:value-type="float">
            <text:p>5,271,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4.32" calcext:value-type="float">
            <text:p>4.32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]*16.37*100000" office:value-type="float" office:value="7071840" calcext:value-type="float">
            <text:p>7,071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Ignis Zeta AMT Petrol</text:p>
          </table:table-cell>
          <table:table-cell office:value-type="float" office:value="5.97" calcext:value-type="float">
            <text:p>5.97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*16.37*100000" office:value-type="float" office:value="9772890" calcext:value-type="float">
            <text:p>9,772,8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CLIMBER 1.0 AMT</text:p>
          </table:table-cell>
          <table:table-cell office:value-type="float" office:value="4.12" calcext:value-type="float">
            <text:p>4.12</text:p>
          </table:table-cell>
          <table:table-cell office:value-type="float" office:value="2017" calcext:value-type="float">
            <text:p>20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3.78" calcext:value-type="float">
            <text:p>3.78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]*16.37*100000" office:value-type="float" office:value="6187860" calcext:value-type="float">
            <text:p>6,187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 + 1.0</text:p>
          </table:table-cell>
          <table:table-cell office:value-type="float" office:value="2.98" calcext:value-type="float">
            <text:p>2.98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]*16.37*100000" office:value-type="float" office:value="4878260" calcext:value-type="float">
            <text:p>4,878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 AMT</text:p>
          </table:table-cell>
          <table:table-cell office:value-type="float" office:value="3.68" calcext:value-type="float">
            <text:p>3.68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]*16.37*100000" office:value-type="float" office:value="6024160" calcext:value-type="float">
            <text:p>6,024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Xcent S AT (O) Petrol</text:p>
          </table:table-cell>
          <table:table-cell office:value-type="float" office:value="4.62" calcext:value-type="float">
            <text:p>4.62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7]*16.37*100000" office:value-type="float" office:value="7562940" calcext:value-type="float">
            <text:p>7,562,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Asta 1.2 Kappa VTVT</text:p>
          </table:table-cell>
          <table:table-cell office:value-type="float" office:value="5.78" calcext:value-type="float">
            <text:p>5.78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8]*16.37*100000" office:value-type="float" office:value="9461860" calcext:value-type="float">
            <text:p>9,461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Xcent S (O) Petrol</text:p>
          </table:table-cell>
          <table:table-cell office:value-type="float" office:value="4.42" calcext:value-type="float">
            <text:p>4.42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9]*16.37*100000" office:value-type="float" office:value="7235540" calcext:value-type="float">
            <text:p>7,235,5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Asta 1.2 Kappa VTVT (O)</text:p>
          </table:table-cell>
          <table:table-cell office:value-type="float" office:value="4.66" calcext:value-type="float">
            <text:p>4.66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0]*16.37*100000" office:value-type="float" office:value="7628420" calcext:value-type="float">
            <text:p>7,628,4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T Anniversary Edition</text:p>
          </table:table-cell>
          <table:table-cell office:value-type="float" office:value="3.17" calcext:value-type="float">
            <text:p>3.17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1]*16.37*100000" office:value-type="float" office:value="5189290" calcext:value-type="float">
            <text:p>5,189,2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72" calcext:value-type="float">
            <text:p>2.72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2]*16.37*100000" office:value-type="float" office:value="4452640" calcext:value-type="float">
            <text:p>4,452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Redi-GO T (O)</text:p>
          </table:table-cell>
          <table:table-cell office:value-type="float" office:value="2.62" calcext:value-type="float">
            <text:p>2.62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3]*16.37*100000" office:value-type="float" office:value="4288940" calcext:value-type="float">
            <text:p>4,288,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78" calcext:value-type="float">
            <text:p>2.78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4]*16.37*100000" office:value-type="float" office:value="4550860" calcext:value-type="float">
            <text:p>4,550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 1.0 SCE Special</text:p>
          </table:table-cell>
          <table:table-cell office:value-type="float" office:value="3.81" calcext:value-type="float">
            <text:p>3.81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5]*16.37*100000" office:value-type="float" office:value="6236970" calcext:value-type="float">
            <text:p>6,236,9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CLIMBER 1.0 AMT Opt</text:p>
          </table:table-cell>
          <table:table-cell office:value-type="float" office:value="4.59" calcext:value-type="float">
            <text:p>4.59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6]*16.37*100000" office:value-type="float" office:value="7513830" calcext:value-type="float">
            <text:p>7,513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-Star VXI AT</text:p>
          </table:table-cell>
          <table:table-cell office:value-type="float" office:value="3.19" calcext:value-type="float">
            <text:p>3.19</text:p>
          </table:table-cell>
          <table:table-cell office:value-type="float" office:value="2013" calcext:value-type="float">
            <text:p>20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7]*16.37*100000" office:value-type="float" office:value="5222030" calcext:value-type="float">
            <text:p>5,222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CLIMBER 1.0 AMT</text:p>
          </table:table-cell>
          <table:table-cell office:value-type="float" office:value="3.89" calcext:value-type="float">
            <text:p>3.89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8]*16.37*100000" office:value-type="float" office:value="6367930" calcext:value-type="float">
            <text:p>6,367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32" calcext:value-type="float">
            <text:p>3.32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9]*16.37*100000" office:value-type="float" office:value="5434840" calcext:value-type="float">
            <text:p>5,434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(O) SCE</text:p>
          </table:table-cell>
          <table:table-cell office:value-type="float" office:value="4.6" calcext:value-type="float">
            <text:p>4.6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0]*16.37*100000" office:value-type="float" office:value="7530200" calcext:value-type="float">
            <text:p>7,530,2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39" calcext:value-type="float">
            <text:p>3.39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1]*16.37*100000" office:value-type="float" office:value="5549430" calcext:value-type="float">
            <text:p>5,549,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magna 1.1</text:p>
          </table:table-cell>
          <table:table-cell office:value-type="float" office:value="3.98" calcext:value-type="float">
            <text:p>3.98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]*16.37*100000" office:value-type="float" office:value="6515260" calcext:value-type="float">
            <text:p>6,515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Sportz 1.1 Petrol</text:p>
          </table:table-cell>
          <table:table-cell office:value-type="float" office:value="4.12" calcext:value-type="float">
            <text:p>4.12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Sportz</text:p>
          </table:table-cell>
          <table:table-cell office:value-type="float" office:value="3.45" calcext:value-type="float">
            <text:p>3.45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]*16.37*100000" office:value-type="float" office:value="5647650" calcext:value-type="float">
            <text:p>5,647,6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86" calcext:value-type="float">
            <text:p>4.86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]*16.37*100000" office:value-type="float" office:value="7955820" calcext:value-type="float">
            <text:p>7,955,8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S(O)MT</text:p>
          </table:table-cell>
          <table:table-cell office:value-type="float" office:value="3.54" calcext:value-type="float">
            <text:p>3.54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]*16.37*100000" office:value-type="float" office:value="5794980" calcext:value-type="float">
            <text:p>5,794,9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20 Asta 1.2</text:p>
          </table:table-cell>
          <table:table-cell office:value-type="float" office:value="4.19" calcext:value-type="float">
            <text:p>4.19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]*16.37*100000" office:value-type="float" office:value="6859030" calcext:value-type="float">
            <text:p>6,859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Revotorq XZ</text:p>
          </table:table-cell>
          <table:table-cell office:value-type="float" office:value="4.12" calcext:value-type="float">
            <text:p>4.12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-Presso VXI+</text:p>
          </table:table-cell>
          <table:table-cell office:value-type="float" office:value="4.65" calcext:value-type="float">
            <text:p>4.65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]*16.37*100000" office:value-type="float" office:value="7612050" calcext:value-type="float">
            <text:p>7,612,0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3.59" calcext:value-type="float">
            <text:p>3.59</text:p>
          </table:table-cell>
          <table:table-cell office:value-type="float" office:value="2011" calcext:value-type="float">
            <text:p>20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]*16.37*100000" office:value-type="float" office:value="5876830" calcext:value-type="float">
            <text:p>5,876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88" calcext:value-type="float">
            <text:p>1.88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1]*16.37*100000" office:value-type="float" office:value="3077560" calcext:value-type="float">
            <text:p>3,077,5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3.92" calcext:value-type="float">
            <text:p>3.92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]*16.37*100000" office:value-type="float" office:value="6417040" calcext:value-type="float">
            <text:p>6,417,0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evrolet Spark LT 1.0</text:p>
          </table:table-cell>
          <table:table-cell office:value-type="float" office:value="1.69" calcext:value-type="float">
            <text:p>1.69</text:p>
          </table:table-cell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]*16.37*100000" office:value-type="float" office:value="2766530" calcext:value-type="float">
            <text:p>2,766,5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89" calcext:value-type="float">
            <text:p>4.89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]*16.37*100000" office:value-type="float" office:value="8004930" calcext:value-type="float">
            <text:p>8,004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Eeco AC(O) 5 STR</text:p>
          </table:table-cell>
          <table:table-cell office:value-type="float" office:value="5.65" calcext:value-type="float">
            <text:p>5.65</text:p>
          </table:table-cell>
          <table:table-cell office:value-type="float" office:value="2022" calcext:value-type="float">
            <text:p>20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]*16.37*100000" office:value-type="float" office:value="9249050" calcext:value-type="float">
            <text:p>9,249,0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Sportz 1.1 Petrol</text:p>
          </table:table-cell>
          <table:table-cell office:value-type="float" office:value="3.98" calcext:value-type="float">
            <text:p>3.98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]*16.37*100000" office:value-type="float" office:value="6515260" calcext:value-type="float">
            <text:p>6,515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Zest XT Petrol</text:p>
          </table:table-cell>
          <table:table-cell office:value-type="float" office:value="4.85" calcext:value-type="float">
            <text:p>4.85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]*16.37*100000" office:value-type="float" office:value="7939450" calcext:value-type="float">
            <text:p>7,939,4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</text:p>
          </table:table-cell>
          <table:table-cell office:value-type="float" office:value="3.29" calcext:value-type="float">
            <text:p>3.29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]*16.37*100000" office:value-type="float" office:value="5385730" calcext:value-type="float">
            <text:p>5,385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 SCE</text:p>
          </table:table-cell>
          <table:table-cell office:value-type="float" office:value="5.42" calcext:value-type="float">
            <text:p>5.42</text:p>
          </table:table-cell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]*16.37*100000" office:value-type="float" office:value="8872540" calcext:value-type="float">
            <text:p>8,872,5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 SCE</text:p>
          </table:table-cell>
          <table:table-cell office:value-type="float" office:value="3.95" calcext:value-type="float">
            <text:p>3.95</text:p>
          </table:table-cell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]*16.37*100000" office:value-type="float" office:value="6466150" calcext:value-type="float">
            <text:p>6,466,1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Plus</text:p>
          </table:table-cell>
          <table:table-cell office:value-type="float" office:value="5.19" calcext:value-type="float">
            <text:p>5.19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]*16.37*100000" office:value-type="float" office:value="8496030" calcext:value-type="float">
            <text:p>8,496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VXI AT</text:p>
          </table:table-cell>
          <table:table-cell office:value-type="float" office:value="5.59" calcext:value-type="float">
            <text:p>5.59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]*16.37*100000" office:value-type="float" office:value="9150830" calcext:value-type="float">
            <text:p>9,150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2.98" calcext:value-type="float">
            <text:p>2.98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3]*16.37*100000" office:value-type="float" office:value="4878260" calcext:value-type="float">
            <text:p>4,878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LXI (O) CNG</text:p>
          </table:table-cell>
          <table:table-cell office:value-type="float" office:value="5.89" calcext:value-type="float">
            <text:p>5.89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+cng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]*16.37*100000" office:value-type="float" office:value="9641930" calcext:value-type="float">
            <text:p>9,641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</text:p>
          </table:table-cell>
          <table:table-cell office:value-type="float" office:value="3.48" calcext:value-type="float">
            <text:p>3.48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]*16.37*100000" office:value-type="float" office:value="5696760" calcext:value-type="float">
            <text:p>5,696,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4.39" calcext:value-type="float">
            <text:p>4.39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]*16.37*100000" office:value-type="float" office:value="7186430" calcext:value-type="float">
            <text:p>7,186,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Era +</text:p>
          </table:table-cell>
          <table:table-cell office:value-type="float" office:value="2.59" calcext:value-type="float">
            <text:p>2.59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]*16.37*100000" office:value-type="float" office:value="4239830" calcext:value-type="float">
            <text:p>4,239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63" calcext:value-type="float">
            <text:p>1.63</text:p>
          </table:table-cell>
          <table:table-cell office:value-type="float" office:value="2015" calcext:value-type="float">
            <text:p>20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8]*16.37*100000" office:value-type="float" office:value="2668310" calcext:value-type="float">
            <text:p>2,668,3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S(O) AT</text:p>
          </table:table-cell>
          <table:table-cell office:value-type="float" office:value="3.32" calcext:value-type="float">
            <text:p>3.32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9]*16.37*100000" office:value-type="float" office:value="5434840" calcext:value-type="float">
            <text:p>5,434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2.89" calcext:value-type="float">
            <text:p>2.89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0]*16.37*100000" office:value-type="float" office:value="4730930" calcext:value-type="float">
            <text:p>4,730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Era</text:p>
          </table:table-cell>
          <table:table-cell office:value-type="float" office:value="2.6" calcext:value-type="float">
            <text:p>2.6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1]*16.37*100000" office:value-type="float" office:value="4256200" calcext:value-type="float">
            <text:p>4,256,2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Estilo LXI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2]*16.37*100000" office:value-type="float" office:value="5074700" calcext:value-type="float">
            <text:p>5,074,7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12" calcext:value-type="float">
            <text:p>3.12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3]*16.37*100000" office:value-type="float" office:value="5107440" calcext:value-type="float">
            <text:p>5,107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VXI (O)</text:p>
          </table:table-cell>
          <table:table-cell office:value-type="float" office:value="3.72" calcext:value-type="float">
            <text:p>3.7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4]*16.37*100000" office:value-type="float" office:value="6089640" calcext:value-type="float">
            <text:p>6,089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itanium 1.0L Eco Boost</text:p>
          </table:table-cell>
          <table:table-cell office:value-type="float" office:value="5.97" calcext:value-type="float">
            <text:p>5.97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5]*16.37*100000" office:value-type="float" office:value="9772890" calcext:value-type="float">
            <text:p>9,772,8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CLIMBER 1.0 Opt</text:p>
          </table:table-cell>
          <table:table-cell office:value-type="float" office:value="4.98" calcext:value-type="float">
            <text:p>4.98</text:p>
          </table:table-cell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6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19" calcext:value-type="float">
            <text:p>4.19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7]*16.37*100000" office:value-type="float" office:value="6859030" calcext:value-type="float">
            <text:p>6,859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 Opt</text:p>
          </table:table-cell>
          <table:table-cell office:value-type="float" office:value="3.39" calcext:value-type="float">
            <text:p>3.39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8]*16.37*100000" office:value-type="float" office:value="5549430" calcext:value-type="float">
            <text:p>5,549,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Amaze 1.2 S i-VTEC</text:p>
          </table:table-cell>
          <table:table-cell office:value-type="float" office:value="4.59" calcext:value-type="float">
            <text:p>4.59</text:p>
          </table:table-cell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9]*16.37*100000" office:value-type="float" office:value="7513830" calcext:value-type="float">
            <text:p>7,513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3.59" calcext:value-type="float">
            <text:p>3.59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0]*16.37*100000" office:value-type="float" office:value="5876830" calcext:value-type="float">
            <text:p>5,876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62" calcext:value-type="float">
            <text:p>3.62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1]*16.37*100000" office:value-type="float" office:value="5925940" calcext:value-type="float">
            <text:p>5,925,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15" calcext:value-type="float">
            <text:p>3.15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2]*16.37*100000" office:value-type="float" office:value="5156550" calcext:value-type="float">
            <text:p>5,156,5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4" calcext:value-type="float">
            <text:p>3.24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3]*16.37*100000" office:value-type="float" office:value="5303880" calcext:value-type="float">
            <text:p>5,303,8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</text:p>
          </table:table-cell>
          <table:table-cell office:value-type="float" office:value="3.35" calcext:value-type="float">
            <text:p>3.35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4]*16.37*100000" office:value-type="float" office:value="5483950" calcext:value-type="float">
            <text:p>5,483,9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Figo Duratorq Diesel EXI 1.4</text:p>
          </table:table-cell>
          <table:table-cell office:value-type="float" office:value="2.68" calcext:value-type="float">
            <text:p>2.68</text:p>
          </table:table-cell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5]*16.37*100000" office:value-type="float" office:value="4387160" calcext:value-type="float">
            <text:p>4,387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Magna 1.2 CRDi</text:p>
          </table:table-cell>
          <table:table-cell office:value-type="float" office:value="5.64" calcext:value-type="float">
            <text:p>5.64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6]*16.37*100000" office:value-type="float" office:value="9232680" calcext:value-type="float">
            <text:p>9,232,6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2.9" calcext:value-type="float">
            <text:p>2.9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7]*16.37*100000" office:value-type="float" office:value="4747300" calcext:value-type="float">
            <text:p>4,747,3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Revotorq XT</text:p>
          </table:table-cell>
          <table:table-cell office:value-type="float" office:value="4.19" calcext:value-type="float">
            <text:p>4.19</text:p>
          </table:table-cell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8]*16.37*100000" office:value-type="float" office:value="6859030" calcext:value-type="float">
            <text:p>6,859,03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 Maruti Suzuki Ciaz ZXI</text:p>
            <text:p/>
          </table:table-cell>
          <table:table-cell office:value-type="float" office:value="5.39" calcext:value-type="float">
            <text:p>5.39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9]*16.37*100000" office:value-type="float" office:value="8823430" calcext:value-type="float">
            <text:p>8,823,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3.17" calcext:value-type="float">
            <text:p>3.17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0]*16.37*100000" office:value-type="float" office:value="5189290" calcext:value-type="float">
            <text:p>5,189,29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Hyundai Eon Sportz</text:p>
            <text:p/>
          </table:table-cell>
          <table:table-cell office:value-type="float" office:value="3.17" calcext:value-type="float">
            <text:p>3.17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1]*16.37*100000" office:value-type="float" office:value="5189290" calcext:value-type="float">
            <text:p>5,189,2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Xcent SX Petrol</text:p>
          </table:table-cell>
          <table:table-cell office:value-type="float" office:value="4.98" calcext:value-type="float">
            <text:p>4.98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2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89" calcext:value-type="float">
            <text:p>1.89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03]*16.37*100000" office:value-type="float" office:value="3093930" calcext:value-type="float">
            <text:p>3,093,93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aruti Suzuki Wagon R 1.0 VXI AMT</text:p>
            <text:p/>
          </table:table-cell>
          <table:table-cell office:value-type="float" office:value="4.48" calcext:value-type="float">
            <text:p>4.48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4]*16.37*100000" office:value-type="float" office:value="7333760" calcext:value-type="float">
            <text:p>7,333,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Dzire VXI AMT</text:p>
          </table:table-cell>
          <table:table-cell office:value-type="float" office:value="5.78" calcext:value-type="float">
            <text:p>5.78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5]*16.37*100000" office:value-type="float" office:value="9461860" calcext:value-type="float">
            <text:p>9,461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CLIMBER 1.0 AMT</text:p>
          </table:table-cell>
          <table:table-cell office:value-type="float" office:value="4.75" calcext:value-type="float">
            <text:p>4.7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6]*16.37*100000" office:value-type="float" office:value="7775750" calcext:value-type="float">
            <text:p>7,775,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Magna 1.2 Kappa VTVT</text:p>
          </table:table-cell>
          <table:table-cell office:value-type="float" office:value="5.47" calcext:value-type="float">
            <text:p>5.47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7]*16.37*100000" office:value-type="float" office:value="8954390" calcext:value-type="float">
            <text:p>8,954,3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KUV100 K6 6 STR</text:p>
          </table:table-cell>
          <table:table-cell office:value-type="float" office:value="4.52" calcext:value-type="float">
            <text:p>4.52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8]*16.37*100000" office:value-type="float" office:value="7399240" calcext:value-type="float">
            <text:p>7,399,2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37" calcext:value-type="float">
            <text:p>3.37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9]*16.37*100000" office:value-type="float" office:value="5516690" calcext:value-type="float">
            <text:p>5,516,6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Magna 1.2 Kappa VTVT</text:p>
          </table:table-cell>
          <table:table-cell office:value-type="float" office:value="5.47" calcext:value-type="float">
            <text:p>5.47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0]*16.37*100000" office:value-type="float" office:value="8954390" calcext:value-type="float">
            <text:p>8,954,3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KUV100 K6 6 STR</text:p>
          </table:table-cell>
          <table:table-cell office:value-type="float" office:value="4.52" calcext:value-type="float">
            <text:p>4.52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1]*16.37*100000" office:value-type="float" office:value="7399240" calcext:value-type="float">
            <text:p>7,399,2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37" calcext:value-type="float">
            <text:p>3.37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2]*16.37*100000" office:value-type="float" office:value="5516690" calcext:value-type="float">
            <text:p>5,516,6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4" calcext:value-type="float">
            <text:p>3.24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3]*16.37*100000" office:value-type="float" office:value="5303880" calcext:value-type="float">
            <text:p>5,303,8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4.09" calcext:value-type="float">
            <text:p>4.09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4]*16.37*100000" office:value-type="float" office:value="6695330" calcext:value-type="float">
            <text:p>6,695,3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2.77" calcext:value-type="float">
            <text:p>2.77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5]*16.37*100000" office:value-type="float" office:value="4534490" calcext:value-type="float">
            <text:p>4,534,4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Estilo LXI</text:p>
          </table:table-cell>
          <table:table-cell office:value-type="float" office:value="2.36" calcext:value-type="float">
            <text:p>2.36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6]*16.37*100000" office:value-type="float" office:value="3863320" calcext:value-type="float">
            <text:p>3,863,3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LXI</text:p>
          </table:table-cell>
          <table:table-cell office:value-type="float" office:value="2.45" calcext:value-type="float">
            <text:p>2.45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7]*16.37*100000" office:value-type="float" office:value="4010650" calcext:value-type="float">
            <text:p>4,010,6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3.54" calcext:value-type="float">
            <text:p>3.54</text:p>
          </table:table-cell>
          <table:table-cell office:value-type="float" office:value="2015" calcext:value-type="float">
            <text:p>20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8]*16.37*100000" office:value-type="float" office:value="5794980" calcext:value-type="float">
            <text:p>5,794,9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72" calcext:value-type="float">
            <text:p>2.72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9]*16.37*100000" office:value-type="float" office:value="4452640" calcext:value-type="float">
            <text:p>4,452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44" calcext:value-type="float">
            <text:p>3.44</text:p>
          </table:table-cell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0]*16.37*100000" office:value-type="float" office:value="5631280" calcext:value-type="float">
            <text:p>5,631,2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4.12" calcext:value-type="float">
            <text:p>4.12</text:p>
          </table:table-cell>
          <table:table-cell office:value-type="float" office:value="2016" calcext:value-type="float">
            <text:p>2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1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Magna 1.2 Petrol</text:p>
          </table:table-cell>
          <table:table-cell office:value-type="float" office:value="3.19" calcext:value-type="float">
            <text:p>3.19</text:p>
          </table:table-cell>
          <table:table-cell office:value-type="float" office:value="2012" calcext:value-type="float">
            <text:p>20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2]*16.37*100000" office:value-type="float" office:value="5222030" calcext:value-type="float">
            <text:p>5,222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31" calcext:value-type="float">
            <text:p>3.31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3]*16.37*100000" office:value-type="float" office:value="5418470" calcext:value-type="float">
            <text:p>5,418,4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3.59" calcext:value-type="float">
            <text:p>3.59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4]*16.37*100000" office:value-type="float" office:value="5876830" calcext:value-type="float">
            <text:p>5,876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33" calcext:value-type="float">
            <text:p>3.33</text:p>
          </table:table-cell>
          <table:table-cell office:value-type="float" office:value="2017" calcext:value-type="float">
            <text:p>20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5]*16.37*100000" office:value-type="float" office:value="5451210" calcext:value-type="float">
            <text:p>5,451,2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Zest XTA Diesel</text:p>
          </table:table-cell>
          <table:table-cell office:value-type="float" office:value="5.72" calcext:value-type="float">
            <text:p>5.72</text:p>
          </table:table-cell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6]*16.37*100000" office:value-type="float" office:value="9363640" calcext:value-type="float">
            <text:p>9,363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3" calcext:value-type="float">
            <text:p>3.23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7]*16.37*100000" office:value-type="float" office:value="5287510" calcext:value-type="float">
            <text:p>5,287,5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oda Rapid 1.6 MPI Style Plus</text:p>
          </table:table-cell>
          <table:table-cell office:value-type="float" office:value="5.78" calcext:value-type="float">
            <text:p>5.78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8]*16.37*100000" office:value-type="float" office:value="9461860" calcext:value-type="float">
            <text:p>9,461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L AMT</text:p>
          </table:table-cell>
          <table:table-cell office:value-type="float" office:value="4.12" calcext:value-type="float">
            <text:p>4.12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9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5.96" calcext:value-type="float">
            <text:p>5.96</text:p>
          </table:table-cell>
          <table:table-cell office:value-type="float" office:value="2023" calcext:value-type="float">
            <text:p>20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0]*16.37*100000" office:value-type="float" office:value="9756520" calcext:value-type="float">
            <text:p>9,756,5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2.89" calcext:value-type="float">
            <text:p>2.89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1]*16.37*100000" office:value-type="float" office:value="4730930" calcext:value-type="float">
            <text:p>4,730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52" calcext:value-type="float">
            <text:p>3.52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2]*16.37*100000" office:value-type="float" office:value="5762240" calcext:value-type="float">
            <text:p>5,762,2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VX Petrol+cng(outside fitted)</text:p>
          </table:table-cell>
          <table:table-cell office:value-type="float" office:value="4.69" calcext:value-type="float">
            <text:p>4.69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+cng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3]*16.37*100000" office:value-type="float" office:value="7677530" calcext:value-type="float">
            <text:p>7,677,5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4.16" calcext:value-type="float">
            <text:p>4.16</text:p>
          </table:table-cell>
          <table:table-cell office:value-type="float" office:value="2015" calcext:value-type="float">
            <text:p>20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4]*16.37*100000" office:value-type="float" office:value="6809920" calcext:value-type="float">
            <text:p>6,809,9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Sportz 1.1 Petrol</text:p>
          </table:table-cell>
          <table:table-cell office:value-type="float" office:value="3.94" calcext:value-type="float">
            <text:p>3.94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5]*16.37*100000" office:value-type="float" office:value="6449780" calcext:value-type="float">
            <text:p>6,449,7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(O) AMT</text:p>
          </table:table-cell>
          <table:table-cell office:value-type="float" office:value="5.75" calcext:value-type="float">
            <text:p>5.7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6]*16.37*100000" office:value-type="float" office:value="9412750" calcext:value-type="float">
            <text:p>9,412,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54" calcext:value-type="float">
            <text:p>2.54</text:p>
          </table:table-cell>
          <table:table-cell office:value-type="float" office:value="2011" calcext:value-type="float">
            <text:p>20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7]*16.37*100000" office:value-type="float" office:value="4157980" calcext:value-type="float">
            <text:p>4,157,9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3.05" calcext:value-type="float">
            <text:p>3.05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8]*16.37*100000" office:value-type="float" office:value="4992850" calcext:value-type="float">
            <text:p>4,992,8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2.39" calcext:value-type="float">
            <text:p>2.39</text:p>
          </table:table-cell>
          <table:table-cell office:value-type="float" office:value="2012" calcext:value-type="float">
            <text:p>20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9]*16.37*100000" office:value-type="float" office:value="3912430" calcext:value-type="float">
            <text:p>3,912,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lite i20 Sportz 1.4 CRDI</text:p>
          </table:table-cell>
          <table:table-cell office:value-type="float" office:value="5.49" calcext:value-type="float">
            <text:p>5.49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0]*16.37*100000" office:value-type="float" office:value="8987130" calcext:value-type="float">
            <text:p>8,987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evrolet Spark LT 1.0</text:p>
          </table:table-cell>
          <table:table-cell office:value-type="float" office:value="1.94" calcext:value-type="float">
            <text:p>1.94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1]*16.37*100000" office:value-type="float" office:value="3175780" calcext:value-type="float">
            <text:p>3,175,7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Zest XT Petrol</text:p>
          </table:table-cell>
          <table:table-cell office:value-type="float" office:value="4.49" calcext:value-type="float">
            <text:p>4.49</text:p>
          </table:table-cell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2]*16.37*100000" office:value-type="float" office:value="7350130" calcext:value-type="float">
            <text:p>7,350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yota Etios VX</text:p>
          </table:table-cell>
          <table:table-cell office:value-type="float" office:value="4.12" calcext:value-type="float">
            <text:p>4.12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3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</text:p>
          </table:table-cell>
          <table:table-cell office:value-type="float" office:value="3.68" calcext:value-type="float">
            <text:p>3.68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4]*16.37*100000" office:value-type="float" office:value="6024160" calcext:value-type="float">
            <text:p>6,024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3.98" calcext:value-type="float">
            <text:p>3.98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5]*16.37*100000" office:value-type="float" office:value="6515260" calcext:value-type="float">
            <text:p>6,515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STD</text:p>
          </table:table-cell>
          <table:table-cell office:value-type="float" office:value="3.19" calcext:value-type="float">
            <text:p>3.19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6]*16.37*100000" office:value-type="float" office:value="5222030" calcext:value-type="float">
            <text:p>5,222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79" calcext:value-type="float">
            <text:p>3.79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7]*16.37*100000" office:value-type="float" office:value="6204230" calcext:value-type="float">
            <text:p>6,204,2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 1.0 SCE Special</text:p>
          </table:table-cell>
          <table:table-cell office:value-type="float" office:value="4.02" calcext:value-type="float">
            <text:p>4.02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8]*16.37*100000" office:value-type="float" office:value="6580740" calcext:value-type="float">
            <text:p>6,580,7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3.87" calcext:value-type="float">
            <text:p>3.87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9]*16.37*100000" office:value-type="float" office:value="6335190" calcext:value-type="float">
            <text:p>6,335,1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45" calcext:value-type="float">
            <text:p>3.45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0]*16.37*100000" office:value-type="float" office:value="5647650" calcext:value-type="float">
            <text:p>5,647,6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4.29" calcext:value-type="float">
            <text:p>4.29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1]*16.37*100000" office:value-type="float" office:value="7022730" calcext:value-type="float">
            <text:p>7,022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5.73" calcext:value-type="float">
            <text:p>5.73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2]*16.37*100000" office:value-type="float" office:value="9380010" calcext:value-type="float">
            <text:p>9,380,0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Asta AT 1.2 Kappa VTVT</text:p>
          </table:table-cell>
          <table:table-cell office:value-type="float" office:value="4.98" calcext:value-type="float">
            <text:p>4.98</text:p>
          </table:table-cell>
          <table:table-cell office:value-type="float" office:value="2014" calcext:value-type="float">
            <text:p>20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3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49" calcext:value-type="float">
            <text:p>3.49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4]*16.37*100000" office:value-type="float" office:value="5713130" calcext:value-type="float">
            <text:p>5,713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VXI</text:p>
          </table:table-cell>
          <table:table-cell office:value-type="float" office:value="4.31" calcext:value-type="float">
            <text:p>4.31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5]*16.37*100000" office:value-type="float" office:value="7055470" calcext:value-type="float">
            <text:p>7,055,4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KUV100 NXT K2 6 STR</text:p>
          </table:table-cell>
          <table:table-cell office:value-type="float" office:value="4.45" calcext:value-type="float">
            <text:p>4.45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56]*16.37*100000" office:value-type="float" office:value="7284650" calcext:value-type="float">
            <text:p>7,284,6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62" calcext:value-type="float">
            <text:p>1.62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57]*16.37*100000" office:value-type="float" office:value="2651940" calcext:value-type="float">
            <text:p>2,651,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KUV100 NXT K2 6 STR</text:p>
          </table:table-cell>
          <table:table-cell office:value-type="float" office:value="3.75" calcext:value-type="float">
            <text:p>3.75</text:p>
          </table:table-cell>
          <table:table-cell office:value-type="float" office:value="2019" calcext:value-type="float">
            <text:p>20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58]*16.37*100000" office:value-type="float" office:value="6138750" calcext:value-type="float">
            <text:p>6,138,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Zest XTA Diesel</text:p>
          </table:table-cell>
          <table:table-cell office:value-type="float" office:value="5.13" calcext:value-type="float">
            <text:p>5.13</text:p>
          </table:table-cell>
          <table:table-cell office:value-type="float" office:value="2015" calcext:value-type="float">
            <text:p>20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9]*16.37*100000" office:value-type="float" office:value="8397810" calcext:value-type="float">
            <text:p>8,397,8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yota Etios Liva G</text:p>
          </table:table-cell>
          <table:table-cell office:value-type="float" office:value="3.45" calcext:value-type="float">
            <text:p>3.45</text:p>
          </table:table-cell>
          <table:table-cell office:value-type="float" office:value="2011" calcext:value-type="float">
            <text:p>20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0]*16.37*100000" office:value-type="float" office:value="5647650" calcext:value-type="float">
            <text:p>5,647,6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12" calcext:value-type="float">
            <text:p>3.12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1]*16.37*100000" office:value-type="float" office:value="5107440" calcext:value-type="float">
            <text:p>5,107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Amaze 1.2 VX AT i-VTEC</text:p>
          </table:table-cell>
          <table:table-cell office:value-type="float" office:value="4.6" calcext:value-type="float">
            <text:p>4.6</text:p>
          </table:table-cell>
          <table:table-cell office:value-type="float" office:value="2014" calcext:value-type="float">
            <text:p>20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2]*16.37*100000" office:value-type="float" office:value="7530200" calcext:value-type="float">
            <text:p>7,530,2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Baleno Delta AT Petrol</text:p>
          </table:table-cell>
          <table:table-cell office:value-type="float" office:value="4.78" calcext:value-type="float">
            <text:p>4.78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3]*16.37*100000" office:value-type="float" office:value="7824860" calcext:value-type="float">
            <text:p>7,824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4.15" calcext:value-type="float">
            <text:p>4.15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4]*16.37*100000" office:value-type="float" office:value="6793550" calcext:value-type="float">
            <text:p>6,793,5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6" calcext:value-type="float">
            <text:p>3.26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5]*16.37*100000" office:value-type="float" office:value="5336620" calcext:value-type="float">
            <text:p>5,336,6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29" calcext:value-type="float">
            <text:p>3.29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6]*16.37*100000" office:value-type="float" office:value="5385730" calcext:value-type="float">
            <text:p>5,385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4.32" calcext:value-type="float">
            <text:p>4.32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7]*16.37*100000" office:value-type="float" office:value="7071840" calcext:value-type="float">
            <text:p>7,071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2.98" calcext:value-type="float">
            <text:p>2.98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8]*16.37*100000" office:value-type="float" office:value="4878260" calcext:value-type="float">
            <text:p>4,878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19" calcext:value-type="float">
            <text:p>3.19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9]*16.37*100000" office:value-type="float" office:value="5222030" calcext:value-type="float">
            <text:p>5,222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D-Lite+</text:p>
          </table:table-cell>
          <table:table-cell office:value-type="float" office:value="2.78" calcext:value-type="float">
            <text:p>2.78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0]*16.37*100000" office:value-type="float" office:value="4550860" calcext:value-type="float">
            <text:p>4,550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lite i20 Sportz 1.2</text:p>
          </table:table-cell>
          <table:table-cell office:value-type="float" office:value="5.98" calcext:value-type="float">
            <text:p>5.98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1]*16.37*100000" office:value-type="float" office:value="9789260" calcext:value-type="float">
            <text:p>9,789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Sportz 1.2 Kappa VTVT</text:p>
          </table:table-cell>
          <table:table-cell office:value-type="float" office:value="4.85" calcext:value-type="float">
            <text:p>4.85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2]*16.37*100000" office:value-type="float" office:value="7939450" calcext:value-type="float">
            <text:p>7,939,4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VXI</text:p>
          </table:table-cell>
          <table:table-cell office:value-type="float" office:value="3.79" calcext:value-type="float">
            <text:p>3.79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3]*16.37*100000" office:value-type="float" office:value="6204230" calcext:value-type="float">
            <text:p>6,204,2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Redi-GO S 1.0</text:p>
          </table:table-cell>
          <table:table-cell office:value-type="float" office:value="3.21" calcext:value-type="float">
            <text:p>3.21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4]*16.37*100000" office:value-type="float" office:value="5254770" calcext:value-type="float">
            <text:p>5,254,7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3.92" calcext:value-type="float">
            <text:p>3.92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5]*16.37*100000" office:value-type="float" office:value="6417040" calcext:value-type="float">
            <text:p>6,417,0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8" calcext:value-type="float">
            <text:p>1.8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76]*16.37*100000" office:value-type="float" office:value="2946600" calcext:value-type="float">
            <text:p>2,946,6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2.62" calcext:value-type="float">
            <text:p>2.62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7]*16.37*100000" office:value-type="float" office:value="4288940" calcext:value-type="float">
            <text:p>4,288,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lite i20 Asta 1.2</text:p>
          </table:table-cell>
          <table:table-cell office:value-type="float" office:value="5.97" calcext:value-type="float">
            <text:p>5.97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8]*16.37*100000" office:value-type="float" office:value="9772890" calcext:value-type="float">
            <text:p>9,772,8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5.19" calcext:value-type="float">
            <text:p>5.19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9]*16.37*100000" office:value-type="float" office:value="8496030" calcext:value-type="float">
            <text:p>8,496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Highline 1.5 (D)</text:p>
          </table:table-cell>
          <table:table-cell office:value-type="float" office:value="5.63" calcext:value-type="float">
            <text:p>5.63</text:p>
          </table:table-cell>
          <table:table-cell office:value-type="float" office:value="2015" calcext:value-type="float">
            <text:p>20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0]*16.37*100000" office:value-type="float" office:value="9216310" calcext:value-type="float">
            <text:p>9,216,3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3.22" calcext:value-type="float">
            <text:p>3.22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1]*16.37*100000" office:value-type="float" office:value="5271140" calcext:value-type="float">
            <text:p>5,271,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Revotorq XT</text:p>
          </table:table-cell>
          <table:table-cell office:value-type="float" office:value="4.52" calcext:value-type="float">
            <text:p>4.52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2]*16.37*100000" office:value-type="float" office:value="7399240" calcext:value-type="float">
            <text:p>7,399,2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Amaze 1.2L EX</text:p>
          </table:table-cell>
          <table:table-cell office:value-type="float" office:value="3.54" calcext:value-type="float">
            <text:p>3.54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3]*16.37*100000" office:value-type="float" office:value="5794980" calcext:value-type="float">
            <text:p>5,794,9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49" calcext:value-type="float">
            <text:p>3.49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4]*16.37*100000" office:value-type="float" office:value="5713130" calcext:value-type="float">
            <text:p>5,713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26" calcext:value-type="float">
            <text:p>3.26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5]*16.37*100000" office:value-type="float" office:value="5336620" calcext:value-type="float">
            <text:p>5,336,6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lite i20 Sportz 1.2</text:p>
          </table:table-cell>
          <table:table-cell office:value-type="float" office:value="5.98" calcext:value-type="float">
            <text:p>5.98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6]*16.37*100000" office:value-type="float" office:value="9789260" calcext:value-type="float">
            <text:p>9,789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KUV100 K2 6 STR</text:p>
          </table:table-cell>
          <table:table-cell office:value-type="float" office:value="4.15" calcext:value-type="float">
            <text:p>4.15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87]*16.37*100000" office:value-type="float" office:value="6793550" calcext:value-type="float">
            <text:p>6,793,5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 SCE</text:p>
          </table:table-cell>
          <table:table-cell office:value-type="float" office:value="4.44" calcext:value-type="float">
            <text:p>4.44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8]*16.37*100000" office:value-type="float" office:value="7268280" calcext:value-type="float">
            <text:p>7,268,2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</text:p>
          </table:table-cell>
          <table:table-cell office:value-type="float" office:value="3.92" calcext:value-type="float">
            <text:p>3.92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9]*16.37*100000" office:value-type="float" office:value="6417040" calcext:value-type="float">
            <text:p>6,417,0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New Santro 1.1 Magna</text:p>
          </table:table-cell>
          <table:table-cell office:value-type="float" office:value="4.27" calcext:value-type="float">
            <text:p>4.27</text:p>
          </table:table-cell>
          <table:table-cell office:value-type="float" office:value="2018" calcext:value-type="float">
            <text:p>20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0]*16.37*100000" office:value-type="float" office:value="6989990" calcext:value-type="float">
            <text:p>6,989,9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3.99" calcext:value-type="float">
            <text:p>3.99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1]*16.37*100000" office:value-type="float" office:value="6531630" calcext:value-type="float">
            <text:p>6,531,6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38" calcext:value-type="float">
            <text:p>3.38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2]*16.37*100000" office:value-type="float" office:value="5533060" calcext:value-type="float">
            <text:p>5,533,0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3.5" calcext:value-type="float">
            <text:p>3.5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3]*16.37*100000" office:value-type="float" office:value="5729500" calcext:value-type="float">
            <text:p>5,729,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29" calcext:value-type="float">
            <text:p>3.29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4]*16.37*100000" office:value-type="float" office:value="5385730" calcext:value-type="float">
            <text:p>5,385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Highline 1.5 (D)</text:p>
          </table:table-cell>
          <table:table-cell office:value-type="float" office:value="3.95" calcext:value-type="float">
            <text:p>3.95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5]*16.37*100000" office:value-type="float" office:value="6466150" calcext:value-type="float">
            <text:p>6,466,1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magna 1.1</text:p>
          </table:table-cell>
          <table:table-cell office:value-type="float" office:value="4.12" calcext:value-type="float">
            <text:p>4.12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6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Redi-GO T(O) 1.0</text:p>
          </table:table-cell>
          <table:table-cell office:value-type="float" office:value="2.47" calcext:value-type="float">
            <text:p>2.47</text:p>
          </table:table-cell>
          <table:table-cell office:value-type="float" office:value="2018" calcext:value-type="float">
            <text:p>20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7]*16.37*100000" office:value-type="float" office:value="4043390" calcext:value-type="float">
            <text:p>4,043,3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2.99" calcext:value-type="float">
            <text:p>2.99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8]*16.37*100000" office:value-type="float" office:value="4894630" calcext:value-type="float">
            <text:p>4,894,6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AMT</text:p>
          </table:table-cell>
          <table:table-cell office:value-type="float" office:value="4.59" calcext:value-type="float">
            <text:p>4.59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9]*16.37*100000" office:value-type="float" office:value="7513830" calcext:value-type="float">
            <text:p>7,513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79" calcext:value-type="float">
            <text:p>1.79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00]*16.37*100000" office:value-type="float" office:value="2930230" calcext:value-type="float">
            <text:p>2,930,2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ssan Sunny XL Diesel</text:p>
          </table:table-cell>
          <table:table-cell office:value-type="float" office:value="5.38" calcext:value-type="float">
            <text:p>5.38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1]*16.37*100000" office:value-type="float" office:value="8807060" calcext:value-type="float">
            <text:p>8,807,0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3.25" calcext:value-type="float">
            <text:p>3.25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2]*16.37*100000" office:value-type="float" office:value="5320250" calcext:value-type="float">
            <text:p>5,320,2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2.85" calcext:value-type="float">
            <text:p>2.85</text:p>
          </table:table-cell>
          <table:table-cell office:value-type="float" office:value="2013" calcext:value-type="float">
            <text:p>20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3]*16.37*100000" office:value-type="float" office:value="4665450" calcext:value-type="float">
            <text:p>4,665,4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4.29" calcext:value-type="float">
            <text:p>4.29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4]*16.37*100000" office:value-type="float" office:value="7022730" calcext:value-type="float">
            <text:p>7,022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Magna 1.2 Kappa VTVT</text:p>
          </table:table-cell>
          <table:table-cell office:value-type="float" office:value="5.97" calcext:value-type="float">
            <text:p>5.97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5]*16.37*100000" office:value-type="float" office:value="9772890" calcext:value-type="float">
            <text:p>9,772,8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VXI AT</text:p>
          </table:table-cell>
          <table:table-cell office:value-type="float" office:value="5.78" calcext:value-type="float">
            <text:p>5.78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6]*16.37*100000" office:value-type="float" office:value="9461860" calcext:value-type="float">
            <text:p>9,461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59" calcext:value-type="float">
            <text:p>3.59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7]*16.37*100000" office:value-type="float" office:value="5876830" calcext:value-type="float">
            <text:p>5,876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4.18" calcext:value-type="float">
            <text:p>4.18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8]*16.37*100000" office:value-type="float" office:value="6842660" calcext:value-type="float">
            <text:p>6,842,6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 (O) AMT</text:p>
          </table:table-cell>
          <table:table-cell office:value-type="float" office:value="4.62" calcext:value-type="float">
            <text:p>4.62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9]*16.37*100000" office:value-type="float" office:value="7562940" calcext:value-type="float">
            <text:p>7,562,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2.91" calcext:value-type="float">
            <text:p>2.91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0]*16.37*100000" office:value-type="float" office:value="4763670" calcext:value-type="float">
            <text:p>4,763,6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</text:p>
          </table:table-cell>
          <table:table-cell office:value-type="float" office:value="3.69" calcext:value-type="float">
            <text:p>3.69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1]*16.37*100000" office:value-type="float" office:value="6040530" calcext:value-type="float">
            <text:p>6,040,5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4.96" calcext:value-type="float">
            <text:p>4.96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2]*16.37*100000" office:value-type="float" office:value="8119520" calcext:value-type="float">
            <text:p>8,119,5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VXI 1.2</text:p>
          </table:table-cell>
          <table:table-cell office:value-type="float" office:value="3.16" calcext:value-type="float">
            <text:p>3.16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3]*16.37*100000" office:value-type="float" office:value="5172920" calcext:value-type="float">
            <text:p>5,172,9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T (O)</text:p>
          </table:table-cell>
          <table:table-cell office:value-type="float" office:value="3.89" calcext:value-type="float">
            <text:p>3.89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4]*16.37*100000" office:value-type="float" office:value="6367930" calcext:value-type="float">
            <text:p>6,367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LXI</text:p>
          </table:table-cell>
          <table:table-cell office:value-type="float" office:value="1.98" calcext:value-type="float">
            <text:p>1.98</text:p>
          </table:table-cell>
          <table:table-cell office:value-type="float" office:value="2011" calcext:value-type="float">
            <text:p>20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5]*16.37*100000" office:value-type="float" office:value="3241260" calcext:value-type="float">
            <text:p>3,241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lite i20 Sportz 1.2</text:p>
          </table:table-cell>
          <table:table-cell office:value-type="float" office:value="5.72" calcext:value-type="float">
            <text:p>5.72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6]*16.37*100000" office:value-type="float" office:value="9363640" calcext:value-type="float">
            <text:p>9,363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L</text:p>
          </table:table-cell>
          <table:table-cell office:value-type="float" office:value="3.27" calcext:value-type="float">
            <text:p>3.27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7]*16.37*100000" office:value-type="float" office:value="5352990" calcext:value-type="float">
            <text:p>5,352,9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Sportz AT Petrol</text:p>
          </table:table-cell>
          <table:table-cell office:value-type="float" office:value="3.4" calcext:value-type="float">
            <text:p>3.4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8]*16.37*100000" office:value-type="float" office:value="5565800" calcext:value-type="float">
            <text:p>5,565,8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Era +</text:p>
          </table:table-cell>
          <table:table-cell office:value-type="float" office:value="2.59" calcext:value-type="float">
            <text:p>2.59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9]*16.37*100000" office:value-type="float" office:value="4239830" calcext:value-type="float">
            <text:p>4,239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Di</text:p>
          </table:table-cell>
          <table:table-cell office:value-type="float" office:value="4.89" calcext:value-type="float">
            <text:p>4.89</text:p>
          </table:table-cell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0]*16.37*100000" office:value-type="float" office:value="8004930" calcext:value-type="float">
            <text:p>8,004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VXI AT</text:p>
          </table:table-cell>
          <table:table-cell office:value-type="float" office:value="4.61" calcext:value-type="float">
            <text:p>4.61</text:p>
          </table:table-cell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1]*16.37*100000" office:value-type="float" office:value="7546570" calcext:value-type="float">
            <text:p>7,546,5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Baleno Sigma Diesel</text:p>
          </table:table-cell>
          <table:table-cell office:value-type="float" office:value="5.44" calcext:value-type="float">
            <text:p>5.44</text:p>
          </table:table-cell>
          <table:table-cell office:value-type="float" office:value="2018" calcext:value-type="float">
            <text:p>20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2]*16.37*100000" office:value-type="float" office:value="8905280" calcext:value-type="float">
            <text:p>8,905,2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Revotorq XZ</text:p>
          </table:table-cell>
          <table:table-cell office:value-type="float" office:value="4.34" calcext:value-type="float">
            <text:p>4.34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3]*16.37*100000" office:value-type="float" office:value="7104580" calcext:value-type="float">
            <text:p>7,104,5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A Petrol</text:p>
          </table:table-cell>
          <table:table-cell office:value-type="float" office:value="2.32" calcext:value-type="float">
            <text:p>2.32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24]*16.37*100000" office:value-type="float" office:value="3797840" calcext:value-type="float">
            <text:p>3,797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S(O)MT</text:p>
          </table:table-cell>
          <table:table-cell office:value-type="float" office:value="5.32" calcext:value-type="float">
            <text:p>5.32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5]*16.37*100000" office:value-type="float" office:value="8708840" calcext:value-type="float">
            <text:p>8,708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evrolet Beat LT Petrol</text:p>
          </table:table-cell>
          <table:table-cell office:value-type="float" office:value="2.49" calcext:value-type="float">
            <text:p>2.49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6]*16.37*100000" office:value-type="float" office:value="4076130" calcext:value-type="float">
            <text:p>4,076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Duster RxE Petrol</text:p>
          </table:table-cell>
          <table:table-cell office:value-type="float" office:value="3.12" calcext:value-type="float">
            <text:p>3.12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7]*16.37*100000" office:value-type="float" office:value="5107440" calcext:value-type="float">
            <text:p>5,107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06" calcext:value-type="float">
            <text:p>3.06</text:p>
          </table:table-cell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8]*16.37*100000" office:value-type="float" office:value="5009220" calcext:value-type="float">
            <text:p>5,009,2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Pulse RxL Petrol</text:p>
          </table:table-cell>
          <table:table-cell office:value-type="float" office:value="2.84" calcext:value-type="float">
            <text:p>2.84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9]*16.37*100000" office:value-type="float" office:value="4649080" calcext:value-type="float">
            <text:p>4,649,0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TUV300 T8 mHAWK100</text:p>
          </table:table-cell>
          <table:table-cell office:value-type="float" office:value="5.89" calcext:value-type="float">
            <text:p>5.89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30]*16.37*100000" office:value-type="float" office:value="9641930" calcext:value-type="float">
            <text:p>9,641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Figo Aspire Titanium Plus 1.2 Ti-VCT</text:p>
          </table:table-cell>
          <table:table-cell office:value-type="float" office:value="5.49" calcext:value-type="float">
            <text:p>5.49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1]*16.37*100000" office:value-type="float" office:value="8987130" calcext:value-type="float">
            <text:p>8,987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iger RXL MT</text:p>
          </table:table-cell>
          <table:table-cell office:value-type="float" office:value="5.96" calcext:value-type="float">
            <text:p>5.96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2]*16.37*100000" office:value-type="float" office:value="9756520" calcext:value-type="float">
            <text:p>9,756,5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20 Asta 1.2</text:p>
          </table:table-cell>
          <table:table-cell office:value-type="float" office:value="3.19" calcext:value-type="float">
            <text:p>3.19</text:p>
          </table:table-cell>
          <table:table-cell office:value-type="float" office:value="2011" calcext:value-type="float">
            <text:p>20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3]*16.37*100000" office:value-type="float" office:value="5222030" calcext:value-type="float">
            <text:p>5,222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Plus T</text:p>
          </table:table-cell>
          <table:table-cell office:value-type="float" office:value="2.98" calcext:value-type="float">
            <text:p>2.98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4]*16.37*100000" office:value-type="float" office:value="4878260" calcext:value-type="float">
            <text:p>4,878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Figo Aspire Titanium 1.2 Ti-VCT</text:p>
          </table:table-cell>
          <table:table-cell office:value-type="float" office:value="5.49" calcext:value-type="float">
            <text:p>5.49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5]*16.37*100000" office:value-type="float" office:value="8987130" calcext:value-type="float">
            <text:p>8,987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Jazz VX Diesel</text:p>
          </table:table-cell>
          <table:table-cell office:value-type="float" office:value="5.89" calcext:value-type="float">
            <text:p>5.89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6]*16.37*100000" office:value-type="float" office:value="9641930" calcext:value-type="float">
            <text:p>9,641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Eeco 5 STR WITH A/C+HTR</text:p>
          </table:table-cell>
          <table:table-cell office:value-type="float" office:value="2.92" calcext:value-type="float">
            <text:p>2.92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7]*16.37*100000" office:value-type="float" office:value="4780040" calcext:value-type="float">
            <text:p>4,780,0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4.29" calcext:value-type="float">
            <text:p>4.29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8]*16.37*100000" office:value-type="float" office:value="7022730" calcext:value-type="float">
            <text:p>7,022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yota Etios G</text:p>
          </table:table-cell>
          <table:table-cell office:value-type="float" office:value="3.39" calcext:value-type="float">
            <text:p>3.39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9]*16.37*100000" office:value-type="float" office:value="5549430" calcext:value-type="float">
            <text:p>5,549,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GenX XTA</text:p>
          </table:table-cell>
          <table:table-cell office:value-type="float" office:value="1.97" calcext:value-type="float">
            <text:p>1.97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40]*16.37*100000" office:value-type="float" office:value="3224890" calcext:value-type="float">
            <text:p>3,224,8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3.35" calcext:value-type="float">
            <text:p>3.35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1]*16.37*100000" office:value-type="float" office:value="5483950" calcext:value-type="float">
            <text:p>5,483,9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28" calcext:value-type="float">
            <text:p>3.28</text:p>
          </table:table-cell>
          <table:table-cell office:value-type="float" office:value="2015" calcext:value-type="float">
            <text:p>20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2]*16.37*100000" office:value-type="float" office:value="5369360" calcext:value-type="float">
            <text:p>5,369,3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Revotron XM</text:p>
          </table:table-cell>
          <table:table-cell office:value-type="float" office:value="3.41" calcext:value-type="float">
            <text:p>3.41</text:p>
          </table:table-cell>
          <table:table-cell office:value-type="float" office:value="2017" calcext:value-type="float">
            <text:p>20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3]*16.37*100000" office:value-type="float" office:value="5582170" calcext:value-type="float">
            <text:p>5,582,1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LXI</text:p>
          </table:table-cell>
          <table:table-cell office:value-type="float" office:value="5.72" calcext:value-type="float">
            <text:p>5.7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4]*16.37*100000" office:value-type="float" office:value="9363640" calcext:value-type="float">
            <text:p>9,363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iaz ZXI</text:p>
          </table:table-cell>
          <table:table-cell office:value-type="float" office:value="4.98" calcext:value-type="float">
            <text:p>4.98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5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68" calcext:value-type="float">
            <text:p>3.68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6]*16.37*100000" office:value-type="float" office:value="6024160" calcext:value-type="float">
            <text:p>6,024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gor Revotron XT</text:p>
          </table:table-cell>
          <table:table-cell office:value-type="float" office:value="4.55" calcext:value-type="float">
            <text:p>4.55</text:p>
          </table:table-cell>
          <table:table-cell office:value-type="float" office:value="2017" calcext:value-type="float">
            <text:p>20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7]*16.37*100000" office:value-type="float" office:value="7448350" calcext:value-type="float">
            <text:p>7,448,3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4.9" calcext:value-type="float">
            <text:p>4.9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8]*16.37*100000" office:value-type="float" office:value="8021300" calcext:value-type="float">
            <text:p>8,021,3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Revotron XZA AMT</text:p>
          </table:table-cell>
          <table:table-cell office:value-type="float" office:value="5.49" calcext:value-type="float">
            <text:p>5.49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9]*16.37*100000" office:value-type="float" office:value="8987130" calcext:value-type="float">
            <text:p>8,987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</text:p>
          </table:table-cell>
          <table:table-cell office:value-type="float" office:value="3.32" calcext:value-type="float">
            <text:p>3.32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0]*16.37*100000" office:value-type="float" office:value="5434840" calcext:value-type="float">
            <text:p>5,434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Figo Duratec Petrol ZXI 1.2</text:p>
          </table:table-cell>
          <table:table-cell office:value-type="float" office:value="2.98" calcext:value-type="float">
            <text:p>2.98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1]*16.37*100000" office:value-type="float" office:value="4878260" calcext:value-type="float">
            <text:p>4,878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5.07" calcext:value-type="float">
            <text:p>5.07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2]*16.37*100000" office:value-type="float" office:value="8299590" calcext:value-type="float">
            <text:p>8,299,5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Eeco AC 5 STR</text:p>
          </table:table-cell>
          <table:table-cell office:value-type="float" office:value="4.72" calcext:value-type="float">
            <text:p>4.72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3]*16.37*100000" office:value-type="float" office:value="7726640" calcext:value-type="float">
            <text:p>7,726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A Petrol</text:p>
          </table:table-cell>
          <table:table-cell office:value-type="float" office:value="2.49" calcext:value-type="float">
            <text:p>2.49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54]*16.37*100000" office:value-type="float" office:value="4076130" calcext:value-type="float">
            <text:p>4,076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Magna 1.2 Kappa VTVT</text:p>
          </table:table-cell>
          <table:table-cell office:value-type="float" office:value="3.85" calcext:value-type="float">
            <text:p>3.85</text:p>
          </table:table-cell>
          <table:table-cell office:value-type="float" office:value="2014" calcext:value-type="float">
            <text:p>20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5]*16.37*100000" office:value-type="float" office:value="6302450" calcext:value-type="float">
            <text:p>6,302,4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Figo Titanium 1.2 Ti-VCT</text:p>
          </table:table-cell>
          <table:table-cell office:value-type="float" office:value="4.05" calcext:value-type="float">
            <text:p>4.05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6]*16.37*100000" office:value-type="float" office:value="6629850" calcext:value-type="float">
            <text:p>6,629,8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evrolet Beat LT Petrol</text:p>
          </table:table-cell>
          <table:table-cell office:value-type="float" office:value="1.95" calcext:value-type="float">
            <text:p>1.95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7]*16.37*100000" office:value-type="float" office:value="3192150" calcext:value-type="float">
            <text:p>3,192,1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73" calcext:value-type="float">
            <text:p>2.73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8]*16.37*100000" office:value-type="float" office:value="4469010" calcext:value-type="float">
            <text:p>4,469,0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RXT 1.0 SCE Special (O)</text:p>
          </table:table-cell>
          <table:table-cell office:value-type="float" office:value="2.99" calcext:value-type="float">
            <text:p>2.99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9]*16.37*100000" office:value-type="float" office:value="4894630" calcext:value-type="float">
            <text:p>4,894,6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Verna Fluidic 1.6 VTVT SX</text:p>
          </table:table-cell>
          <table:table-cell office:value-type="float" office:value="4.78" calcext:value-type="float">
            <text:p>4.78</text:p>
          </table:table-cell>
          <table:table-cell office:value-type="float" office:value="2013" calcext:value-type="float">
            <text:p>20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0]*16.37*100000" office:value-type="float" office:value="7824860" calcext:value-type="float">
            <text:p>7,824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VX AT</text:p>
          </table:table-cell>
          <table:table-cell office:value-type="float" office:value="4.64" calcext:value-type="float">
            <text:p>4.64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1]*16.37*100000" office:value-type="float" office:value="7595680" calcext:value-type="float">
            <text:p>7,595,6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</text:p>
          </table:table-cell>
          <table:table-cell office:value-type="float" office:value="2.98" calcext:value-type="float">
            <text:p>2.98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2]*16.37*100000" office:value-type="float" office:value="4878260" calcext:value-type="float">
            <text:p>4,878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Redi-GO T (O)</text:p>
          </table:table-cell>
          <table:table-cell office:value-type="float" office:value="2.47" calcext:value-type="float">
            <text:p>2.47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3]*16.37*100000" office:value-type="float" office:value="4043390" calcext:value-type="float">
            <text:p>4,043,3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Xcent S Petrol</text:p>
          </table:table-cell>
          <table:table-cell office:value-type="float" office:value="4.82" calcext:value-type="float">
            <text:p>4.82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4]*16.37*100000" office:value-type="float" office:value="7890340" calcext:value-type="float">
            <text:p>7,890,3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4.17" calcext:value-type="float">
            <text:p>4.17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5]*16.37*100000" office:value-type="float" office:value="6826290" calcext:value-type="float">
            <text:p>6,826,2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Sportz (O) AT 1.2 Kappa VTVT</text:p>
          </table:table-cell>
          <table:table-cell office:value-type="float" office:value="5.68" calcext:value-type="float">
            <text:p>5.68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6]*16.37*100000" office:value-type="float" office:value="9298160" calcext:value-type="float">
            <text:p>9,298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Era +</text:p>
          </table:table-cell>
          <table:table-cell office:value-type="float" office:value="2.68" calcext:value-type="float">
            <text:p>2.68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7]*16.37*100000" office:value-type="float" office:value="4387160" calcext:value-type="float">
            <text:p>4,387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Jazz VX</text:p>
          </table:table-cell>
          <table:table-cell office:value-type="float" office:value="5.58" calcext:value-type="float">
            <text:p>5.58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8]*16.37*100000" office:value-type="float" office:value="9134460" calcext:value-type="float">
            <text:p>9,134,4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Sportz AT Petrol</text:p>
          </table:table-cell>
          <table:table-cell office:value-type="float" office:value="3.97" calcext:value-type="float">
            <text:p>3.97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9]*16.37*100000" office:value-type="float" office:value="6498890" calcext:value-type="float">
            <text:p>6,498,8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4.16" calcext:value-type="float">
            <text:p>4.16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0]*16.37*100000" office:value-type="float" office:value="6809920" calcext:value-type="float">
            <text:p>6,809,9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iaz ZXI</text:p>
          </table:table-cell>
          <table:table-cell office:value-type="float" office:value="5.49" calcext:value-type="float">
            <text:p>5.49</text:p>
          </table:table-cell>
          <table:table-cell office:value-type="float" office:value="2015" calcext:value-type="float">
            <text:p>20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1]*16.37*100000" office:value-type="float" office:value="8987130" calcext:value-type="float">
            <text:p>8,987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KUV100 K8 5 STR</text:p>
          </table:table-cell>
          <table:table-cell office:value-type="float" office:value="4.49" calcext:value-type="float">
            <text:p>4.49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2]*16.37*100000" office:value-type="float" office:value="7350130" calcext:value-type="float">
            <text:p>7,350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gor Revotron XZ</text:p>
          </table:table-cell>
          <table:table-cell office:value-type="float" office:value="5.33" calcext:value-type="float">
            <text:p>5.33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3]*16.37*100000" office:value-type="float" office:value="8725210" calcext:value-type="float">
            <text:p>8,725,2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Bolt XT Petrol</text:p>
          </table:table-cell>
          <table:table-cell office:value-type="float" office:value="3.89" calcext:value-type="float">
            <text:p>3.89</text:p>
          </table:table-cell>
          <table:table-cell office:value-type="float" office:value="2014" calcext:value-type="float">
            <text:p>20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4]*16.37*100000" office:value-type="float" office:value="6367930" calcext:value-type="float">
            <text:p>6,367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3.98" calcext:value-type="float">
            <text:p>3.98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5]*16.37*100000" office:value-type="float" office:value="6515260" calcext:value-type="float">
            <text:p>6,515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Brio S MT</text:p>
          </table:table-cell>
          <table:table-cell office:value-type="float" office:value="2.78" calcext:value-type="float">
            <text:p>2.78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6]*16.37*100000" office:value-type="float" office:value="4550860" calcext:value-type="float">
            <text:p>4,550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Era +</text:p>
          </table:table-cell>
          <table:table-cell office:value-type="float" office:value="3.19" calcext:value-type="float">
            <text:p>3.19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7]*16.37*100000" office:value-type="float" office:value="5222030" calcext:value-type="float">
            <text:p>5,222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XZ Plus Dual Tone Roof</text:p>
          </table:table-cell>
          <table:table-cell office:value-type="float" office:value="5.68" calcext:value-type="float">
            <text:p>5.68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8]*16.37*100000" office:value-type="float" office:value="9298160" calcext:value-type="float">
            <text:p>9,298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rend 1.5L TDCi</text:p>
          </table:table-cell>
          <table:table-cell office:value-type="float" office:value="5.49" calcext:value-type="float">
            <text:p>5.49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9]*16.37*100000" office:value-type="float" office:value="8987130" calcext:value-type="float">
            <text:p>8,987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4.15" calcext:value-type="float">
            <text:p>4.15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0]*16.37*100000" office:value-type="float" office:value="6793550" calcext:value-type="float">
            <text:p>6,793,5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itanium 1.0L Ecoboost</text:p>
          </table:table-cell>
          <table:table-cell office:value-type="float" office:value="4.67" calcext:value-type="float">
            <text:p>4.67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1]*16.37*100000" office:value-type="float" office:value="7644790" calcext:value-type="float">
            <text:p>7,644,7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2.78" calcext:value-type="float">
            <text:p>2.78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2]*16.37*100000" office:value-type="float" office:value="4550860" calcext:value-type="float">
            <text:p>4,550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Verna Fluidic 1.6 VTVT SX</text:p>
          </table:table-cell>
          <table:table-cell office:value-type="float" office:value="3.91" calcext:value-type="float">
            <text:p>3.91</text:p>
          </table:table-cell>
          <table:table-cell office:value-type="float" office:value="2011" calcext:value-type="float">
            <text:p>20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3]*16.37*100000" office:value-type="float" office:value="6400670" calcext:value-type="float">
            <text:p>6,400,6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Baleno Alpha Petrol</text:p>
          </table:table-cell>
          <table:table-cell office:value-type="float" office:value="5.98" calcext:value-type="float">
            <text:p>5.98</text:p>
          </table:table-cell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4]*16.37*100000" office:value-type="float" office:value="9789260" calcext:value-type="float">
            <text:p>9,789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Sportz</text:p>
          </table:table-cell>
          <table:table-cell office:value-type="float" office:value="3.32" calcext:value-type="float">
            <text:p>3.32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5]*16.37*100000" office:value-type="float" office:value="5434840" calcext:value-type="float">
            <text:p>5,434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Figo Titanium Petrol</text:p>
          </table:table-cell>
          <table:table-cell office:value-type="float" office:value="5.78" calcext:value-type="float">
            <text:p>5.78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6]*16.37*100000" office:value-type="float" office:value="9461860" calcext:value-type="float">
            <text:p>9,461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on Magna +</text:p>
          </table:table-cell>
          <table:table-cell office:value-type="float" office:value="3.53" calcext:value-type="float">
            <text:p>3.53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7]*16.37*100000" office:value-type="float" office:value="5778610" calcext:value-type="float">
            <text:p>5,778,6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3.39" calcext:value-type="float">
            <text:p>3.39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8]*16.37*100000" office:value-type="float" office:value="5549430" calcext:value-type="float">
            <text:p>5,549,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L AMT</text:p>
          </table:table-cell>
          <table:table-cell office:value-type="float" office:value="3.87" calcext:value-type="float">
            <text:p>3.87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9]*16.37*100000" office:value-type="float" office:value="6335190" calcext:value-type="float">
            <text:p>6,335,1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KUV100 K4+ 5 STR</text:p>
          </table:table-cell>
          <table:table-cell office:value-type="float" office:value="4.14" calcext:value-type="float">
            <text:p>4.1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0]*16.37*100000" office:value-type="float" office:value="6777180" calcext:value-type="float">
            <text:p>6,777,1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Revotron XZA AMT</text:p>
          </table:table-cell>
          <table:table-cell office:value-type="float" office:value="5.19" calcext:value-type="float">
            <text:p>5.19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1]*16.37*100000" office:value-type="float" office:value="8496030" calcext:value-type="float">
            <text:p>8,496,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3.65" calcext:value-type="float">
            <text:p>3.65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2]*16.37*100000" office:value-type="float" office:value="5975050" calcext:value-type="float">
            <text:p>5,975,0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</text:p>
          </table:table-cell>
          <table:table-cell office:value-type="float" office:value="3.62" calcext:value-type="float">
            <text:p>3.62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3]*16.37*100000" office:value-type="float" office:value="5925940" calcext:value-type="float">
            <text:p>5,925,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rend 1.5L TDCi</text:p>
          </table:table-cell>
          <table:table-cell office:value-type="float" office:value="5.44" calcext:value-type="float">
            <text:p>5.44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4]*16.37*100000" office:value-type="float" office:value="8905280" calcext:value-type="float">
            <text:p>8,905,2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 AMT (O)</text:p>
          </table:table-cell>
          <table:table-cell office:value-type="float" office:value="3.73" calcext:value-type="float">
            <text:p>3.73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5]*16.37*100000" office:value-type="float" office:value="6106010" calcext:value-type="float">
            <text:p>6,106,0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3.89" calcext:value-type="float">
            <text:p>3.89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6]*16.37*100000" office:value-type="float" office:value="6367930" calcext:value-type="float">
            <text:p>6,367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2.62" calcext:value-type="float">
            <text:p>2.62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7]*16.37*100000" office:value-type="float" office:value="4288940" calcext:value-type="float">
            <text:p>4,288,9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Figo Duratec Petrol EXI 1.2</text:p>
          </table:table-cell>
          <table:table-cell office:value-type="float" office:value="2.32" calcext:value-type="float">
            <text:p>2.32</text:p>
          </table:table-cell>
          <table:table-cell office:value-type="float" office:value="2011" calcext:value-type="float">
            <text:p>20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8]*16.37*100000" office:value-type="float" office:value="3797840" calcext:value-type="float">
            <text:p>3,797,8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LXI</text:p>
          </table:table-cell>
          <table:table-cell office:value-type="float" office:value="3.68" calcext:value-type="float">
            <text:p>3.68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9]*16.37*100000" office:value-type="float" office:value="6024160" calcext:value-type="float">
            <text:p>6,024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2.48" calcext:value-type="float">
            <text:p>2.48</text:p>
          </table:table-cell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0]*16.37*100000" office:value-type="float" office:value="4059760" calcext:value-type="float">
            <text:p>4,059,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City V Diesel</text:p>
          </table:table-cell>
          <table:table-cell office:value-type="float" office:value="5.98" calcext:value-type="float">
            <text:p>5.98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1]*16.37*100000" office:value-type="float" office:value="9789260" calcext:value-type="float">
            <text:p>9,789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Amaze 1.2L SX</text:p>
          </table:table-cell>
          <table:table-cell office:value-type="float" office:value="3.98" calcext:value-type="float">
            <text:p>3.98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2]*16.37*100000" office:value-type="float" office:value="6515260" calcext:value-type="float">
            <text:p>6,515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20 Sportz 1.2</text:p>
          </table:table-cell>
          <table:table-cell office:value-type="float" office:value="3.98" calcext:value-type="float">
            <text:p>3.98</text:p>
          </table:table-cell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3]*16.37*100000" office:value-type="float" office:value="6515260" calcext:value-type="float">
            <text:p>6,515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Opt</text:p>
          </table:table-cell>
          <table:table-cell office:value-type="float" office:value="4.65" calcext:value-type="float">
            <text:p>4.65</text:p>
          </table:table-cell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4]*16.37*100000" office:value-type="float" office:value="7612050" calcext:value-type="float">
            <text:p>7,612,0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X ZXI (O) AMT</text:p>
          </table:table-cell>
          <table:table-cell office:value-type="float" office:value="5.68" calcext:value-type="float">
            <text:p>5.68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5]*16.37*100000" office:value-type="float" office:value="9298160" calcext:value-type="float">
            <text:p>9,298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VXI AMT</text:p>
          </table:table-cell>
          <table:table-cell office:value-type="float" office:value="3.94" calcext:value-type="float">
            <text:p>3.94</text:p>
          </table:table-cell>
          <table:table-cell office:value-type="float" office:value="2014" calcext:value-type="float">
            <text:p>20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6]*16.37*100000" office:value-type="float" office:value="6449780" calcext:value-type="float">
            <text:p>6,449,7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Tiago XZ CNG (Outside Fitted)</text:p>
          </table:table-cell>
          <table:table-cell office:value-type="float" office:value="4.98" calcext:value-type="float">
            <text:p>4.98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rol+cng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7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Amaze 1.2L SX</text:p>
          </table:table-cell>
          <table:table-cell office:value-type="float" office:value="4.46" calcext:value-type="float">
            <text:p>4.46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8]*16.37*100000" office:value-type="float" office:value="7301020" calcext:value-type="float">
            <text:p>7,301,0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rend 1.5L TDCi</text:p>
          </table:table-cell>
          <table:table-cell office:value-type="float" office:value="4.98" calcext:value-type="float">
            <text:p>4.98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9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itanium 1.0L Eco Boost</text:p>
          </table:table-cell>
          <table:table-cell office:value-type="float" office:value="5.8" calcext:value-type="float">
            <text:p>5.8</text:p>
          </table:table-cell>
          <table:table-cell office:value-type="float" office:value="2015" calcext:value-type="float">
            <text:p>20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0]*16.37*100000" office:value-type="float" office:value="9494600" calcext:value-type="float">
            <text:p>9,494,6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47" calcext:value-type="float">
            <text:p>4.47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1]*16.37*100000" office:value-type="float" office:value="7317390" calcext:value-type="float">
            <text:p>7,317,3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4.89" calcext:value-type="float">
            <text:p>4.89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2]*16.37*100000" office:value-type="float" office:value="8004930" calcext:value-type="float">
            <text:p>8,004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ZXI</text:p>
          </table:table-cell>
          <table:table-cell office:value-type="float" office:value="5.16" calcext:value-type="float">
            <text:p>5.16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3]*16.37*100000" office:value-type="float" office:value="8446920" calcext:value-type="float">
            <text:p>8,446,9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29" calcext:value-type="float">
            <text:p>3.29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4]*16.37*100000" office:value-type="float" office:value="5385730" calcext:value-type="float">
            <text:p>5,385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VXI 1.2</text:p>
          </table:table-cell>
          <table:table-cell office:value-type="float" office:value="4.12" calcext:value-type="float">
            <text:p>4.12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5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T</text:p>
          </table:table-cell>
          <table:table-cell office:value-type="float" office:value="3.35" calcext:value-type="float">
            <text:p>3.35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6]*16.37*100000" office:value-type="float" office:value="5483950" calcext:value-type="float">
            <text:p>5,483,9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 RXT AMT Opt</text:p>
          </table:table-cell>
          <table:table-cell office:value-type="float" office:value="4.08" calcext:value-type="float">
            <text:p>4.08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7]*16.37*100000" office:value-type="float" office:value="6678960" calcext:value-type="float">
            <text:p>6,678,9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Verna Fluidic 1.6 VTVT SX</text:p>
          </table:table-cell>
          <table:table-cell office:value-type="float" office:value="4.37" calcext:value-type="float">
            <text:p>4.37</text:p>
          </table:table-cell>
          <table:table-cell office:value-type="float" office:value="2012" calcext:value-type="float">
            <text:p>20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8]*16.37*100000" office:value-type="float" office:value="7153690" calcext:value-type="float">
            <text:p>7,153,6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2.72" calcext:value-type="float">
            <text:p>2.72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9]*16.37*100000" office:value-type="float" office:value="4452640" calcext:value-type="float">
            <text:p>4,452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3.98" calcext:value-type="float">
            <text:p>3.98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0]*16.37*100000" office:value-type="float" office:value="6515260" calcext:value-type="float">
            <text:p>6,515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-Star VXI</text:p>
          </table:table-cell>
          <table:table-cell office:value-type="float" office:value="2.97" calcext:value-type="float">
            <text:p>2.97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1]*16.37*100000" office:value-type="float" office:value="4861890" calcext:value-type="float">
            <text:p>4,861,8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nda Amaze 1.2L EX</text:p>
          </table:table-cell>
          <table:table-cell office:value-type="float" office:value="3.82" calcext:value-type="float">
            <text:p>3.82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2]*16.37*100000" office:value-type="float" office:value="6253340" calcext:value-type="float">
            <text:p>6,253,3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Zest XM Petrol</text:p>
          </table:table-cell>
          <table:table-cell office:value-type="float" office:value="3.68" calcext:value-type="float">
            <text:p>3.68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3]*16.37*100000" office:value-type="float" office:value="6024160" calcext:value-type="float">
            <text:p>6,024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800 LXI</text:p>
          </table:table-cell>
          <table:table-cell office:value-type="float" office:value="3.54" calcext:value-type="float">
            <text:p>3.54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4]*16.37*100000" office:value-type="float" office:value="5794980" calcext:value-type="float">
            <text:p>5,794,9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nault Kwid 1.0L RXT(O) AMT</text:p>
          </table:table-cell>
          <table:table-cell office:value-type="float" office:value="4.57" calcext:value-type="float">
            <text:p>4.57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5]*16.37*100000" office:value-type="float" office:value="7481090" calcext:value-type="float">
            <text:p>7,481,0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96" calcext:value-type="float">
            <text:p>1.96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26]*16.37*100000" office:value-type="float" office:value="3208520" calcext:value-type="float">
            <text:p>3,208,5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5.12" calcext:value-type="float">
            <text:p>5.12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7]*16.37*100000" office:value-type="float" office:value="8381440" calcext:value-type="float">
            <text:p>8,381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4.78" calcext:value-type="float">
            <text:p>4.78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8]*16.37*100000" office:value-type="float" office:value="7824860" calcext:value-type="float">
            <text:p>7,824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Ameo Comfortline 1.2L (P)</text:p>
          </table:table-cell>
          <table:table-cell office:value-type="float" office:value="4.87" calcext:value-type="float">
            <text:p>4.87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9]*16.37*100000" office:value-type="float" office:value="7972190" calcext:value-type="float">
            <text:p>7,972,1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5.29" calcext:value-type="float">
            <text:p>5.29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0]*16.37*100000" office:value-type="float" office:value="8659730" calcext:value-type="float">
            <text:p>8,659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Highline1.2L (P)</text:p>
          </table:table-cell>
          <table:table-cell office:value-type="float" office:value="5.98" calcext:value-type="float">
            <text:p>5.98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1]*16.37*100000" office:value-type="float" office:value="9789260" calcext:value-type="float">
            <text:p>9,789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itanium 1.5L Ti-VCT AT</text:p>
          </table:table-cell>
          <table:table-cell office:value-type="float" office:value="5.75" calcext:value-type="float">
            <text:p>5.75</text:p>
          </table:table-cell>
          <table:table-cell office:value-type="float" office:value="2015" calcext:value-type="float">
            <text:p>20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2]*16.37*100000" office:value-type="float" office:value="9412750" calcext:value-type="float">
            <text:p>9,412,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ssan Micra XL CVT</text:p>
          </table:table-cell>
          <table:table-cell office:value-type="float" office:value="4.98" calcext:value-type="float">
            <text:p>4.98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3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(O) AMT</text:p>
          </table:table-cell>
          <table:table-cell office:value-type="float" office:value="5.75" calcext:value-type="float">
            <text:p>5.7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4]*16.37*100000" office:value-type="float" office:value="9412750" calcext:value-type="float">
            <text:p>9,412,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92" calcext:value-type="float">
            <text:p>1.92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35]*16.37*100000" office:value-type="float" office:value="3143040" calcext:value-type="float">
            <text:p>3,143,0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hindra KUV100 K6 6 STR</text:p>
          </table:table-cell>
          <table:table-cell office:value-type="float" office:value="3.89" calcext:value-type="float">
            <text:p>3.89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36]*16.37*100000" office:value-type="float" office:value="6367930" calcext:value-type="float">
            <text:p>6,367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Estilo VXI</text:p>
          </table:table-cell>
          <table:table-cell office:value-type="float" office:value="2.85" calcext:value-type="float">
            <text:p>2.85</text:p>
          </table:table-cell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7]*16.37*100000" office:value-type="float" office:value="4665450" calcext:value-type="float">
            <text:p>4,665,4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Plus T</text:p>
          </table:table-cell>
          <table:table-cell office:value-type="float" office:value="2.72" calcext:value-type="float">
            <text:p>2.72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8]*16.37*100000" office:value-type="float" office:value="4452640" calcext:value-type="float">
            <text:p>4,452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Zest XT Petrol</text:p>
          </table:table-cell>
          <table:table-cell office:value-type="float" office:value="4.99" calcext:value-type="float">
            <text:p>4.99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9]*16.37*100000" office:value-type="float" office:value="8168630" calcext:value-type="float">
            <text:p>8,168,6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Sportz 1.2 Kappa VTVT</text:p>
          </table:table-cell>
          <table:table-cell office:value-type="float" office:value="4.12" calcext:value-type="float">
            <text:p>4.12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0]*16.37*100000" office:value-type="float" office:value="6744440" calcext:value-type="float">
            <text:p>6,744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VXI</text:p>
          </table:table-cell>
          <table:table-cell office:value-type="float" office:value="3.89" calcext:value-type="float">
            <text:p>3.89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1]*16.37*100000" office:value-type="float" office:value="6367930" calcext:value-type="float">
            <text:p>6,367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4.29" calcext:value-type="float">
            <text:p>4.29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2]*16.37*100000" office:value-type="float" office:value="7022730" calcext:value-type="float">
            <text:p>7,022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Wagon R 1.0 VXI</text:p>
          </table:table-cell>
          <table:table-cell office:value-type="float" office:value="2.99" calcext:value-type="float">
            <text:p>2.99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3]*16.37*100000" office:value-type="float" office:value="4894630" calcext:value-type="float">
            <text:p>4,894,6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5.78" calcext:value-type="float">
            <text:p>5.78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4]*16.37*100000" office:value-type="float" office:value="9461860" calcext:value-type="float">
            <text:p>9,461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Sportz 1.2 Kappa VTVT</text:p>
          </table:table-cell>
          <table:table-cell office:value-type="float" office:value="4.59" calcext:value-type="float">
            <text:p>4.59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5]*16.37*100000" office:value-type="float" office:value="7513830" calcext:value-type="float">
            <text:p>7,513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Alto K10 VXI</text:p>
          </table:table-cell>
          <table:table-cell office:value-type="float" office:value="3.72" calcext:value-type="float">
            <text:p>3.72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6]*16.37*100000" office:value-type="float" office:value="6089640" calcext:value-type="float">
            <text:p>6,089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Elite i20 Asta 1.2</text:p>
          </table:table-cell>
          <table:table-cell office:value-type="float" office:value="5.9" calcext:value-type="float">
            <text:p>5.9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7]*16.37*100000" office:value-type="float" office:value="9658300" calcext:value-type="float">
            <text:p>9,658,3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ssan Magnite XE</text:p>
          </table:table-cell>
          <table:table-cell office:value-type="float" office:value="5.59" calcext:value-type="float">
            <text:p>5.59</text:p>
          </table:table-cell>
          <table:table-cell office:value-type="float" office:value="2022" calcext:value-type="float">
            <text:p>20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8]*16.37*100000" office:value-type="float" office:value="9150830" calcext:value-type="float">
            <text:p>9,150,8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Ertiga VXI</text:p>
          </table:table-cell>
          <table:table-cell office:value-type="float" office:value="5.49" calcext:value-type="float">
            <text:p>5.49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49]*16.37*100000" office:value-type="float" office:value="8987130" calcext:value-type="float">
            <text:p>8,987,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Dzire VXI AT</text:p>
          </table:table-cell>
          <table:table-cell office:value-type="float" office:value="5.68" calcext:value-type="float">
            <text:p>5.68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0]*16.37*100000" office:value-type="float" office:value="9298160" calcext:value-type="float">
            <text:p>9,298,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Sportz 1.2 Petrol</text:p>
          </table:table-cell>
          <table:table-cell office:value-type="float" office:value="3.3" calcext:value-type="float">
            <text:p>3.3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1]*16.37*100000" office:value-type="float" office:value="5402100" calcext:value-type="float">
            <text:p>5,402,1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i10 Era Petrol</text:p>
          </table:table-cell>
          <table:table-cell office:value-type="float" office:value="2.78" calcext:value-type="float">
            <text:p>2.78</text:p>
          </table:table-cell>
          <table:table-cell office:value-type="float" office:value="2012" calcext:value-type="float">
            <text:p>20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2]*16.37*100000" office:value-type="float" office:value="4550860" calcext:value-type="float">
            <text:p>4,550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Baleno Alpha Petrol</text:p>
          </table:table-cell>
          <table:table-cell office:value-type="float" office:value="5.89" calcext:value-type="float">
            <text:p>5.89</text:p>
          </table:table-cell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3]*16.37*100000" office:value-type="float" office:value="9641930" calcext:value-type="float">
            <text:p>9,641,9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72" calcext:value-type="float">
            <text:p>1.72</text:p>
          </table:table-cell>
          <table:table-cell office:value-type="float" office:value="2014" calcext:value-type="float">
            <text:p>20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54]*16.37*100000" office:value-type="float" office:value="2815640" calcext:value-type="float">
            <text:p>2,815,6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sun Go Plus T (O)</text:p>
          </table:table-cell>
          <table:table-cell office:value-type="float" office:value="4.81" calcext:value-type="float">
            <text:p>4.81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55]*16.37*100000" office:value-type="float" office:value="7873970" calcext:value-type="float">
            <text:p>7,873,9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Nano Twist XT Petrol</text:p>
          </table:table-cell>
          <table:table-cell office:value-type="float" office:value="1.96" calcext:value-type="float">
            <text:p>1.96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56]*16.37*100000" office:value-type="float" office:value="3208520" calcext:value-type="float">
            <text:p>3,208,5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Asta AT 1.2 Kappa VTVT</text:p>
          </table:table-cell>
          <table:table-cell office:value-type="float" office:value="5.12" calcext:value-type="float">
            <text:p>5.12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7]*16.37*100000" office:value-type="float" office:value="8381440" calcext:value-type="float">
            <text:p>8,381,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VXI (O)</text:p>
          </table:table-cell>
          <table:table-cell office:value-type="float" office:value="4.78" calcext:value-type="float">
            <text:p>4.78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8]*16.37*100000" office:value-type="float" office:value="7824860" calcext:value-type="float">
            <text:p>7,824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Ameo Comfortline 1.2L (P)</text:p>
          </table:table-cell>
          <table:table-cell office:value-type="float" office:value="4.87" calcext:value-type="float">
            <text:p>4.87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9]*16.37*100000" office:value-type="float" office:value="7972190" calcext:value-type="float">
            <text:p>7,972,1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Swift VXI</text:p>
          </table:table-cell>
          <table:table-cell office:value-type="float" office:value="5.29" calcext:value-type="float">
            <text:p>5.29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0]*16.37*100000" office:value-type="float" office:value="8659730" calcext:value-type="float">
            <text:p>8,659,7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Highline1.2L (P)</text:p>
          </table:table-cell>
          <table:table-cell office:value-type="float" office:value="5.98" calcext:value-type="float">
            <text:p>5.98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1]*16.37*100000" office:value-type="float" office:value="9789260" calcext:value-type="float">
            <text:p>9,789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d EcoSport Titanium 1.5L Ti-VCT AT</text:p>
          </table:table-cell>
          <table:table-cell office:value-type="float" office:value="5.75" calcext:value-type="float">
            <text:p>5.75</text:p>
          </table:table-cell>
          <table:table-cell office:value-type="float" office:value="2015" calcext:value-type="float">
            <text:p>20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2]*16.37*100000" office:value-type="float" office:value="9412750" calcext:value-type="float">
            <text:p>9,412,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ssan Micra XL CVT</text:p>
          </table:table-cell>
          <table:table-cell office:value-type="float" office:value="4.98" calcext:value-type="float">
            <text:p>4.98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3]*16.37*100000" office:value-type="float" office:value="8152260" calcext:value-type="float">
            <text:p>8,152,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uti Suzuki Celerio ZXI (O) AMT</text:p>
          </table:table-cell>
          <table:table-cell office:value-type="float" office:value="5.75" calcext:value-type="float">
            <text:p>5.7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4]*16.37*100000" office:value-type="float" office:value="9412750" calcext:value-type="float">
            <text:p>9,412,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ta Zest XT Petrol</text:p>
          </table:table-cell>
          <table:table-cell office:value-type="float" office:value="4.99" calcext:value-type="float">
            <text:p>4.99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5]*16.37*100000" office:value-type="float" office:value="8168630" calcext:value-type="float">
            <text:p>8,168,6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lkswagen Polo Comfortline 1.2L (P)</text:p>
          </table:table-cell>
          <table:table-cell office:value-type="float" office:value="5.78" calcext:value-type="float">
            <text:p>5.78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6]*16.37*100000" office:value-type="float" office:value="9461860" calcext:value-type="float">
            <text:p>9,461,8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yundai Grand i10 Sportz 1.2 Kappa VTVT</text:p>
          </table:table-cell>
          <table:table-cell office:value-type="float" office:value="4.59" calcext:value-type="float">
            <text:p>4.59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67]*16.37*100000" office:value-type="float" office:value="7513830" calcext:value-type="float">
            <text:p>7,513,8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onda </text:p>
          </table:table-cell>
          <table:table-cell table:style-name="ce11" office:value-type="float" office:value="6.42" calcext:value-type="float">
            <text:p>6.42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74000" calcext:value-type="float">
            <text:p>7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68]*16.37*100000" office:value-type="float" office:value="10509540" calcext:value-type="float">
            <text:p>10,509,5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8.19" calcext:value-type="float">
            <text:p>8.19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5000" calcext:value-type="float">
            <text:p>2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69]*16.37*100000" office:value-type="float" office:value="13407030" calcext:value-type="float">
            <text:p>13,407,0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7.44" calcext:value-type="float">
            <text:p>7.44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6000" calcext:value-type="float">
            <text:p>2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0]*16.37*100000" office:value-type="float" office:value="12179280" calcext:value-type="float">
            <text:p>12,179,2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6.78" calcext:value-type="float">
            <text:p>6.7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1]*16.37*100000" office:value-type="float" office:value="11098860" calcext:value-type="float">
            <text:p>11,098,8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Renault</text:p>
          </table:table-cell>
          <table:table-cell table:style-name="ce11" office:value-type="float" office:value="9.42" calcext:value-type="float">
            <text:p>9.42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44000" calcext:value-type="float">
            <text:p>44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2]*16.37*100000" office:value-type="float" office:value="15420540" calcext:value-type="float">
            <text:p>15,420,5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1" office:value-type="float" office:value="8.32" calcext:value-type="float">
            <text:p>8.32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14000" calcext:value-type="float">
            <text:p>1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3]*16.37*100000" office:value-type="float" office:value="13619840" calcext:value-type="float">
            <text:p>13,619,8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7.28" calcext:value-type="float">
            <text:p>7.28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34000" calcext:value-type="float">
            <text:p>3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4]*16.37*100000" office:value-type="float" office:value="11917360" calcext:value-type="float">
            <text:p>11,917,3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13.25" calcext:value-type="float">
            <text:p>13.2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7000" calcext:value-type="float">
            <text:p>2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5]*16.37*100000" office:value-type="float" office:value="21690250" calcext:value-type="float">
            <text:p>21,690,2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8.09" calcext:value-type="float">
            <text:p>8.0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59000" calcext:value-type="float">
            <text:p>5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6]*16.37*100000" office:value-type="float" office:value="13243330" calcext:value-type="float">
            <text:p>13,243,3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1" office:value-type="float" office:value="8.65" calcext:value-type="float">
            <text:p>8.65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7]*16.37*100000" office:value-type="float" office:value="14160050" calcext:value-type="float">
            <text:p>14,160,0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Volkswagen</text:p>
          </table:table-cell>
          <table:table-cell table:style-name="ce11" office:value-type="float" office:value="15.88" calcext:value-type="float">
            <text:p>15.88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8]*16.37*100000" office:value-type="float" office:value="25995560" calcext:value-type="float">
            <text:p>25,995,5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11.97" calcext:value-type="float">
            <text:p>11.97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1000" calcext:value-type="float">
            <text:p>2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79]*16.37*100000" office:value-type="float" office:value="19594890" calcext:value-type="float">
            <text:p>19,594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6.97" calcext:value-type="float">
            <text:p>6.97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65000" calcext:value-type="float">
            <text:p>6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0]*16.37*100000" office:value-type="float" office:value="11409890" calcext:value-type="float">
            <text:p>11,409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7.12" calcext:value-type="float">
            <text:p>7.12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70000" calcext:value-type="float">
            <text:p>70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1]*16.37*100000" office:value-type="float" office:value="11655440" calcext:value-type="float">
            <text:p>11,655,4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9.59" calcext:value-type="float">
            <text:p>9.59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41000" calcext:value-type="float">
            <text:p>41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2]*16.37*100000" office:value-type="float" office:value="15698830" calcext:value-type="float">
            <text:p>15,698,8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BMW</text:p>
          </table:table-cell>
          <table:table-cell table:style-name="ce11" office:value-type="float" office:value="29.79" calcext:value-type="float">
            <text:p>29.79</text:p>
          </table:table-cell>
          <table:table-cell table:style-name="ce11" office:value-type="float" office:value="2019" calcext:value-type="float">
            <text:p>2019</text:p>
          </table:table-cell>
          <table:table-cell table:style-name="ce12" office:value-type="float" office:value="58000" calcext:value-type="float">
            <text:p>58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3]*16.37*100000" office:value-type="float" office:value="48766230" calcext:value-type="float">
            <text:p>48,766,2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Jeep</text:p>
          </table:table-cell>
          <table:table-cell table:style-name="ce11" office:value-type="float" office:value="14.64" calcext:value-type="float">
            <text:p>14.64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4]*16.37*100000" office:value-type="float" office:value="23965680" calcext:value-type="float">
            <text:p>23,965,6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Land</text:p>
          </table:table-cell>
          <table:table-cell table:style-name="ce11" office:value-type="float" office:value="31.81" calcext:value-type="float">
            <text:p>31.81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54000" calcext:value-type="float">
            <text:p>54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2nd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385]*16.37*100000" office:value-type="float" office:value="52072970" calcext:value-type="float">
            <text:p>52,072,97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Jeep</text:p>
          </table:table-cell>
          <table:table-cell table:style-name="ce11" office:value-type="float" office:value="24.74" calcext:value-type="float">
            <text:p>24.74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9000" calcext:value-type="float">
            <text:p>1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6]*16.37*100000" office:value-type="float" office:value="40499380" calcext:value-type="float">
            <text:p>40,499,3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ercedes</text:p>
          </table:table-cell>
          <table:table-cell table:style-name="ce11" office:value-type="float" office:value="49.99" calcext:value-type="float">
            <text:p>49.99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7]*16.37*100000" office:value-type="float" office:value="81833630" calcext:value-type="float">
            <text:p>81,833,6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BMW</text:p>
          </table:table-cell>
          <table:table-cell table:style-name="ce11" office:value-type="float" office:value="28.28" calcext:value-type="float">
            <text:p>28.2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8]*16.37*100000" office:value-type="float" office:value="46294360" calcext:value-type="float">
            <text:p>46,294,3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Skoda</text:p>
          </table:table-cell>
          <table:table-cell table:style-name="ce13" office:value-type="float" office:value="11.4" calcext:value-type="float">
            <text:p>11.4</text:p>
          </table:table-cell>
          <table:table-cell table:style-name="ce12" office:value-type="float" office:value="2017" calcext:value-type="float">
            <text:p>2017</text:p>
          </table:table-cell>
          <table:table-cell table:style-name="ce11" office:value-type="float" office:value="57000" calcext:value-type="float">
            <text:p>5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2nd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89]*16.37*100000" office:value-type="float" office:value="18661800" calcext:value-type="float">
            <text:p>18,661,8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Skoda</text:p>
          </table:table-cell>
          <table:table-cell table:style-name="ce11" office:value-type="float" office:value="13.99" calcext:value-type="float">
            <text:p>13.9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0]*16.37*100000" office:value-type="float" office:value="22901630" calcext:value-type="float">
            <text:p>22,901,6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Renault</text:p>
          </table:table-cell>
          <table:table-cell table:style-name="ce11" office:value-type="float" office:value="6.19" calcext:value-type="float">
            <text:p>6.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63000" calcext:value-type="float">
            <text:p>6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391]*16.37*100000" office:value-type="float" office:value="10133030" calcext:value-type="float">
            <text:p>10,133,0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8.97" calcext:value-type="float">
            <text:p>8.97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39000" calcext:value-type="float">
            <text:p>3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2]*16.37*100000" office:value-type="float" office:value="14683890" calcext:value-type="float">
            <text:p>14,683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1" office:value-type="float" office:value="11.7" calcext:value-type="float">
            <text:p>11.7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3]*16.37*100000" office:value-type="float" office:value="19152900" calcext:value-type="float">
            <text:p>19,152,9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9.91" calcext:value-type="float">
            <text:p>9.91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37000" calcext:value-type="float">
            <text:p>3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4]*16.37*100000" office:value-type="float" office:value="16222670" calcext:value-type="float">
            <text:p>16,222,67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issan</text:p>
          </table:table-cell>
          <table:table-cell table:style-name="ce13" office:value-type="float" office:value="7.68" calcext:value-type="float">
            <text:p>7.68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4000" calcext:value-type="float">
            <text:p>1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5]*16.37*100000" office:value-type="float" office:value="12572160" calcext:value-type="float">
            <text:p>12,572,1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10.42" calcext:value-type="float">
            <text:p>10.42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49000" calcext:value-type="float">
            <text:p>4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6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1" office:value-type="float" office:value="8.95" calcext:value-type="float">
            <text:p>8.95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8000" calcext:value-type="float">
            <text:p>18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7]*16.37*100000" office:value-type="float" office:value="14651150" calcext:value-type="float">
            <text:p>14,651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3" office:value-type="float" office:value="6.23" calcext:value-type="float">
            <text:p>6.23</text:p>
          </table:table-cell>
          <table:table-cell table:style-name="ce7" office:value-type="float" office:value="2015" calcext:value-type="float">
            <text:p>2015</text:p>
          </table:table-cell>
          <table:table-cell table:style-name="ce12" office:value-type="float" office:value="38000" calcext:value-type="float">
            <text:p>3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2nd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8]*16.37*100000" office:value-type="float" office:value="10198510" calcext:value-type="float">
            <text:p>10,198,5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1" office:value-type="float" office:value="7.32" calcext:value-type="float">
            <text:p>7.32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51000" calcext:value-type="float">
            <text:p>5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399]*16.37*100000" office:value-type="float" office:value="11982840" calcext:value-type="float">
            <text:p>11,982,8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10.42" calcext:value-type="float">
            <text:p>10.42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3000" calcext:value-type="float">
            <text:p>2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0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Skoda</text:p>
          </table:table-cell>
          <table:table-cell table:style-name="ce11" office:value-type="float" office:value="14.73" calcext:value-type="float">
            <text:p>14.7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48000" calcext:value-type="float">
            <text:p>4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1]*16.37*100000" office:value-type="float" office:value="24113010" calcext:value-type="float">
            <text:p>24,113,0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1" office:value-type="float" office:value="9.98" calcext:value-type="float">
            <text:p>9.9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44000" calcext:value-type="float">
            <text:p>44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2]*16.37*100000" office:value-type="float" office:value="16337260" calcext:value-type="float">
            <text:p>16,337,2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1" office:value-type="float" office:value="9.49" calcext:value-type="float">
            <text:p>9.4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23000" calcext:value-type="float">
            <text:p>2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2nd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3]*16.37*100000" office:value-type="float" office:value="15535130" calcext:value-type="float">
            <text:p>15,535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ercedes</text:p>
          </table:table-cell>
          <table:table-cell table:style-name="ce12" office:value-type="float" office:value="55.3" calcext:value-type="float">
            <text:p>55.3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6000" calcext:value-type="float">
            <text:p>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4]*16.37*100000" office:value-type="float" office:value="90526100" calcext:value-type="float">
            <text:p>90,526,1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Land Rover</text:p>
          </table:table-cell>
          <table:table-cell table:style-name="ce11" office:value-type="float" office:value="32.32" calcext:value-type="float">
            <text:p>32.32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51000" calcext:value-type="float">
            <text:p>51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5]*16.37*100000" office:value-type="float" office:value="52907840" calcext:value-type="float">
            <text:p>52,907,8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1" office:value-type="float" office:value="9.98" calcext:value-type="float">
            <text:p>9.98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38000" calcext:value-type="float">
            <text:p>3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6]*16.37*100000" office:value-type="float" office:value="16337260" calcext:value-type="float">
            <text:p>16,337,2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onda </text:p>
          </table:table-cell>
          <table:table-cell table:style-name="ce11" office:value-type="float" office:value="8.78" calcext:value-type="float">
            <text:p>8.78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46000" calcext:value-type="float">
            <text:p>4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7]*16.37*100000" office:value-type="float" office:value="14372860" calcext:value-type="float">
            <text:p>14,372,8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1" office:value-type="float" office:value="9.97" calcext:value-type="float">
            <text:p>9.97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38000" calcext:value-type="float">
            <text:p>3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8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3" office:value-type="float" office:value="7.95" calcext:value-type="float">
            <text:p>7.95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38000" calcext:value-type="float">
            <text:p>3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09]*16.37*100000" office:value-type="float" office:value="13014150" calcext:value-type="float">
            <text:p>13,014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8.79" calcext:value-type="float">
            <text:p>8.79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44000" calcext:value-type="float">
            <text:p>44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10]*16.37*100000" office:value-type="float" office:value="14389230" calcext:value-type="float">
            <text:p>14,389,23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Volkswagen</text:p>
          </table:table-cell>
          <table:table-cell table:style-name="ce13" office:value-type="float" office:value="15.64" calcext:value-type="float">
            <text:p>15.64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49000" calcext:value-type="float">
            <text:p>4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11]*16.37*100000" office:value-type="float" office:value="25602680" calcext:value-type="float">
            <text:p>25,602,6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7.48" calcext:value-type="float">
            <text:p>7.48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12]*16.37*100000" office:value-type="float" office:value="12244760" calcext:value-type="float">
            <text:p>12,244,7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12.31" calcext:value-type="float">
            <text:p>12.31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21000" calcext:value-type="float">
            <text:p>2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formula="of:=[.B413]*16.37*100000" office:value-type="float" office:value="20151470" calcext:value-type="float">
            <text:p>20,151,47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7.59" calcext:value-type="float">
            <text:p>7.5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14]*16.37*100000" office:value-type="float" office:value="12424830" calcext:value-type="float">
            <text:p>12,424,8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1" office:value-type="float" office:value="8.75" calcext:value-type="float">
            <text:p>8.75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68000" calcext:value-type="float">
            <text:p>68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formula="of:=[.B415]*16.37*100000" office:value-type="float" office:value="14323750" calcext:value-type="float">
            <text:p>14,323,7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8.92" calcext:value-type="float">
            <text:p>8.92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16]*16.37*100000" office:value-type="float" office:value="14602040" calcext:value-type="float">
            <text:p>14,602,0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1" office:value-type="float" office:value="10.69" calcext:value-type="float">
            <text:p>10.69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9000" calcext:value-type="float">
            <text:p>2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formula="of:=[.B417]*16.37*100000" office:value-type="float" office:value="17499530" calcext:value-type="float">
            <text:p>17,499,5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6.73" calcext:value-type="float">
            <text:p>6.73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7000" calcext:value-type="float">
            <text:p>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18]*16.37*100000" office:value-type="float" office:value="11017010" calcext:value-type="float">
            <text:p>11,017,0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10.42" calcext:value-type="float">
            <text:p>10.42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6000" calcext:value-type="float">
            <text:p>2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19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3" office:value-type="float" office:value="11.97" calcext:value-type="float">
            <text:p>11.97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37000" calcext:value-type="float">
            <text:p>3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0]*16.37*100000" office:value-type="float" office:value="19594890" calcext:value-type="float">
            <text:p>19,594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10.74" calcext:value-type="float">
            <text:p>10.7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37000" calcext:value-type="float">
            <text:p>3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1]*16.37*100000" office:value-type="float" office:value="17581380" calcext:value-type="float">
            <text:p>17,581,3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1" office:value-type="float" office:value="10.42" calcext:value-type="float">
            <text:p>10.42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42000" calcext:value-type="float">
            <text:p>42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2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onda </text:p>
          </table:table-cell>
          <table:table-cell table:style-name="ce11" office:value-type="float" office:value="6.32" calcext:value-type="float">
            <text:p>6.32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59000" calcext:value-type="float">
            <text:p>5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2nd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3]*16.37*100000" office:value-type="float" office:value="10345840" calcext:value-type="float">
            <text:p>10,345,8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1" office:value-type="float" office:value="9.39" calcext:value-type="float">
            <text:p>9.39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63000" calcext:value-type="float">
            <text:p>6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2nd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24]*16.37*100000" office:value-type="float" office:value="15371430" calcext:value-type="float">
            <text:p>15,371,4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ercedes</text:p>
          </table:table-cell>
          <table:table-cell table:style-name="ce13" office:value-type="float" office:value="24.74" calcext:value-type="float">
            <text:p>24.74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58000" calcext:value-type="float">
            <text:p>58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5]*16.37*100000" office:value-type="float" office:value="40499380" calcext:value-type="float">
            <text:p>40,499,3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9.75" calcext:value-type="float">
            <text:p>9.7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3000" calcext:value-type="float">
            <text:p>2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6]*16.37*100000" office:value-type="float" office:value="15960750" calcext:value-type="float">
            <text:p>15,960,7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6.42" calcext:value-type="float">
            <text:p>6.42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7]*16.37*100000" office:value-type="float" office:value="10509540" calcext:value-type="float">
            <text:p>10,509,5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1" office:value-type="float" office:value="6.41" calcext:value-type="float">
            <text:p>6.41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52000" calcext:value-type="float">
            <text:p>5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8]*16.37*100000" office:value-type="float" office:value="10493170" calcext:value-type="float">
            <text:p>10,493,17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1" office:value-type="float" office:value="10.96" calcext:value-type="float">
            <text:p>10.96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29]*16.37*100000" office:value-type="float" office:value="17941520" calcext:value-type="float">
            <text:p>17,941,52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1" office:value-type="float" office:value="23.99" calcext:value-type="float">
            <text:p>23.99</text:p>
          </table:table-cell>
          <table:table-cell table:style-name="ce11" office:value-type="float" office:value="2023" calcext:value-type="float">
            <text:p>2023</text:p>
          </table:table-cell>
          <table:table-cell table:style-name="ce12" office:value-type="float" office:value="13000" calcext:value-type="float">
            <text:p>1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[.B430]*16.37*100000" office:value-type="float" office:value="39271630" calcext:value-type="float">
            <text:p>39,271,6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7.59" calcext:value-type="float">
            <text:p>7.5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41000" calcext:value-type="float">
            <text:p>4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31]*16.37*100000" office:value-type="float" office:value="12424830" calcext:value-type="float">
            <text:p>12,424,8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11.56" calcext:value-type="float">
            <text:p>11.56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34000" calcext:value-type="float">
            <text:p>34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32]*16.37*100000" office:value-type="float" office:value="18923720" calcext:value-type="float">
            <text:p>18,923,72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6.39" calcext:value-type="float">
            <text:p>6.39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62000" calcext:value-type="float">
            <text:p>6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33]*16.37*100000" office:value-type="float" office:value="10460430" calcext:value-type="float">
            <text:p>10,460,4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7.98" calcext:value-type="float">
            <text:p>7.9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34000" calcext:value-type="float">
            <text:p>3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34]*16.37*100000" office:value-type="float" office:value="13063260" calcext:value-type="float">
            <text:p>13,063,2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7.95" calcext:value-type="float">
            <text:p>7.95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52000" calcext:value-type="float">
            <text:p>5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35]*16.37*100000" office:value-type="float" office:value="13014150" calcext:value-type="float">
            <text:p>13,014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8.35" calcext:value-type="float">
            <text:p>8.35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36]*16.37*100000" office:value-type="float" office:value="13668950" calcext:value-type="float">
            <text:p>13,668,9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6.98" calcext:value-type="float">
            <text:p>6.98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45000" calcext:value-type="float">
            <text:p>4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37]*16.37*100000" office:value-type="float" office:value="11426260" calcext:value-type="float">
            <text:p>11,426,2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9.25" calcext:value-type="float">
            <text:p>9.2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34000" calcext:value-type="float">
            <text:p>3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38]*16.37*100000" office:value-type="float" office:value="15142250" calcext:value-type="float">
            <text:p>15,142,2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issan</text:p>
          </table:table-cell>
          <table:table-cell table:style-name="ce12" office:value-type="float" office:value="6.95" calcext:value-type="float">
            <text:p>6.9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6000" calcext:value-type="float">
            <text:p>2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[.B439]*16.37*100000" office:value-type="float" office:value="11377150" calcext:value-type="float">
            <text:p>11,377,15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6.95" calcext:value-type="float">
            <text:p>6.9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44000" calcext:value-type="float">
            <text:p>4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40]*16.37*100000" office:value-type="float" office:value="11377150" calcext:value-type="float">
            <text:p>11,377,15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Ford</text:p>
          </table:table-cell>
          <table:table-cell table:style-name="ce12" office:value-type="float" office:value="9.28" calcext:value-type="float">
            <text:p>9.2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1000" calcext:value-type="float">
            <text:p>2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41]*16.37*100000" office:value-type="float" office:value="15191360" calcext:value-type="float">
            <text:p>15,191,36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8.54" calcext:value-type="float">
            <text:p>8.54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46000" calcext:value-type="float">
            <text:p>4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42]*16.37*100000" office:value-type="float" office:value="13979980" calcext:value-type="float">
            <text:p>13,979,9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2nd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43]*16.37*100000" office:value-type="float" office:value="18383510" calcext:value-type="float">
            <text:p>18,383,5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9.89" calcext:value-type="float">
            <text:p>9.89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44]*16.37*100000" office:value-type="float" office:value="16189930" calcext:value-type="float">
            <text:p>16,189,9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7.39" calcext:value-type="float">
            <text:p>7.39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33000" calcext:value-type="float">
            <text:p>3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45]*16.37*100000" office:value-type="float" office:value="12097430" calcext:value-type="float">
            <text:p>12,097,4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6.84" calcext:value-type="float">
            <text:p>6.84</text:p>
          </table:table-cell>
          <table:table-cell table:style-name="ce12" office:value-type="float" office:value="2023" calcext:value-type="float">
            <text:p>2023</text:p>
          </table:table-cell>
          <table:table-cell table:style-name="ce12" office:value-type="float" office:value="19000" calcext:value-type="float">
            <text:p>1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46]*16.37*100000" office:value-type="float" office:value="11197080" calcext:value-type="float">
            <text:p>11,197,0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11.88" calcext:value-type="float">
            <text:p>11.88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69000" calcext:value-type="float">
            <text:p>69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47]*16.37*100000" office:value-type="float" office:value="19447560" calcext:value-type="float">
            <text:p>19,447,56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7.15" calcext:value-type="float">
            <text:p>7.15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48]*16.37*100000" office:value-type="float" office:value="11704550" calcext:value-type="float">
            <text:p>11,704,5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6.09" calcext:value-type="float">
            <text:p>6.09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48000" calcext:value-type="float">
            <text:p>4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49]*16.37*100000" office:value-type="float" office:value="9969330" calcext:value-type="float">
            <text:p>9,969,3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7.59" calcext:value-type="float">
            <text:p>7.5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68000" calcext:value-type="float">
            <text:p>6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50]*16.37*100000" office:value-type="float" office:value="12424830" calcext:value-type="float">
            <text:p>12,424,8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7.92" calcext:value-type="float">
            <text:p>7.92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19000" calcext:value-type="float">
            <text:p>1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51]*16.37*100000" office:value-type="float" office:value="12965040" calcext:value-type="float">
            <text:p>12,965,04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6.15" calcext:value-type="float">
            <text:p>6.15</text:p>
          </table:table-cell>
          <table:table-cell table:style-name="ce12" office:value-type="float" office:value="2023" calcext:value-type="float">
            <text:p>2023</text:p>
          </table:table-cell>
          <table:table-cell table:style-name="ce12" office:value-type="float" office:value="3000" calcext:value-type="float">
            <text:p>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52]*16.37*100000" office:value-type="float" office:value="10067550" calcext:value-type="float">
            <text:p>10,067,5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16.35" calcext:value-type="float">
            <text:p>16.35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51000" calcext:value-type="float">
            <text:p>51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53]*16.37*100000" office:value-type="float" office:value="26764950" calcext:value-type="float">
            <text:p>26,764,9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7.92" calcext:value-type="float">
            <text:p>7.92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19000" calcext:value-type="float">
            <text:p>1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54]*16.37*100000" office:value-type="float" office:value="12965040" calcext:value-type="float">
            <text:p>12,965,04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6.15" calcext:value-type="float">
            <text:p>6.15</text:p>
          </table:table-cell>
          <table:table-cell table:style-name="ce12" office:value-type="float" office:value="2023" calcext:value-type="float">
            <text:p>2023</text:p>
          </table:table-cell>
          <table:table-cell table:style-name="ce12" office:value-type="float" office:value="3000" calcext:value-type="float">
            <text:p>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55]*16.37*100000" office:value-type="float" office:value="10067550" calcext:value-type="float">
            <text:p>10,067,5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16.35" calcext:value-type="float">
            <text:p>16.35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51000" calcext:value-type="float">
            <text:p>51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56]*16.37*100000" office:value-type="float" office:value="26764950" calcext:value-type="float">
            <text:p>26,764,9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6.68" calcext:value-type="float">
            <text:p>6.68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57]*16.37*100000" office:value-type="float" office:value="10935160" calcext:value-type="float">
            <text:p>10,935,1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7.89" calcext:value-type="float">
            <text:p>7.89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58]*16.37*100000" office:value-type="float" office:value="12915930" calcext:value-type="float">
            <text:p>12,915,9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9.97" calcext:value-type="float">
            <text:p>9.9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42000" calcext:value-type="float">
            <text:p>42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59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8.54" calcext:value-type="float">
            <text:p>8.54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60]*16.37*100000" office:value-type="float" office:value="13979980" calcext:value-type="float">
            <text:p>13,979,98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8.42" calcext:value-type="float">
            <text:p>8.42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73000" calcext:value-type="float">
            <text:p>7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61]*16.37*100000" office:value-type="float" office:value="13783540" calcext:value-type="float">
            <text:p>13,783,54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Honda </text:p>
          </table:table-cell>
          <table:table-cell table:style-name="ce12" office:value-type="float" office:value="11.97" calcext:value-type="float">
            <text:p>11.97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34000" calcext:value-type="float">
            <text:p>3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62]*16.37*100000" office:value-type="float" office:value="19594890" calcext:value-type="float">
            <text:p>19,594,89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7.19" calcext:value-type="float">
            <text:p>7.1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39000" calcext:value-type="float">
            <text:p>3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63]*16.37*100000" office:value-type="float" office:value="11770030" calcext:value-type="float">
            <text:p>11,770,0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6.39" calcext:value-type="float">
            <text:p>6.3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3000" calcext:value-type="float">
            <text:p>1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64]*16.37*100000" office:value-type="float" office:value="10460430" calcext:value-type="float">
            <text:p>10,460,4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7.53" calcext:value-type="float">
            <text:p>7.53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3000" calcext:value-type="float">
            <text:p>1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65]*16.37*100000" office:value-type="float" office:value="12326610" calcext:value-type="float">
            <text:p>12,326,6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9.97" calcext:value-type="float">
            <text:p>9.97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66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11.3" calcext:value-type="float">
            <text:p>11.3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71000" calcext:value-type="float">
            <text:p>71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67]*16.37*100000" office:value-type="float" office:value="18498100" calcext:value-type="float">
            <text:p>18,498,1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9.92" calcext:value-type="float">
            <text:p>9.92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72000" calcext:value-type="float">
            <text:p>7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68]*16.37*100000" office:value-type="float" office:value="16239040" calcext:value-type="float">
            <text:p>16,239,0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issan</text:p>
          </table:table-cell>
          <table:table-cell table:style-name="ce12" office:value-type="float" office:value="9.68" calcext:value-type="float">
            <text:p>9.68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7000" calcext:value-type="float">
            <text:p>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69]*16.37*100000" office:value-type="float" office:value="15846160" calcext:value-type="float">
            <text:p>15,846,16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7.12" calcext:value-type="float">
            <text:p>7.12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70]*16.37*100000" office:value-type="float" office:value="11655440" calcext:value-type="float">
            <text:p>11,655,4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10.89" calcext:value-type="float">
            <text:p>10.89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71]*16.37*100000" office:value-type="float" office:value="17826930" calcext:value-type="float">
            <text:p>17,826,9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26.35" calcext:value-type="float">
            <text:p>26.35</text:p>
          </table:table-cell>
          <table:table-cell table:style-name="ce12" office:value-type="float" office:value="2023" calcext:value-type="float">
            <text:p>2023</text:p>
          </table:table-cell>
          <table:table-cell table:style-name="ce12" office:value-type="float" office:value="11000" calcext:value-type="float">
            <text:p>1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72]*16.37*100000" office:value-type="float" office:value="43134950" calcext:value-type="float">
            <text:p>43,134,9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7.48" calcext:value-type="float">
            <text:p>7.48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73000" calcext:value-type="float">
            <text:p>7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73]*16.37*100000" office:value-type="float" office:value="12244760" calcext:value-type="float">
            <text:p>12,244,76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8.49" calcext:value-type="float">
            <text:p>8.4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24000" calcext:value-type="float">
            <text:p>2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74]*16.37*100000" office:value-type="float" office:value="13898130" calcext:value-type="float">
            <text:p>13,898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8.12" calcext:value-type="float">
            <text:p>8.12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1000" calcext:value-type="float">
            <text:p>2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75]*16.37*100000" office:value-type="float" office:value="13292440" calcext:value-type="float">
            <text:p>13,292,4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11.7" calcext:value-type="float">
            <text:p>11.7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49000" calcext:value-type="float">
            <text:p>49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76]*16.37*100000" office:value-type="float" office:value="19152900" calcext:value-type="float">
            <text:p>19,152,90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Honda </text:p>
          </table:table-cell>
          <table:table-cell table:style-name="ce12" office:value-type="float" office:value="15.12" calcext:value-type="float">
            <text:p>15.12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21000" calcext:value-type="float">
            <text:p>21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77]*16.37*100000" office:value-type="float" office:value="24751440" calcext:value-type="float">
            <text:p>24,751,4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10.59" calcext:value-type="float">
            <text:p>10.5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78]*16.37*100000" office:value-type="float" office:value="17335830" calcext:value-type="float">
            <text:p>17,335,8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10.96" calcext:value-type="float">
            <text:p>10.9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9000" calcext:value-type="float">
            <text:p>2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79]*16.37*100000" office:value-type="float" office:value="17941520" calcext:value-type="float">
            <text:p>17,941,52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8.78" calcext:value-type="float">
            <text:p>8.7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31000" calcext:value-type="float">
            <text:p>3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0]*16.37*100000" office:value-type="float" office:value="14372860" calcext:value-type="float">
            <text:p>14,372,8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8.25" calcext:value-type="float">
            <text:p>8.2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1000" calcext:value-type="float">
            <text:p>2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1]*16.37*100000" office:value-type="float" office:value="13505250" calcext:value-type="float">
            <text:p>13,505,25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7.95" calcext:value-type="float">
            <text:p>7.9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2000" calcext:value-type="float">
            <text:p>2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2]*16.37*100000" office:value-type="float" office:value="13014150" calcext:value-type="float">
            <text:p>13,014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7.17" calcext:value-type="float">
            <text:p>7.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37000" calcext:value-type="float">
            <text:p>3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3]*16.37*100000" office:value-type="float" office:value="11737290" calcext:value-type="float">
            <text:p>11,737,2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10.69" calcext:value-type="float">
            <text:p>10.6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28000" calcext:value-type="float">
            <text:p>2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4]*16.37*100000" office:value-type="float" office:value="17499530" calcext:value-type="float">
            <text:p>17,499,5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9.37" calcext:value-type="float">
            <text:p>9.37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5]*16.37*100000" office:value-type="float" office:value="15338690" calcext:value-type="float">
            <text:p>15,338,69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table:style-name="ce12" office:value-type="float" office:value="6.49" calcext:value-type="float">
            <text:p>6.49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36000" calcext:value-type="float">
            <text:p>3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2" office:value-type="string" calcext:value-type="string">
            <text:p>3<text:span text:style-name="T1">rd</text:span>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6]*16.37*100000" office:value-type="float" office:value="10624130" calcext:value-type="float">
            <text:p>10,624,13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Ford</text:p>
          </table:table-cell>
          <table:table-cell table:style-name="ce12" office:value-type="float" office:value="7.95" calcext:value-type="float">
            <text:p>7.95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45000" calcext:value-type="float">
            <text:p>4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2" office:value-type="string" calcext:value-type="string">
            <text:p>2<text:span text:style-name="T1">nd</text:span>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7]*16.37*100000" office:value-type="float" office:value="13014150" calcext:value-type="float">
            <text:p>13,014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10.51" calcext:value-type="float">
            <text:p>10.51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74000" calcext:value-type="float">
            <text:p>74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2" office:value-type="string" calcext:value-type="string">
            <text:p>2<text:span text:style-name="T1">nd</text:span>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488]*16.37*100000" office:value-type="float" office:value="17204870" calcext:value-type="float">
            <text:p>17,204,87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6.42" calcext:value-type="float">
            <text:p>6.42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89]*16.37*100000" office:value-type="float" office:value="10509540" calcext:value-type="float">
            <text:p>10,509,5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8.57" calcext:value-type="float">
            <text:p>8.5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67000" calcext:value-type="float">
            <text:p>67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0]*16.37*100000" office:value-type="float" office:value="14029090" calcext:value-type="float">
            <text:p>14,029,0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6.62" calcext:value-type="float">
            <text:p>6.62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60000" calcext:value-type="float">
            <text:p>6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2" office:value-type="string" calcext:value-type="string">
            <text:p>2<text:span text:style-name="T1">nd</text:span>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1]*16.37*100000" office:value-type="float" office:value="10836940" calcext:value-type="float">
            <text:p>10,836,9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table:style-name="ce12" office:value-type="float" office:value="16.35" calcext:value-type="float">
            <text:p>16.35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8000" calcext:value-type="float">
            <text:p>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2]*16.37*100000" office:value-type="float" office:value="26764950" calcext:value-type="float">
            <text:p>26,764,9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issan</text:p>
          </table:table-cell>
          <table:table-cell table:style-name="ce12" office:value-type="float" office:value="8.68" calcext:value-type="float">
            <text:p>8.68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4000" calcext:value-type="float">
            <text:p>2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3]*16.37*100000" office:value-type="float" office:value="14209160" calcext:value-type="float">
            <text:p>14,209,1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6.27" calcext:value-type="float">
            <text:p>6.27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47000" calcext:value-type="float">
            <text:p>4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4]*16.37*100000" office:value-type="float" office:value="10263990" calcext:value-type="float">
            <text:p>10,263,9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8.69" calcext:value-type="float">
            <text:p>8.6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8000" calcext:value-type="float">
            <text:p>2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5]*16.37*100000" office:value-type="float" office:value="14225530" calcext:value-type="float">
            <text:p>14,225,5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table:style-name="ce12" office:value-type="float" office:value="7.49" calcext:value-type="float">
            <text:p>7.49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34000" calcext:value-type="float">
            <text:p>3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6]*16.37*100000" office:value-type="float" office:value="12261130" calcext:value-type="float">
            <text:p>12,261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11.9" calcext:value-type="float">
            <text:p>11.9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7]*16.37*100000" office:value-type="float" office:value="19480300" calcext:value-type="float">
            <text:p>19,480,3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table:style-name="ce12" office:value-type="float" office:value="9.97" calcext:value-type="float">
            <text:p>9.97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3000" calcext:value-type="float">
            <text:p>2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8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table:style-name="ce12" office:value-type="float" office:value="6.68" calcext:value-type="float">
            <text:p>6.68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9000" calcext:value-type="float">
            <text:p>2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499]*16.37*100000" office:value-type="float" office:value="10935160" calcext:value-type="float">
            <text:p>10,935,1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6.54" calcext:value-type="float">
            <text:p>6.54</text:p>
          </table:table-cell>
          <table:table-cell office:value-type="float" office:value="2018" calcext:value-type="float">
            <text:p>2018</text:p>
          </table:table-cell>
          <table:table-cell office:value-type="float" office:value="52000" calcext:value-type="float">
            <text:p>5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2" office:value-type="string" calcext:value-type="string">
            <text:p>2<text:span text:style-name="T1">nd</text:span>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00]*16.37*100000" office:value-type="float" office:value="10705980" calcext:value-type="float">
            <text:p>10,705,9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7.89" calcext:value-type="float">
            <text:p>7.89</text:p>
          </table:table-cell>
          <table:table-cell office:value-type="float" office:value="2021" calcext:value-type="float">
            <text:p>2021</text:p>
          </table:table-cell>
          <table:table-cell office:value-type="float" office:value="53000" calcext:value-type="float">
            <text:p>5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01]*16.37*100000" office:value-type="float" office:value="12915930" calcext:value-type="float">
            <text:p>12,915,9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7.72" calcext:value-type="float">
            <text:p>7.72</text:p>
          </table:table-cell>
          <table:table-cell office:value-type="float" office:value="2021" calcext:value-type="float">
            <text:p>2021</text:p>
          </table:table-cell>
          <table:table-cell office:value-type="float" office:value="42000" calcext:value-type="float">
            <text:p>4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02]*16.37*100000" office:value-type="float" office:value="12637640" calcext:value-type="float">
            <text:p>12,637,6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10.69" calcext:value-type="float">
            <text:p>10.69</text:p>
          </table:table-cell>
          <table:table-cell office:value-type="float" office:value="2022" calcext:value-type="float">
            <text:p>2022</text:p>
          </table:table-cell>
          <table:table-cell office:value-type="float" office:value="11000" calcext:value-type="float">
            <text:p>1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03]*16.37*100000" office:value-type="float" office:value="17499530" calcext:value-type="float">
            <text:p>17,499,5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6.96" calcext:value-type="float">
            <text:p>6.96</text:p>
          </table:table-cell>
          <table:table-cell office:value-type="float" office:value="2018" calcext:value-type="float">
            <text:p>2018</text:p>
          </table:table-cell>
          <table:table-cell office:value-type="float" office:value="62000" calcext:value-type="float">
            <text:p>6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2" office:value-type="string" calcext:value-type="string">
            <text:p>2<text:span text:style-name="T1">nd</text:span>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04]*16.37*100000" office:value-type="float" office:value="11393520" calcext:value-type="float">
            <text:p>11,393,52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office:value-type="float" office:value="12.87" calcext:value-type="float">
            <text:p>12.87</text:p>
          </table:table-cell>
          <table:table-cell office:value-type="float" office:value="2019" calcext:value-type="float">
            <text:p>2019</text:p>
          </table:table-cell>
          <table:table-cell office:value-type="float" office:value="73000" calcext:value-type="float">
            <text:p>7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505]*16.37*100000" office:value-type="float" office:value="21068190" calcext:value-type="float">
            <text:p>21,068,1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office:value-type="float" office:value="10.59" calcext:value-type="float">
            <text:p>10.59</text:p>
          </table:table-cell>
          <table:table-cell office:value-type="float" office:value="2016" calcext:value-type="float">
            <text:p>2016</text:p>
          </table:table-cell>
          <table:table-cell office:value-type="float" office:value="67000" calcext:value-type="float">
            <text:p>67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506]*16.37*100000" office:value-type="float" office:value="17335830" calcext:value-type="float">
            <text:p>17,335,8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34" calcext:value-type="float">
            <text:p>6.34</text:p>
          </table:table-cell>
          <table:table-cell office:value-type="float" office:value="2016" calcext:value-type="float">
            <text:p>2016</text:p>
          </table:table-cell>
          <table:table-cell office:value-type="float" office:value="27000" calcext:value-type="float">
            <text:p>27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2" office:value-type="string" calcext:value-type="string">
            <text:p>2<text:span text:style-name="T1">nd</text:span>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07]*16.37*100000" office:value-type="float" office:value="10378580" calcext:value-type="float">
            <text:p>10,378,5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6.14" calcext:value-type="float">
            <text:p>6.14</text:p>
          </table:table-cell>
          <table:table-cell office:value-type="float" office:value="2018" calcext:value-type="float">
            <text:p>2018</text:p>
          </table:table-cell>
          <table:table-cell office:value-type="float" office:value="39000" calcext:value-type="float">
            <text:p>3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08]*16.37*100000" office:value-type="float" office:value="10051180" calcext:value-type="float">
            <text:p>10,051,18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Skoda</text:p>
          </table:table-cell>
          <table:table-cell office:value-type="float" office:value="11.9" calcext:value-type="float">
            <text:p>11.9</text:p>
          </table:table-cell>
          <table:table-cell office:value-type="float" office:value="2022" calcext:value-type="float">
            <text:p>2022</text:p>
          </table:table-cell>
          <table:table-cell office:value-type="float" office:value="35000" calcext:value-type="float">
            <text:p>3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09]*16.37*100000" office:value-type="float" office:value="19480300" calcext:value-type="float">
            <text:p>19,480,3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8.49" calcext:value-type="float">
            <text:p>8.49</text:p>
          </table:table-cell>
          <table:table-cell office:value-type="float" office:value="2022" calcext:value-type="float">
            <text:p>2022</text:p>
          </table:table-cell>
          <table:table-cell office:value-type="float" office:value="8000" calcext:value-type="float">
            <text:p>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10]*16.37*100000" office:value-type="float" office:value="13898130" calcext:value-type="float">
            <text:p>13,898,13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office:value-type="float" office:value="10.49" calcext:value-type="float">
            <text:p>10.49</text:p>
          </table:table-cell>
          <table:table-cell office:value-type="float" office:value="2022" calcext:value-type="float">
            <text:p>2022</text:p>
          </table:table-cell>
          <table:table-cell office:value-type="float" office:value="18000" calcext:value-type="float">
            <text:p>1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11]*16.37*100000" office:value-type="float" office:value="17172130" calcext:value-type="float">
            <text:p>17,172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8.29" calcext:value-type="float">
            <text:p>8.29</text:p>
          </table:table-cell>
          <table:table-cell office:value-type="float" office:value="2022" calcext:value-type="float">
            <text:p>2022</text:p>
          </table:table-cell>
          <table:table-cell office:value-type="float" office:value="31000" calcext:value-type="float">
            <text:p>3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12]*16.37*100000" office:value-type="float" office:value="13570730" calcext:value-type="float">
            <text:p>13,570,73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office:value-type="float" office:value="6.57" calcext:value-type="float">
            <text:p>6.57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513]*16.37*100000" office:value-type="float" office:value="10755090" calcext:value-type="float">
            <text:p>10,755,0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49" calcext:value-type="float">
            <text:p>9.49</text:p>
          </table:table-cell>
          <table:table-cell office:value-type="float" office:value="2018" calcext:value-type="float">
            <text:p>2018</text:p>
          </table:table-cell>
          <table:table-cell office:value-type="float" office:value="60000" calcext:value-type="float">
            <text:p>6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14]*16.37*100000" office:value-type="float" office:value="15535130" calcext:value-type="float">
            <text:p>15,535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11.44" calcext:value-type="float">
            <text:p>11.44</text:p>
          </table:table-cell>
          <table:table-cell office:value-type="float" office:value="2013" calcext:value-type="float">
            <text:p>2013</text:p>
          </table:table-cell>
          <table:table-cell office:value-type="float" office:value="14000" calcext:value-type="float">
            <text:p>1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15]*16.37*100000" office:value-type="float" office:value="18727280" calcext:value-type="float">
            <text:p>18,727,28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office:value-type="float" office:value="6.14" calcext:value-type="float">
            <text:p>6.14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516]*16.37*100000" office:value-type="float" office:value="10051180" calcext:value-type="float">
            <text:p>10,051,1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8.99" calcext:value-type="float">
            <text:p>8.99</text:p>
          </table:table-cell>
          <table:table-cell office:value-type="float" office:value="2021" calcext:value-type="float">
            <text:p>2021</text:p>
          </table:table-cell>
          <table:table-cell office:value-type="float" office:value="74000" calcext:value-type="float">
            <text:p>7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formula="of:=[.B517]*16.37*100000" office:value-type="float" office:value="14716630" calcext:value-type="float">
            <text:p>14,716,6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8.75" calcext:value-type="float">
            <text:p>8.75</text:p>
          </table:table-cell>
          <table:table-cell office:value-type="float" office:value="2018" calcext:value-type="float">
            <text:p>2018</text:p>
          </table:table-cell>
          <table:table-cell office:value-type="float" office:value="65000" calcext:value-type="float">
            <text:p>65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18]*16.37*100000" office:value-type="float" office:value="14323750" calcext:value-type="float">
            <text:p>14,323,7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office:value-type="float" office:value="8.41" calcext:value-type="float">
            <text:p>8.41</text:p>
          </table:table-cell>
          <table:table-cell office:value-type="float" office:value="2019" calcext:value-type="float">
            <text:p>2019</text:p>
          </table:table-cell>
          <table:table-cell office:value-type="float" office:value="71000" calcext:value-type="float">
            <text:p>71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19]*16.37*100000" office:value-type="float" office:value="13767170" calcext:value-type="float">
            <text:p>13,767,17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49" calcext:value-type="float">
            <text:p>9.49</text:p>
          </table:table-cell>
          <table:table-cell office:value-type="float" office:value="2020" calcext:value-type="float">
            <text:p>2020</text:p>
          </table:table-cell>
          <table:table-cell office:value-type="float" office:value="29000" calcext:value-type="float">
            <text:p>2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0]*16.37*100000" office:value-type="float" office:value="15535130" calcext:value-type="float">
            <text:p>15,535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75" calcext:value-type="float">
            <text:p>9.75</text:p>
          </table:table-cell>
          <table:table-cell office:value-type="float" office:value="2018" calcext:value-type="float">
            <text:p>2018</text:p>
          </table:table-cell>
          <table:table-cell office:value-type="float" office:value="36000" calcext:value-type="float">
            <text:p>3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1]*16.37*100000" office:value-type="float" office:value="15960750" calcext:value-type="float">
            <text:p>15,960,75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oyota</text:p>
          </table:table-cell>
          <table:table-cell office:value-type="float" office:value="22.99" calcext:value-type="float">
            <text:p>22.99</text:p>
          </table:table-cell>
          <table:table-cell office:value-type="float" office:value="2020" calcext:value-type="float">
            <text:p>2020</text:p>
          </table:table-cell>
          <table:table-cell office:value-type="float" office:value="21000" calcext:value-type="float">
            <text:p>21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22]*16.37*100000" office:value-type="float" office:value="37634630" calcext:value-type="float">
            <text:p>37,634,6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24" calcext:value-type="float">
            <text:p>9.24</text:p>
          </table:table-cell>
          <table:table-cell office:value-type="float" office:value="2021" calcext:value-type="float">
            <text:p>2021</text:p>
          </table:table-cell>
          <table:table-cell office:value-type="float" office:value="34000" calcext:value-type="float">
            <text:p>3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3]*16.37*100000" office:value-type="float" office:value="15125880" calcext:value-type="float">
            <text:p>15,125,8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78" calcext:value-type="float">
            <text:p>9.78</text:p>
          </table:table-cell>
          <table:table-cell office:value-type="float" office:value="2018" calcext:value-type="float">
            <text:p>2018</text:p>
          </table:table-cell>
          <table:table-cell office:value-type="float" office:value="48000" calcext:value-type="float">
            <text:p>4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4]*16.37*100000" office:value-type="float" office:value="16009860" calcext:value-type="float">
            <text:p>16,009,8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8.95" calcext:value-type="float">
            <text:p>8.95</text:p>
          </table:table-cell>
          <table:table-cell office:value-type="float" office:value="2018" calcext:value-type="float">
            <text:p>2018</text:p>
          </table:table-cell>
          <table:table-cell office:value-type="float" office:value="36000" calcext:value-type="float">
            <text:p>36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5]*16.37*100000" office:value-type="float" office:value="14651150" calcext:value-type="float">
            <text:p>14,651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8.32" calcext:value-type="float">
            <text:p>8.32</text:p>
          </table:table-cell>
          <table:table-cell office:value-type="float" office:value="2019" calcext:value-type="float">
            <text:p>2019</text:p>
          </table:table-cell>
          <table:table-cell office:value-type="float" office:value="60000" calcext:value-type="float">
            <text:p>60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6]*16.37*100000" office:value-type="float" office:value="13619840" calcext:value-type="float">
            <text:p>13,619,8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7.32" calcext:value-type="float">
            <text:p>7.32</text:p>
          </table:table-cell>
          <table:table-cell office:value-type="float" office:value="2021" calcext:value-type="float">
            <text:p>2021</text:p>
          </table:table-cell>
          <table:table-cell office:value-type="float" office:value="24000" calcext:value-type="float">
            <text:p>2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7]*16.37*100000" office:value-type="float" office:value="11982840" calcext:value-type="float">
            <text:p>11,982,84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office:value-type="float" office:value="8.28" calcext:value-type="float">
            <text:p>8.28</text:p>
          </table:table-cell>
          <table:table-cell office:value-type="float" office:value="2021" calcext:value-type="float">
            <text:p>2021</text:p>
          </table:table-cell>
          <table:table-cell office:value-type="float" office:value="23000" calcext:value-type="float">
            <text:p>2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8]*16.37*100000" office:value-type="float" office:value="13554360" calcext:value-type="float">
            <text:p>13,554,3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7.55" calcext:value-type="float">
            <text:p>7.55</text:p>
          </table:table-cell>
          <table:table-cell office:value-type="float" office:value="2021" calcext:value-type="float">
            <text:p>2021</text:p>
          </table:table-cell>
          <table:table-cell office:value-type="float" office:value="21000" calcext:value-type="float">
            <text:p>2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29]*16.37*100000" office:value-type="float" office:value="12359350" calcext:value-type="float">
            <text:p>12,359,3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8.54" calcext:value-type="float">
            <text:p>8.54</text:p>
          </table:table-cell>
          <table:table-cell office:value-type="float" office:value="2016" calcext:value-type="float">
            <text:p>2016</text:p>
          </table:table-cell>
          <table:table-cell office:value-type="float" office:value="51000" calcext:value-type="float">
            <text:p>5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0]*16.37*100000" office:value-type="float" office:value="13979980" calcext:value-type="float">
            <text:p>13,979,9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issan</text:p>
          </table:table-cell>
          <table:table-cell office:value-type="float" office:value="8.75" calcext:value-type="float">
            <text:p>8.75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31]*16.37*100000" office:value-type="float" office:value="14323750" calcext:value-type="float">
            <text:p>14,323,75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office:value-type="float" office:value="7.19" calcext:value-type="float">
            <text:p>7.19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532]*16.37*100000" office:value-type="float" office:value="11770030" calcext:value-type="float">
            <text:p>11,770,0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19" calcext:value-type="float">
            <text:p>9.19</text:p>
          </table:table-cell>
          <table:table-cell office:value-type="float" office:value="2020" calcext:value-type="float">
            <text:p>2020</text:p>
          </table:table-cell>
          <table:table-cell office:value-type="float" office:value="43000" calcext:value-type="float">
            <text:p>4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3]*16.37*100000" office:value-type="float" office:value="15044030" calcext:value-type="float">
            <text:p>15,044,0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8.72" calcext:value-type="float">
            <text:p>8.72</text:p>
          </table:table-cell>
          <table:table-cell office:value-type="float" office:value="2019" calcext:value-type="float">
            <text:p>2019</text:p>
          </table:table-cell>
          <table:table-cell office:value-type="float" office:value="46000" calcext:value-type="float">
            <text:p>46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4]*16.37*100000" office:value-type="float" office:value="14274640" calcext:value-type="float">
            <text:p>14,274,6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29" calcext:value-type="float">
            <text:p>6.29</text:p>
          </table:table-cell>
          <table:table-cell office:value-type="float" office:value="2016" calcext:value-type="float">
            <text:p>2016</text:p>
          </table:table-cell>
          <table:table-cell office:value-type="float" office:value="48000" calcext:value-type="float">
            <text:p>4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5]*16.37*100000" office:value-type="float" office:value="10296730" calcext:value-type="float">
            <text:p>10,296,73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office:value-type="float" office:value="9.63" calcext:value-type="float">
            <text:p>9.63</text:p>
          </table:table-cell>
          <table:table-cell office:value-type="float" office:value="2022" calcext:value-type="float">
            <text:p>2022</text:p>
          </table:table-cell>
          <table:table-cell office:value-type="float" office:value="24000" calcext:value-type="float">
            <text:p>2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6]*16.37*100000" office:value-type="float" office:value="15764310" calcext:value-type="float">
            <text:p>15,764,3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office:value-type="float" office:value="20.49" calcext:value-type="float">
            <text:p>20.49</text:p>
          </table:table-cell>
          <table:table-cell office:value-type="float" office:value="2022" calcext:value-type="float">
            <text:p>2022</text:p>
          </table:table-cell>
          <table:table-cell office:value-type="float" office:value="23000" calcext:value-type="float">
            <text:p>2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7]*16.37*100000" office:value-type="float" office:value="33542130" calcext:value-type="float">
            <text:p>33,542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7.78" calcext:value-type="float">
            <text:p>7.78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8]*16.37*100000" office:value-type="float" office:value="12735860" calcext:value-type="float">
            <text:p>12,735,8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8.17" calcext:value-type="float">
            <text:p>8.17</text:p>
          </table:table-cell>
          <table:table-cell office:value-type="float" office:value="2021" calcext:value-type="float">
            <text:p>2021</text:p>
          </table:table-cell>
          <table:table-cell office:value-type="float" office:value="35000" calcext:value-type="float">
            <text:p>35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39]*16.37*100000" office:value-type="float" office:value="13374290" calcext:value-type="float">
            <text:p>13,374,2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95" calcext:value-type="float">
            <text:p>9.95</text:p>
          </table:table-cell>
          <table:table-cell office:value-type="float" office:value="2020" calcext:value-type="float">
            <text:p>2020</text:p>
          </table:table-cell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0]*16.37*100000" office:value-type="float" office:value="16288150" calcext:value-type="float">
            <text:p>16,288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8.47" calcext:value-type="float">
            <text:p>8.47</text:p>
          </table:table-cell>
          <table:table-cell office:value-type="float" office:value="2019" calcext:value-type="float">
            <text:p>2019</text:p>
          </table:table-cell>
          <table:table-cell office:value-type="float" office:value="40000" calcext:value-type="float">
            <text:p>40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1]*16.37*100000" office:value-type="float" office:value="13865390" calcext:value-type="float">
            <text:p>13,865,3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96" calcext:value-type="float">
            <text:p>9.96</text:p>
          </table:table-cell>
          <table:table-cell office:value-type="float" office:value="2018" calcext:value-type="float">
            <text:p>2018</text:p>
          </table:table-cell>
          <table:table-cell office:value-type="float" office:value="53000" calcext:value-type="float">
            <text:p>5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2]*16.37*100000" office:value-type="float" office:value="16304520" calcext:value-type="float">
            <text:p>16,304,52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23" calcext:value-type="float">
            <text:p>6.23</text:p>
          </table:table-cell>
          <table:table-cell office:value-type="float" office:value="2016" calcext:value-type="float">
            <text:p>2016</text:p>
          </table:table-cell>
          <table:table-cell office:value-type="float" office:value="60000" calcext:value-type="float">
            <text:p>6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3]*16.37*100000" office:value-type="float" office:value="10198510" calcext:value-type="float">
            <text:p>10,198,51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office:value-type="float" office:value="7.9" calcext:value-type="float">
            <text:p>7.9</text:p>
          </table:table-cell>
          <table:table-cell office:value-type="float" office:value="2023" calcext:value-type="float">
            <text:p>2023</text:p>
          </table:table-cell>
          <table:table-cell office:value-type="float" office:value="8000" calcext:value-type="float">
            <text:p>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4]*16.37*100000" office:value-type="float" office:value="12932300" calcext:value-type="float">
            <text:p>12,932,3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office:value-type="float" office:value="7.49" calcext:value-type="float">
            <text:p>7.49</text:p>
          </table:table-cell>
          <table:table-cell office:value-type="float" office:value="2021" calcext:value-type="float">
            <text:p>2021</text:p>
          </table:table-cell>
          <table:table-cell office:value-type="float" office:value="63000" calcext:value-type="float">
            <text:p>6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5]*16.37*100000" office:value-type="float" office:value="12261130" calcext:value-type="float">
            <text:p>12,261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9.02" calcext:value-type="float">
            <text:p>9.02</text:p>
          </table:table-cell>
          <table:table-cell office:value-type="float" office:value="2021" calcext:value-type="float">
            <text:p>2021</text:p>
          </table:table-cell>
          <table:table-cell office:value-type="float" office:value="42000" calcext:value-type="float">
            <text:p>42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6]*16.37*100000" office:value-type="float" office:value="14765740" calcext:value-type="float">
            <text:p>14,765,7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8.25" calcext:value-type="float">
            <text:p>8.25</text:p>
          </table:table-cell>
          <table:table-cell office:value-type="float" office:value="2020" calcext:value-type="float">
            <text:p>2020</text:p>
          </table:table-cell>
          <table:table-cell office:value-type="float" office:value="38000" calcext:value-type="float">
            <text:p>3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7]*16.37*100000" office:value-type="float" office:value="13505250" calcext:value-type="float">
            <text:p>13,505,2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8.95" calcext:value-type="float">
            <text:p>8.95</text:p>
          </table:table-cell>
          <table:table-cell office:value-type="float" office:value="2017" calcext:value-type="float">
            <text:p>2017</text:p>
          </table:table-cell>
          <table:table-cell office:value-type="float" office:value="34000" calcext:value-type="float">
            <text:p>34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8]*16.37*100000" office:value-type="float" office:value="14651150" calcext:value-type="float">
            <text:p>14,651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31" calcext:value-type="float">
            <text:p>6.31</text:p>
          </table:table-cell>
          <table:table-cell office:value-type="float" office:value="2016" calcext:value-type="float">
            <text:p>2016</text:p>
          </table:table-cell>
          <table:table-cell office:value-type="float" office:value="43000" calcext:value-type="float">
            <text:p>4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49]*16.37*100000" office:value-type="float" office:value="10329470" calcext:value-type="float">
            <text:p>10,329,47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office:value-type="float" office:value="12.13" calcext:value-type="float">
            <text:p>12.13</text:p>
          </table:table-cell>
          <table:table-cell office:value-type="float" office:value="2022" calcext:value-type="float">
            <text:p>2022</text:p>
          </table:table-cell>
          <table:table-cell office:value-type="float" office:value="23000" calcext:value-type="float">
            <text:p>23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0]*16.37*100000" office:value-type="float" office:value="19856810" calcext:value-type="float">
            <text:p>19,856,8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6.97" calcext:value-type="float">
            <text:p>6.97</text:p>
          </table:table-cell>
          <table:table-cell office:value-type="float" office:value="2020" calcext:value-type="float">
            <text:p>2020</text:p>
          </table:table-cell>
          <table:table-cell office:value-type="float" office:value="31000" calcext:value-type="float">
            <text:p>3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1]*16.37*100000" office:value-type="float" office:value="11409890" calcext:value-type="float">
            <text:p>11,409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97" calcext:value-type="float">
            <text:p>9.97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2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office:value-type="float" office:value="11.89" calcext:value-type="float">
            <text:p>11.89</text:p>
          </table:table-cell>
          <table:table-cell office:value-type="float" office:value="2021" calcext:value-type="float">
            <text:p>2021</text:p>
          </table:table-cell>
          <table:table-cell office:value-type="float" office:value="56000" calcext:value-type="float">
            <text:p>56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3]*16.37*100000" office:value-type="float" office:value="19463930" calcext:value-type="float">
            <text:p>19,463,9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10.68" calcext:value-type="float">
            <text:p>10.68</text:p>
          </table:table-cell>
          <table:table-cell office:value-type="float" office:value="2022" calcext:value-type="float">
            <text:p>2022</text:p>
          </table:table-cell>
          <table:table-cell office:value-type="float" office:value="19000" calcext:value-type="float">
            <text:p>1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4]*16.37*100000" office:value-type="float" office:value="17483160" calcext:value-type="float">
            <text:p>17,483,1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97" calcext:value-type="float">
            <text:p>9.97</text:p>
          </table:table-cell>
          <table:table-cell office:value-type="float" office:value="2023" calcext:value-type="float">
            <text:p>2023</text:p>
          </table:table-cell>
          <table:table-cell office:value-type="float" office:value="18000" calcext:value-type="float">
            <text:p>1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5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hindra</text:p>
          </table:table-cell>
          <table:table-cell office:value-type="float" office:value="11.59" calcext:value-type="float">
            <text:p>11.59</text:p>
          </table:table-cell>
          <table:table-cell office:value-type="float" office:value="2021" calcext:value-type="float">
            <text:p>2021</text:p>
          </table:table-cell>
          <table:table-cell office:value-type="float" office:value="56000" calcext:value-type="float">
            <text:p>56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6]*16.37*100000" office:value-type="float" office:value="18972830" calcext:value-type="float">
            <text:p>18,972,8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10.68" calcext:value-type="float">
            <text:p>10.68</text:p>
          </table:table-cell>
          <table:table-cell office:value-type="float" office:value="2022" calcext:value-type="float">
            <text:p>2022</text:p>
          </table:table-cell>
          <table:table-cell office:value-type="float" office:value="19000" calcext:value-type="float">
            <text:p>19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7]*16.37*100000" office:value-type="float" office:value="17483160" calcext:value-type="float">
            <text:p>17,483,1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97" calcext:value-type="float">
            <text:p>9.97</text:p>
          </table:table-cell>
          <table:table-cell office:value-type="float" office:value="2023" calcext:value-type="float">
            <text:p>2023</text:p>
          </table:table-cell>
          <table:table-cell office:value-type="float" office:value="18000" calcext:value-type="float">
            <text:p>18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8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7.03" calcext:value-type="float">
            <text:p>7.03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59]*16.37*100000" office:value-type="float" office:value="11508110" calcext:value-type="float">
            <text:p>11,508,1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koda</text:p>
          </table:table-cell>
          <table:table-cell office:value-type="float" office:value="13.83" calcext:value-type="float">
            <text:p>13.83</text:p>
          </table:table-cell>
          <table:table-cell office:value-type="float" office:value="2021" calcext:value-type="float">
            <text:p>2021</text:p>
          </table:table-cell>
          <table:table-cell office:value-type="float" office:value="60000" calcext:value-type="float">
            <text:p>6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0]*16.37*100000" office:value-type="float" office:value="22639710" calcext:value-type="float">
            <text:p>22,639,7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15" calcext:value-type="float">
            <text:p>9.15</text:p>
          </table:table-cell>
          <table:table-cell office:value-type="float" office:value="2022" calcext:value-type="float">
            <text:p>2022</text:p>
          </table:table-cell>
          <table:table-cell office:value-type="float" office:value="1800" calcext:value-type="float">
            <text:p>18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1]*16.37*100000" office:value-type="float" office:value="14978550" calcext:value-type="float">
            <text:p>14,978,5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ata</text:p>
          </table:table-cell>
          <table:table-cell office:value-type="float" office:value="10.39" calcext:value-type="float">
            <text:p>10.39</text:p>
          </table:table-cell>
          <table:table-cell office:value-type="float" office:value="2021" calcext:value-type="float">
            <text:p>2021</text:p>
          </table:table-cell>
          <table:table-cell office:value-type="float" office:value="72000" calcext:value-type="float">
            <text:p>72000</text:p>
          </table:table-cell>
          <table:table-cell table:style-name="ce11" office:value-type="string" calcext:value-type="string">
            <text:p>diese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2]*16.37*100000" office:value-type="float" office:value="17008430" calcext:value-type="float">
            <text:p>17,008,4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8.49" calcext:value-type="float">
            <text:p>8.49</text:p>
          </table:table-cell>
          <table:table-cell office:value-type="float" office:value="2019" calcext:value-type="float">
            <text:p>2019</text:p>
          </table:table-cell>
          <table:table-cell office:value-type="float" office:value="33000" calcext:value-type="float">
            <text:p>3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3]*16.37*100000" office:value-type="float" office:value="13898130" calcext:value-type="float">
            <text:p>13,898,1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Maruti</text:p>
          </table:table-cell>
          <table:table-cell office:value-type="float" office:value="6.52" calcext:value-type="float">
            <text:p>6.52</text:p>
          </table:table-cell>
          <table:table-cell office:value-type="float" office:value="2018" calcext:value-type="float">
            <text:p>2018</text:p>
          </table:table-cell>
          <table:table-cell office:value-type="float" office:value="31000" calcext:value-type="float">
            <text:p>3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4]*16.37*100000" office:value-type="float" office:value="10673240" calcext:value-type="float">
            <text:p>10,673,2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51" calcext:value-type="float">
            <text:p>9.51</text:p>
          </table:table-cell>
          <table:table-cell office:value-type="float" office:value="2018" calcext:value-type="float">
            <text:p>2018</text:p>
          </table:table-cell>
          <table:table-cell office:value-type="float" office:value="43000" calcext:value-type="float">
            <text:p>43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5]*16.37*100000" office:value-type="float" office:value="15567870" calcext:value-type="float">
            <text:p>15,567,87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8.92" calcext:value-type="float">
            <text:p>8.92</text:p>
          </table:table-cell>
          <table:table-cell office:value-type="float" office:value="2018" calcext:value-type="float">
            <text:p>2018</text:p>
          </table:table-cell>
          <table:table-cell office:value-type="float" office:value="51000" calcext:value-type="float">
            <text:p>51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6]*16.37*100000" office:value-type="float" office:value="14602040" calcext:value-type="float">
            <text:p>14,602,040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Renault</text:p>
          </table:table-cell>
          <table:table-cell office:value-type="float" office:value="10.63" calcext:value-type="float">
            <text:p>10.63</text:p>
          </table:table-cell>
          <table:table-cell office:value-type="float" office:value="2023" calcext:value-type="float">
            <text:p>2023</text:p>
          </table:table-cell>
          <table:table-cell office:value-type="float" office:value="60000" calcext:value-type="float">
            <text:p>60000</text:p>
          </table:table-cell>
          <table:table-cell table:style-name="ce11" office:value-type="string" calcext:value-type="string">
            <text:p>petrol</text:p>
          </table:table-cell>
          <table:table-cell table:style-name="ce11"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7]*16.37*100000" office:value-type="float" office:value="17401310" calcext:value-type="float">
            <text:p>17,401,3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8.69" calcext:value-type="float">
            <text:p>8.69</text:p>
          </table:table-cell>
          <table:table-cell office:value-type="float" office:value="2019" calcext:value-type="float">
            <text:p>2019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8]*16.37*100000" office:value-type="float" office:value="14225530" calcext:value-type="float">
            <text:p>14,225,5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6.54" calcext:value-type="float">
            <text:p>6.54</text:p>
          </table:table-cell>
          <table:table-cell office:value-type="float" office:value="2015" calcext:value-type="float">
            <text:p>2015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69]*16.37*100000" office:value-type="float" office:value="10705980" calcext:value-type="float">
            <text:p>10,705,9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2.41" calcext:value-type="float">
            <text:p>12.41</text:p>
          </table:table-cell>
          <table:table-cell office:value-type="float" office:value="2023" calcext:value-type="float">
            <text:p>2023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0]*16.37*100000" office:value-type="float" office:value="20315170" calcext:value-type="float">
            <text:p>20,315,1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8.75" calcext:value-type="float">
            <text:p>8.75</text:p>
          </table:table-cell>
          <table:table-cell office:value-type="float" office:value="2020" calcext:value-type="float">
            <text:p>2020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1]*16.37*100000" office:value-type="float" office:value="14323750" calcext:value-type="float">
            <text:p>14,323,7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5.49" calcext:value-type="float">
            <text:p>15.49</text:p>
          </table:table-cell>
          <table:table-cell office:value-type="float" office:value="2019" calcext:value-type="float">
            <text:p>2019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72]*16.37*100000" office:value-type="float" office:value="25357130" calcext:value-type="float">
            <text:p>25,357,1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1.45" calcext:value-type="float">
            <text:p>11.45</text:p>
          </table:table-cell>
          <table:table-cell office:value-type="float" office:value="2022" calcext:value-type="float">
            <text:p>2022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3]*16.37*100000" office:value-type="float" office:value="18743650" calcext:value-type="float">
            <text:p>18,743,6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6.53" calcext:value-type="float">
            <text:p>6.53</text:p>
          </table:table-cell>
          <table:table-cell office:value-type="float" office:value="2018" calcext:value-type="float">
            <text:p>2018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4]*16.37*100000" office:value-type="float" office:value="10689610" calcext:value-type="float">
            <text:p>10,689,6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0.44" calcext:value-type="float">
            <text:p>10.44</text:p>
          </table:table-cell>
          <table:table-cell office:value-type="float" office:value="2021" calcext:value-type="float">
            <text:p>2021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5]*16.37*100000" office:value-type="float" office:value="17090280" calcext:value-type="float">
            <text:p>17,090,2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8.04" calcext:value-type="float">
            <text:p>8.04</text:p>
          </table:table-cell>
          <table:table-cell office:value-type="float" office:value="2018" calcext:value-type="float">
            <text:p>2018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6]*16.37*100000" office:value-type="float" office:value="13161480" calcext:value-type="float">
            <text:p>13,161,4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48" calcext:value-type="float">
            <text:p>9.48</text:p>
          </table:table-cell>
          <table:table-cell office:value-type="float" office:value="2022" calcext:value-type="float">
            <text:p>2022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7]*16.37*100000" office:value-type="float" office:value="15518760" calcext:value-type="float">
            <text:p>15,518,7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88" calcext:value-type="float">
            <text:p>6.88</text:p>
          </table:table-cell>
          <table:table-cell office:value-type="float" office:value="2018" calcext:value-type="float">
            <text:p>2018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8]*16.37*100000" office:value-type="float" office:value="11262560" calcext:value-type="float">
            <text:p>11,262,5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6.59" calcext:value-type="float">
            <text:p>6.59</text:p>
          </table:table-cell>
          <table:table-cell office:value-type="float" office:value="2019" calcext:value-type="float">
            <text:p>2019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79]*16.37*100000" office:value-type="float" office:value="10787830" calcext:value-type="float">
            <text:p>10,787,8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9.29" calcext:value-type="float">
            <text:p>9.29</text:p>
          </table:table-cell>
          <table:table-cell office:value-type="float" office:value="2019" calcext:value-type="float">
            <text:p>201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0]*16.37*100000" office:value-type="float" office:value="15207730" calcext:value-type="float">
            <text:p>15,207,7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15.94" calcext:value-type="float">
            <text:p>15.94</text:p>
          </table:table-cell>
          <table:table-cell office:value-type="float" office:value="2022" calcext:value-type="float">
            <text:p>202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1]*16.37*100000" office:value-type="float" office:value="26093780" calcext:value-type="float">
            <text:p>26,093,7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koda</text:p>
          </table:table-cell>
          <table:table-cell office:value-type="float" office:value="11.9" calcext:value-type="float">
            <text:p>11.9</text:p>
          </table:table-cell>
          <table:table-cell office:value-type="float" office:value="2021" calcext:value-type="float">
            <text:p>2021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2]*16.37*100000" office:value-type="float" office:value="19480300" calcext:value-type="float">
            <text:p>19,480,3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8.69" calcext:value-type="float">
            <text:p>8.69</text:p>
          </table:table-cell>
          <table:table-cell office:value-type="float" office:value="2019" calcext:value-type="float">
            <text:p>2019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3]*16.37*100000" office:value-type="float" office:value="14225530" calcext:value-type="float">
            <text:p>14,225,5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4.93" calcext:value-type="float">
            <text:p>14.93</text:p>
          </table:table-cell>
          <table:table-cell office:value-type="float" office:value="2024" calcext:value-type="float">
            <text:p>2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4]*16.37*100000" office:value-type="float" office:value="24440410" calcext:value-type="float">
            <text:p>24,440,4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8.68" calcext:value-type="float">
            <text:p>8.68</text:p>
          </table:table-cell>
          <table:table-cell office:value-type="float" office:value="2022" calcext:value-type="float">
            <text:p>2022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5]*16.37*100000" office:value-type="float" office:value="14209160" calcext:value-type="float">
            <text:p>14,209,1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16.55" calcext:value-type="float">
            <text:p>16.55</text:p>
          </table:table-cell>
          <table:table-cell office:value-type="float" office:value="2022" calcext:value-type="float">
            <text:p>2022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86]*16.37*100000" office:value-type="float" office:value="27092350" calcext:value-type="float">
            <text:p>27,092,3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1.76" calcext:value-type="float">
            <text:p>11.76</text:p>
          </table:table-cell>
          <table:table-cell office:value-type="float" office:value="2017" calcext:value-type="float">
            <text:p>2017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87]*16.37*100000" office:value-type="float" office:value="19251120" calcext:value-type="float">
            <text:p>19,251,12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8.15" calcext:value-type="float">
            <text:p>8.15</text:p>
          </table:table-cell>
          <table:table-cell office:value-type="float" office:value="2017" calcext:value-type="float">
            <text:p>2017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88]*16.37*100000" office:value-type="float" office:value="13341550" calcext:value-type="float">
            <text:p>13,341,5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95" calcext:value-type="float">
            <text:p>7.95</text:p>
          </table:table-cell>
          <table:table-cell office:value-type="float" office:value="2021" calcext:value-type="float">
            <text:p>2021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89]*16.37*100000" office:value-type="float" office:value="13014150" calcext:value-type="float">
            <text:p>13,014,1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8.95" calcext:value-type="float">
            <text:p>8.95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0]*16.37*100000" office:value-type="float" office:value="14651150" calcext:value-type="float">
            <text:p>14,651,1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89" calcext:value-type="float">
            <text:p>7.89</text:p>
          </table:table-cell>
          <table:table-cell office:value-type="float" office:value="2017" calcext:value-type="float">
            <text:p>2017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1]*16.37*100000" office:value-type="float" office:value="12915930" calcext:value-type="float">
            <text:p>12,915,9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1.97" calcext:value-type="float">
            <text:p>11.97</text:p>
          </table:table-cell>
          <table:table-cell office:value-type="float" office:value="2019" calcext:value-type="float">
            <text:p>2019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92]*16.37*100000" office:value-type="float" office:value="19594890" calcext:value-type="float">
            <text:p>19,594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7.49" calcext:value-type="float">
            <text:p>7.49</text:p>
          </table:table-cell>
          <table:table-cell office:value-type="float" office:value="2020" calcext:value-type="float">
            <text:p>2020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3]*16.37*100000" office:value-type="float" office:value="12261130" calcext:value-type="float">
            <text:p>12,261,1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Nissan</text:p>
          </table:table-cell>
          <table:table-cell office:value-type="float" office:value="7.49" calcext:value-type="float">
            <text:p>7.49</text:p>
          </table:table-cell>
          <table:table-cell office:value-type="float" office:value="2021" calcext:value-type="float">
            <text:p>2021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4]*16.37*100000" office:value-type="float" office:value="12261130" calcext:value-type="float">
            <text:p>12,261,1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9.44" calcext:value-type="float">
            <text:p>9.44</text:p>
          </table:table-cell>
          <table:table-cell office:value-type="float" office:value="2022" calcext:value-type="float">
            <text:p>2022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5]*16.37*100000" office:value-type="float" office:value="15453280" calcext:value-type="float">
            <text:p>15,453,2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89" calcext:value-type="float">
            <text:p>6.89</text:p>
          </table:table-cell>
          <table:table-cell office:value-type="float" office:value="2023" calcext:value-type="float">
            <text:p>2023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6]*16.37*100000" office:value-type="float" office:value="11278930" calcext:value-type="float">
            <text:p>11,278,9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15.43" calcext:value-type="float">
            <text:p>15.43</text:p>
          </table:table-cell>
          <table:table-cell office:value-type="float" office:value="2019" calcext:value-type="float">
            <text:p>2019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7]*16.37*100000" office:value-type="float" office:value="25258910" calcext:value-type="float">
            <text:p>25,258,9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8.97" calcext:value-type="float">
            <text:p>8.97</text:p>
          </table:table-cell>
          <table:table-cell office:value-type="float" office:value="2021" calcext:value-type="float">
            <text:p>2021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8]*16.37*100000" office:value-type="float" office:value="14683890" calcext:value-type="float">
            <text:p>14,683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1.35" calcext:value-type="float">
            <text:p>11.35</text:p>
          </table:table-cell>
          <table:table-cell office:value-type="float" office:value="2020" calcext:value-type="float">
            <text:p>2020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99]*16.37*100000" office:value-type="float" office:value="18579950" calcext:value-type="float">
            <text:p>18,579,9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15.77" calcext:value-type="float">
            <text:p>15.77</text:p>
          </table:table-cell>
          <table:table-cell office:value-type="float" office:value="2022" calcext:value-type="float">
            <text:p>2022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0]*16.37*100000" office:value-type="float" office:value="25815490" calcext:value-type="float">
            <text:p>25,815,4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7.91" calcext:value-type="float">
            <text:p>7.91</text:p>
          </table:table-cell>
          <table:table-cell office:value-type="float" office:value="2017" calcext:value-type="float">
            <text:p>2017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01]*16.37*100000" office:value-type="float" office:value="12948670" calcext:value-type="float">
            <text:p>12,948,6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54" calcext:value-type="float">
            <text:p>9.54</text:p>
          </table:table-cell>
          <table:table-cell office:value-type="float" office:value="2023" calcext:value-type="float">
            <text:p>2023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2]*16.37*100000" office:value-type="float" office:value="15616980" calcext:value-type="float">
            <text:p>15,616,9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9.97" calcext:value-type="float">
            <text:p>9.97</text:p>
          </table:table-cell>
          <table:table-cell office:value-type="float" office:value="2020" calcext:value-type="float">
            <text:p>2020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3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6.84" calcext:value-type="float">
            <text:p>6.84</text:p>
          </table:table-cell>
          <table:table-cell office:value-type="float" office:value="2021" calcext:value-type="float">
            <text:p>2021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04]*16.37*100000" office:value-type="float" office:value="11197080" calcext:value-type="float">
            <text:p>11,197,0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14.4" calcext:value-type="float">
            <text:p>14.4</text:p>
          </table:table-cell>
          <table:table-cell office:value-type="float" office:value="2022" calcext:value-type="float">
            <text:p>2022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5]*16.37*100000" office:value-type="float" office:value="23572800" calcext:value-type="float">
            <text:p>23,572,8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9.18" calcext:value-type="float">
            <text:p>9.18</text:p>
          </table:table-cell>
          <table:table-cell office:value-type="float" office:value="2018" calcext:value-type="float">
            <text:p>2018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6]*16.37*100000" office:value-type="float" office:value="15027660" calcext:value-type="float">
            <text:p>15,027,6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8.59" calcext:value-type="float">
            <text:p>8.59</text:p>
          </table:table-cell>
          <table:table-cell office:value-type="float" office:value="2018" calcext:value-type="float">
            <text:p>2018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7]*16.37*100000" office:value-type="float" office:value="14061830" calcext:value-type="float">
            <text:p>14,061,8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0.42" calcext:value-type="float">
            <text:p>10.42</text:p>
          </table:table-cell>
          <table:table-cell office:value-type="float" office:value="2022" calcext:value-type="float">
            <text:p>2022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8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10.72" calcext:value-type="float">
            <text:p>10.72</text:p>
          </table:table-cell>
          <table:table-cell office:value-type="float" office:value="2020" calcext:value-type="float">
            <text:p>2020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09]*16.37*100000" office:value-type="float" office:value="17548640" calcext:value-type="float">
            <text:p>17,548,6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49" calcext:value-type="float">
            <text:p>9.49</text:p>
          </table:table-cell>
          <table:table-cell office:value-type="float" office:value="2022" calcext:value-type="float">
            <text:p>2022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10]*16.37*100000" office:value-type="float" office:value="15535130" calcext:value-type="float">
            <text:p>15,535,130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Hyundai Creta 1.6 SX Plus Auto Petrol</text:p>
          </table:table-cell>
          <table:table-cell office:value-type="float" office:value="9.55" calcext:value-type="float">
            <text:p>9.55</text:p>
          </table:table-cell>
          <table:table-cell office:value-type="float" office:value="2016" calcext:value-type="float">
            <text:p>2016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11]*16.37*100000" office:value-type="float" office:value="15633350" calcext:value-type="float">
            <text:p>15,633,3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oyota Innova Crysta 2.7 ZX AT 7 STR</text:p>
          </table:table-cell>
          <table:table-cell office:value-type="float" office:value="24.73" calcext:value-type="float">
            <text:p>24.73</text:p>
          </table:table-cell>
          <table:table-cell office:value-type="float" office:value="2022" calcext:value-type="float">
            <text:p>2022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12]*16.37*100000" office:value-type="float" office:value="40483010" calcext:value-type="float">
            <text:p>40,483,0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 Altroz XZ 1.2</text:p>
          </table:table-cell>
          <table:table-cell office:value-type="float" office:value="7.9" calcext:value-type="float">
            <text:p>7.9</text:p>
          </table:table-cell>
          <table:table-cell office:value-type="float" office:value="2021" calcext:value-type="float">
            <text:p>202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13]*16.37*100000" office:value-type="float" office:value="12932300" calcext:value-type="float">
            <text:p>12,932,3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 Grand i10 Nios Sportz 1.2 Kappa VTVT CNG</text:p>
          </table:table-cell>
          <table:table-cell office:value-type="float" office:value="7.62" calcext:value-type="float">
            <text:p>7.62</text:p>
          </table:table-cell>
          <table:table-cell office:value-type="float" office:value="2022" calcext:value-type="float">
            <text:p>2022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14]*16.37*100000" office:value-type="float" office:value="12473940" calcext:value-type="float">
            <text:p>12,473,9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 EcoSport Titanium + 1.5L Ti-VCT AT</text:p>
          </table:table-cell>
          <table:table-cell office:value-type="float" office:value="10.64" calcext:value-type="float">
            <text:p>10.64</text:p>
          </table:table-cell>
          <table:table-cell office:value-type="float" office:value="2020" calcext:value-type="float">
            <text:p>2020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15]*16.37*100000" office:value-type="float" office:value="17417680" calcext:value-type="float">
            <text:p>17,417,6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oyota Innova Crysta 2.4 GX AT 7 STR</text:p>
          </table:table-cell>
          <table:table-cell office:value-type="float" office:value="21.81" calcext:value-type="float">
            <text:p>21.81</text:p>
          </table:table-cell>
          <table:table-cell office:value-type="float" office:value="2020" calcext:value-type="float">
            <text:p>2020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16]*16.37*100000" office:value-type="float" office:value="35702970" calcext:value-type="float">
            <text:p>35,702,9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 Safari XZA Plus 6S</text:p>
          </table:table-cell>
          <table:table-cell office:value-type="float" office:value="21.54" calcext:value-type="float">
            <text:p>21.54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17]*16.37*100000" office:value-type="float" office:value="35260980" calcext:value-type="float">
            <text:p>35,260,9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8.97" calcext:value-type="float">
            <text:p>8.97</text:p>
          </table:table-cell>
          <table:table-cell office:value-type="float" office:value="2017" calcext:value-type="float">
            <text:p>2017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18]*16.37*100000" office:value-type="float" office:value="14683890" calcext:value-type="float">
            <text:p>14,683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8.57" calcext:value-type="float">
            <text:p>8.57</text:p>
          </table:table-cell>
          <table:table-cell office:value-type="float" office:value="2020" calcext:value-type="float">
            <text:p>202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19]*16.37*100000" office:value-type="float" office:value="14029090" calcext:value-type="float">
            <text:p>14,029,0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9.42" calcext:value-type="float">
            <text:p>9.42</text:p>
          </table:table-cell>
          <table:table-cell office:value-type="float" office:value="2021" calcext:value-type="float">
            <text:p>2021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0]*16.37*100000" office:value-type="float" office:value="15420540" calcext:value-type="float">
            <text:p>15,420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9.84" calcext:value-type="float">
            <text:p>9.84</text:p>
          </table:table-cell>
          <table:table-cell office:value-type="float" office:value="2021" calcext:value-type="float">
            <text:p>2021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1]*16.37*100000" office:value-type="float" office:value="16108080" calcext:value-type="float">
            <text:p>16,108,08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52" calcext:value-type="float">
            <text:p>9.52</text:p>
          </table:table-cell>
          <table:table-cell office:value-type="float" office:value="2015" calcext:value-type="float">
            <text:p>2015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2]*16.37*100000" office:value-type="float" office:value="15584240" calcext:value-type="float">
            <text:p>15,584,2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7.12" calcext:value-type="float">
            <text:p>7.12</text:p>
          </table:table-cell>
          <table:table-cell office:value-type="float" office:value="2017" calcext:value-type="float">
            <text:p>2017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3]*16.37*100000" office:value-type="float" office:value="11655440" calcext:value-type="float">
            <text:p>11,655,4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10.15" calcext:value-type="float">
            <text:p>10.15</text:p>
          </table:table-cell>
          <table:table-cell office:value-type="float" office:value="2016" calcext:value-type="float">
            <text:p>2016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4]*16.37*100000" office:value-type="float" office:value="16615550" calcext:value-type="float">
            <text:p>16,615,5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6.34" calcext:value-type="float">
            <text:p>16.34</text:p>
          </table:table-cell>
          <table:table-cell office:value-type="float" office:value="2021" calcext:value-type="float">
            <text:p>202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25]*16.37*100000" office:value-type="float" office:value="26748580" calcext:value-type="float">
            <text:p>26,748,5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11.68" calcext:value-type="float">
            <text:p>11.68</text:p>
          </table:table-cell>
          <table:table-cell office:value-type="float" office:value="2018" calcext:value-type="float">
            <text:p>2018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6]*16.37*100000" office:value-type="float" office:value="19120160" calcext:value-type="float">
            <text:p>19,120,1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9.29" calcext:value-type="float">
            <text:p>9.29</text:p>
          </table:table-cell>
          <table:table-cell office:value-type="float" office:value="2018" calcext:value-type="float">
            <text:p>2018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table:style-name="ce11" office:value-type="string" calcext:value-type="string">
            <text:p>1s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7]*16.37*100000" office:value-type="float" office:value="15207730" calcext:value-type="float">
            <text:p>15,207,7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7.95" calcext:value-type="float">
            <text:p>7.95</text:p>
          </table:table-cell>
          <table:table-cell office:value-type="float" office:value="2015" calcext:value-type="float">
            <text:p>2015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<text:span text:style-name="T1">rd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28]*16.37*100000" office:value-type="float" office:value="13014150" calcext:value-type="float">
            <text:p>13,014,15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98" calcext:value-type="float">
            <text:p>9.98</text:p>
          </table:table-cell>
          <table:table-cell office:value-type="float" office:value="2020" calcext:value-type="float">
            <text:p>202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29]*16.37*100000" office:value-type="float" office:value="16337260" calcext:value-type="float">
            <text:p>16,337,2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52" calcext:value-type="float">
            <text:p>9.52</text:p>
          </table:table-cell>
          <table:table-cell office:value-type="float" office:value="2015" calcext:value-type="float">
            <text:p>2015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0]*16.37*100000" office:value-type="float" office:value="15584240" calcext:value-type="float">
            <text:p>15,584,2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54" calcext:value-type="float">
            <text:p>6.54</text:p>
          </table:table-cell>
          <table:table-cell office:value-type="float" office:value="2018" calcext:value-type="float">
            <text:p>2018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1]*16.37*100000" office:value-type="float" office:value="10705980" calcext:value-type="float">
            <text:p>10,705,9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88" calcext:value-type="float">
            <text:p>6.88</text:p>
          </table:table-cell>
          <table:table-cell office:value-type="float" office:value="2018" calcext:value-type="float">
            <text:p>2018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2]*16.37*100000" office:value-type="float" office:value="11262560" calcext:value-type="float">
            <text:p>11,262,5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68" calcext:value-type="float">
            <text:p>6.68</text:p>
          </table:table-cell>
          <table:table-cell office:value-type="float" office:value="2018" calcext:value-type="float">
            <text:p>2018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3]*16.37*100000" office:value-type="float" office:value="10935160" calcext:value-type="float">
            <text:p>10,935,1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7.79" calcext:value-type="float">
            <text:p>7.79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4]*16.37*100000" office:value-type="float" office:value="12752230" calcext:value-type="float">
            <text:p>12,752,2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9.28" calcext:value-type="float">
            <text:p>9.28</text:p>
          </table:table-cell>
          <table:table-cell office:value-type="float" office:value="2019" calcext:value-type="float">
            <text:p>2019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5]*16.37*100000" office:value-type="float" office:value="15191360" calcext:value-type="float">
            <text:p>15,191,3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1.18" calcext:value-type="float">
            <text:p>11.18</text:p>
          </table:table-cell>
          <table:table-cell office:value-type="float" office:value="2018" calcext:value-type="float">
            <text:p>2018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36]*16.37*100000" office:value-type="float" office:value="18301660" calcext:value-type="float">
            <text:p>18,301,6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6.84" calcext:value-type="float">
            <text:p>6.84</text:p>
          </table:table-cell>
          <table:table-cell office:value-type="float" office:value="2021" calcext:value-type="float">
            <text:p>2021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37]*16.37*100000" office:value-type="float" office:value="11197080" calcext:value-type="float">
            <text:p>11,197,0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1.7" calcext:value-type="float">
            <text:p>11.7</text:p>
          </table:table-cell>
          <table:table-cell office:value-type="float" office:value="2022" calcext:value-type="float">
            <text:p>2022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8]*16.37*100000" office:value-type="float" office:value="19152900" calcext:value-type="float">
            <text:p>19,152,9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96" calcext:value-type="float">
            <text:p>6.96</text:p>
          </table:table-cell>
          <table:table-cell office:value-type="float" office:value="2019" calcext:value-type="float">
            <text:p>2019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9]*16.37*100000" office:value-type="float" office:value="11393520" calcext:value-type="float">
            <text:p>11,393,52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koda</text:p>
          </table:table-cell>
          <table:table-cell office:value-type="float" office:value="13.99" calcext:value-type="float">
            <text:p>13.99</text:p>
          </table:table-cell>
          <table:table-cell office:value-type="float" office:value="2022" calcext:value-type="float">
            <text:p>2022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0]*16.37*100000" office:value-type="float" office:value="22901630" calcext:value-type="float">
            <text:p>22,901,6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41" calcext:value-type="float">
            <text:p>6.41</text:p>
          </table:table-cell>
          <table:table-cell office:value-type="float" office:value="2018" calcext:value-type="float">
            <text:p>2018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1]*16.37*100000" office:value-type="float" office:value="10493170" calcext:value-type="float">
            <text:p>10,493,1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11.77" calcext:value-type="float">
            <text:p>11.77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2]*16.37*100000" office:value-type="float" office:value="19267490" calcext:value-type="float">
            <text:p>19,267,4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9.97" calcext:value-type="float">
            <text:p>9.97</text:p>
          </table:table-cell>
          <table:table-cell office:value-type="float" office:value="2020" calcext:value-type="float">
            <text:p>2020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3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83" calcext:value-type="float">
            <text:p>7.83</text:p>
          </table:table-cell>
          <table:table-cell office:value-type="float" office:value="2016" calcext:value-type="float">
            <text:p>2016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4]*16.37*100000" office:value-type="float" office:value="12817710" calcext:value-type="float">
            <text:p>12,817,71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10.96" calcext:value-type="float">
            <text:p>10.96</text:p>
          </table:table-cell>
          <table:table-cell office:value-type="float" office:value="2021" calcext:value-type="float">
            <text:p>2021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5]*16.37*100000" office:value-type="float" office:value="17941520" calcext:value-type="float">
            <text:p>17,941,52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25" calcext:value-type="float">
            <text:p>9.25</text:p>
          </table:table-cell>
          <table:table-cell office:value-type="float" office:value="2019" calcext:value-type="float">
            <text:p>2019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6]*16.37*100000" office:value-type="float" office:value="15142250" calcext:value-type="float">
            <text:p>15,142,2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koda</text:p>
          </table:table-cell>
          <table:table-cell office:value-type="float" office:value="17.5" calcext:value-type="float">
            <text:p>17.5</text:p>
          </table:table-cell>
          <table:table-cell office:value-type="float" office:value="2022" calcext:value-type="float">
            <text:p>2022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7]*16.37*100000" office:value-type="float" office:value="28647500" calcext:value-type="float">
            <text:p>28,647,5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97" calcext:value-type="float">
            <text:p>6.97</text:p>
          </table:table-cell>
          <table:table-cell office:value-type="float" office:value="2020" calcext:value-type="float">
            <text:p>2020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8]*16.37*100000" office:value-type="float" office:value="11409890" calcext:value-type="float">
            <text:p>11,409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13.25" calcext:value-type="float">
            <text:p>13.25</text:p>
          </table:table-cell>
          <table:table-cell office:value-type="float" office:value="2021" calcext:value-type="float">
            <text:p>2021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49]*16.37*100000" office:value-type="float" office:value="21690250" calcext:value-type="float">
            <text:p>21,690,2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96" calcext:value-type="float">
            <text:p>6.96</text:p>
          </table:table-cell>
          <table:table-cell office:value-type="float" office:value="2018" calcext:value-type="float">
            <text:p>2018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0]*16.37*100000" office:value-type="float" office:value="11393520" calcext:value-type="float">
            <text:p>11,393,52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95" calcext:value-type="float">
            <text:p>9.95</text:p>
          </table:table-cell>
          <table:table-cell office:value-type="float" office:value="2020" calcext:value-type="float">
            <text:p>202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1]*16.37*100000" office:value-type="float" office:value="16288150" calcext:value-type="float">
            <text:p>16,288,1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7.28" calcext:value-type="float">
            <text:p>7.28</text:p>
          </table:table-cell>
          <table:table-cell office:value-type="float" office:value="2020" calcext:value-type="float">
            <text:p>2020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2]*16.37*100000" office:value-type="float" office:value="11917360" calcext:value-type="float">
            <text:p>11,917,3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9.42" calcext:value-type="float">
            <text:p>9.42</text:p>
          </table:table-cell>
          <table:table-cell office:value-type="float" office:value="2018" calcext:value-type="float">
            <text:p>2018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3]*16.37*100000" office:value-type="float" office:value="15420540" calcext:value-type="float">
            <text:p>15,420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koda</text:p>
          </table:table-cell>
          <table:table-cell office:value-type="float" office:value="9.97" calcext:value-type="float">
            <text:p>9.97</text:p>
          </table:table-cell>
          <table:table-cell office:value-type="float" office:value="2014" calcext:value-type="float">
            <text:p>2014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4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78" calcext:value-type="float">
            <text:p>6.78</text:p>
          </table:table-cell>
          <table:table-cell office:value-type="float" office:value="2018" calcext:value-type="float">
            <text:p>2018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5]*16.37*100000" office:value-type="float" office:value="11098860" calcext:value-type="float">
            <text:p>11,098,8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7.44" calcext:value-type="float">
            <text:p>7.44</text:p>
          </table:table-cell>
          <table:table-cell office:value-type="float" office:value="2020" calcext:value-type="float">
            <text:p>2020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6]*16.37*100000" office:value-type="float" office:value="12179280" calcext:value-type="float">
            <text:p>12,179,2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udi</text:p>
          </table:table-cell>
          <table:table-cell office:value-type="float" office:value="17.74" calcext:value-type="float">
            <text:p>17.74</text:p>
          </table:table-cell>
          <table:table-cell office:value-type="float" office:value="2014" calcext:value-type="float">
            <text:p>2014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7]*16.37*100000" office:value-type="float" office:value="29040380" calcext:value-type="float">
            <text:p>29,040,3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BMW</text:p>
          </table:table-cell>
          <table:table-cell office:value-type="float" office:value="22.72" calcext:value-type="float">
            <text:p>22.72</text:p>
          </table:table-cell>
          <table:table-cell office:value-type="float" office:value="2015" calcext:value-type="float">
            <text:p>2015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8]*16.37*100000" office:value-type="float" office:value="37192640" calcext:value-type="float">
            <text:p>37,192,64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7.4" calcext:value-type="float">
            <text:p>7.4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59]*16.37*100000" office:value-type="float" office:value="12113800" calcext:value-type="float">
            <text:p>12,113,8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8.27" calcext:value-type="float">
            <text:p>8.27</text:p>
          </table:table-cell>
          <table:table-cell office:value-type="float" office:value="2018" calcext:value-type="float">
            <text:p>2018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0]*16.37*100000" office:value-type="float" office:value="13537990" calcext:value-type="float">
            <text:p>13,537,9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78" calcext:value-type="float">
            <text:p>6.78</text:p>
          </table:table-cell>
          <table:table-cell office:value-type="float" office:value="2017" calcext:value-type="float">
            <text:p>2017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1]*16.37*100000" office:value-type="float" office:value="11098860" calcext:value-type="float">
            <text:p>11,098,86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6.37" calcext:value-type="float">
            <text:p>6.37</text:p>
          </table:table-cell>
          <table:table-cell office:value-type="float" office:value="2018" calcext:value-type="float">
            <text:p>2018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2]*16.37*100000" office:value-type="float" office:value="10427690" calcext:value-type="float">
            <text:p>10,427,6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6.29" calcext:value-type="float">
            <text:p>6.29</text:p>
          </table:table-cell>
          <table:table-cell office:value-type="float" office:value="2017" calcext:value-type="float">
            <text:p>2017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3]*16.37*100000" office:value-type="float" office:value="10296730" calcext:value-type="float">
            <text:p>10,296,73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9.97" calcext:value-type="float">
            <text:p>9.97</text:p>
          </table:table-cell>
          <table:table-cell office:value-type="float" office:value="2021" calcext:value-type="float">
            <text:p>202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4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Hyundai</text:p>
          </table:table-cell>
          <table:table-cell office:value-type="float" office:value="8.29" calcext:value-type="float">
            <text:p>8.29</text:p>
          </table:table-cell>
          <table:table-cell office:value-type="float" office:value="2021" calcext:value-type="float">
            <text:p>2021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5]*16.37*100000" office:value-type="float" office:value="13570730" calcext:value-type="float">
            <text:p>13,570,7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75" calcext:value-type="float">
            <text:p>6.75</text:p>
          </table:table-cell>
          <table:table-cell office:value-type="float" office:value="2017" calcext:value-type="float">
            <text:p>2017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6]*16.37*100000" office:value-type="float" office:value="11049750" calcext:value-type="float">
            <text:p>11,049,7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6.57" calcext:value-type="float">
            <text:p>6.57</text:p>
          </table:table-cell>
          <table:table-cell office:value-type="float" office:value="2017" calcext:value-type="float">
            <text:p>2017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7]*16.37*100000" office:value-type="float" office:value="10755090" calcext:value-type="float">
            <text:p>10,755,0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8.68" calcext:value-type="float">
            <text:p>8.68</text:p>
          </table:table-cell>
          <table:table-cell office:value-type="float" office:value="2023" calcext:value-type="float">
            <text:p>2023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8]*16.37*100000" office:value-type="float" office:value="14209160" calcext:value-type="float">
            <text:p>14,209,1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Jeep</text:p>
          </table:table-cell>
          <table:table-cell office:value-type="float" office:value="14.64" calcext:value-type="float">
            <text:p>14.64</text:p>
          </table:table-cell>
          <table:table-cell office:value-type="float" office:value="2018" calcext:value-type="float">
            <text:p>2018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69]*16.37*100000" office:value-type="float" office:value="23965680" calcext:value-type="float">
            <text:p>23,965,6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8.39" calcext:value-type="float">
            <text:p>8.39</text:p>
          </table:table-cell>
          <table:table-cell office:value-type="float" office:value="2022" calcext:value-type="float">
            <text:p>2022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0]*16.37*100000" office:value-type="float" office:value="13734430" calcext:value-type="float">
            <text:p>13,734,4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8.54" calcext:value-type="float">
            <text:p>8.54</text:p>
          </table:table-cell>
          <table:table-cell office:value-type="float" office:value="2022" calcext:value-type="float">
            <text:p>202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1]*16.37*100000" office:value-type="float" office:value="13979980" calcext:value-type="float">
            <text:p>13,979,9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6.44" calcext:value-type="float">
            <text:p>6.44</text:p>
          </table:table-cell>
          <table:table-cell office:value-type="float" office:value="2016" calcext:value-type="float">
            <text:p>2016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72]*16.37*100000" office:value-type="float" office:value="10542280" calcext:value-type="float">
            <text:p>10,542,2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koda</text:p>
          </table:table-cell>
          <table:table-cell office:value-type="float" office:value="8.32" calcext:value-type="float">
            <text:p>8.32</text:p>
          </table:table-cell>
          <table:table-cell office:value-type="float" office:value="2021" calcext:value-type="float">
            <text:p>2021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3]*16.37*100000" office:value-type="float" office:value="13619840" calcext:value-type="float">
            <text:p>13,619,8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6.49" calcext:value-type="float">
            <text:p>6.49</text:p>
          </table:table-cell>
          <table:table-cell office:value-type="float" office:value="2021" calcext:value-type="float">
            <text:p>2021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4]*16.37*100000" office:value-type="float" office:value="10624130" calcext:value-type="float">
            <text:p>10,624,1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7.29" calcext:value-type="float">
            <text:p>7.29</text:p>
          </table:table-cell>
          <table:table-cell office:value-type="float" office:value="2019" calcext:value-type="float">
            <text:p>2019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5]*16.37*100000" office:value-type="float" office:value="11933730" calcext:value-type="float">
            <text:p>11,933,7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9.75" calcext:value-type="float">
            <text:p>9.75</text:p>
          </table:table-cell>
          <table:table-cell office:value-type="float" office:value="2022" calcext:value-type="float">
            <text:p>2022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6]*16.37*100000" office:value-type="float" office:value="15960750" calcext:value-type="float">
            <text:p>15,960,7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59" calcext:value-type="float">
            <text:p>6.59</text:p>
          </table:table-cell>
          <table:table-cell office:value-type="float" office:value="2020" calcext:value-type="float">
            <text:p>202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7]*16.37*100000" office:value-type="float" office:value="10787830" calcext:value-type="float">
            <text:p>10,787,8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6.42" calcext:value-type="float">
            <text:p>6.42</text:p>
          </table:table-cell>
          <table:table-cell office:value-type="float" office:value="2018" calcext:value-type="float">
            <text:p>2018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78]*16.37*100000" office:value-type="float" office:value="10509540" calcext:value-type="float">
            <text:p>10,509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6.45" calcext:value-type="float">
            <text:p>16.45</text:p>
          </table:table-cell>
          <table:table-cell office:value-type="float" office:value="2020" calcext:value-type="float">
            <text:p>2020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79]*16.37*100000" office:value-type="float" office:value="26928650" calcext:value-type="float">
            <text:p>26,928,6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0.69" calcext:value-type="float">
            <text:p>10.69</text:p>
          </table:table-cell>
          <table:table-cell office:value-type="float" office:value="2022" calcext:value-type="float">
            <text:p>2022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0]*16.37*100000" office:value-type="float" office:value="17499530" calcext:value-type="float">
            <text:p>17,499,5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8.27" calcext:value-type="float">
            <text:p>8.27</text:p>
          </table:table-cell>
          <table:table-cell office:value-type="float" office:value="2018" calcext:value-type="float">
            <text:p>2018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1]*16.37*100000" office:value-type="float" office:value="13537990" calcext:value-type="float">
            <text:p>13,537,9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7.59" calcext:value-type="float">
            <text:p>7.59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2]*16.37*100000" office:value-type="float" office:value="12424830" calcext:value-type="float">
            <text:p>12,424,8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13.25" calcext:value-type="float">
            <text:p>13.25</text:p>
          </table:table-cell>
          <table:table-cell office:value-type="float" office:value="2021" calcext:value-type="float">
            <text:p>2021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3]*16.37*100000" office:value-type="float" office:value="21690250" calcext:value-type="float">
            <text:p>21,690,2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7.85" calcext:value-type="float">
            <text:p>7.85</text:p>
          </table:table-cell>
          <table:table-cell office:value-type="float" office:value="2018" calcext:value-type="float">
            <text:p>2018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4]*16.37*100000" office:value-type="float" office:value="12850450" calcext:value-type="float">
            <text:p>12,850,4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7.19" calcext:value-type="float">
            <text:p>7.19</text:p>
          </table:table-cell>
          <table:table-cell office:value-type="float" office:value="2023" calcext:value-type="float">
            <text:p>202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5]*16.37*100000" office:value-type="float" office:value="11770030" calcext:value-type="float">
            <text:p>11,770,0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oyota</text:p>
          </table:table-cell>
          <table:table-cell office:value-type="float" office:value="10.42" calcext:value-type="float">
            <text:p>10.42</text:p>
          </table:table-cell>
          <table:table-cell office:value-type="float" office:value="2023" calcext:value-type="float">
            <text:p>202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6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6.49" calcext:value-type="float">
            <text:p>6.49</text:p>
          </table:table-cell>
          <table:table-cell office:value-type="float" office:value="2015" calcext:value-type="float">
            <text:p>2015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7]*16.37*100000" office:value-type="float" office:value="10624130" calcext:value-type="float">
            <text:p>10,624,1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68" calcext:value-type="float">
            <text:p>9.68</text:p>
          </table:table-cell>
          <table:table-cell office:value-type="float" office:value="2023" calcext:value-type="float">
            <text:p>2023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8]*16.37*100000" office:value-type="float" office:value="15846160" calcext:value-type="float">
            <text:p>15,846,1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7.51" calcext:value-type="float">
            <text:p>7.51</text:p>
          </table:table-cell>
          <table:table-cell office:value-type="float" office:value="2018" calcext:value-type="float">
            <text:p>2018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89]*16.37*100000" office:value-type="float" office:value="12293870" calcext:value-type="float">
            <text:p>12,293,8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85" calcext:value-type="float">
            <text:p>6.85</text:p>
          </table:table-cell>
          <table:table-cell office:value-type="float" office:value="2019" calcext:value-type="float">
            <text:p>2019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0]*16.37*100000" office:value-type="float" office:value="11213450" calcext:value-type="float">
            <text:p>11,213,4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97" calcext:value-type="float">
            <text:p>9.97</text:p>
          </table:table-cell>
          <table:table-cell office:value-type="float" office:value="2021" calcext:value-type="float">
            <text:p>202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1]*16.37*100000" office:value-type="float" office:value="16320890" calcext:value-type="float">
            <text:p>16,320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koda</text:p>
          </table:table-cell>
          <table:table-cell office:value-type="float" office:value="11.4" calcext:value-type="float">
            <text:p>11.4</text:p>
          </table:table-cell>
          <table:table-cell office:value-type="float" office:value="2016" calcext:value-type="float">
            <text:p>2016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2]*16.37*100000" office:value-type="float" office:value="18661800" calcext:value-type="float">
            <text:p>18,661,8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9.75" calcext:value-type="float">
            <text:p>9.75</text:p>
          </table:table-cell>
          <table:table-cell office:value-type="float" office:value="2024" calcext:value-type="float">
            <text:p>202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3]*16.37*100000" office:value-type="float" office:value="15960750" calcext:value-type="float">
            <text:p>15,960,7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9.95" calcext:value-type="float">
            <text:p>9.95</text:p>
          </table:table-cell>
          <table:table-cell office:value-type="float" office:value="2016" calcext:value-type="float">
            <text:p>2016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694]*16.37*100000" office:value-type="float" office:value="16288150" calcext:value-type="float">
            <text:p>16,288,1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6.92" calcext:value-type="float">
            <text:p>6.92</text:p>
          </table:table-cell>
          <table:table-cell office:value-type="float" office:value="2017" calcext:value-type="float">
            <text:p>2017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5]*16.37*100000" office:value-type="float" office:value="11328040" calcext:value-type="float">
            <text:p>11,328,0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15.88" calcext:value-type="float">
            <text:p>15.88</text:p>
          </table:table-cell>
          <table:table-cell office:value-type="float" office:value="2022" calcext:value-type="float">
            <text:p>2022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6]*16.37*100000" office:value-type="float" office:value="25995560" calcext:value-type="float">
            <text:p>25,995,5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11.25" calcext:value-type="float">
            <text:p>11.25</text:p>
          </table:table-cell>
          <table:table-cell office:value-type="float" office:value="2020" calcext:value-type="float">
            <text:p>2020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7]*16.37*100000" office:value-type="float" office:value="18416250" calcext:value-type="float">
            <text:p>18,416,2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7.49" calcext:value-type="float">
            <text:p>7.49</text:p>
          </table:table-cell>
          <table:table-cell office:value-type="float" office:value="2022" calcext:value-type="float">
            <text:p>2022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8]*16.37*100000" office:value-type="float" office:value="12261130" calcext:value-type="float">
            <text:p>12,261,1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98" calcext:value-type="float">
            <text:p>6.98</text:p>
          </table:table-cell>
          <table:table-cell office:value-type="float" office:value="2018" calcext:value-type="float">
            <text:p>2018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99]*16.37*100000" office:value-type="float" office:value="11426260" calcext:value-type="float">
            <text:p>11,426,2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10.42" calcext:value-type="float">
            <text:p>10.42</text:p>
          </table:table-cell>
          <table:table-cell office:value-type="float" office:value="2020" calcext:value-type="float">
            <text:p>2020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0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32" calcext:value-type="float">
            <text:p>6.32</text:p>
          </table:table-cell>
          <table:table-cell office:value-type="float" office:value="2019" calcext:value-type="float">
            <text:p>2019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1]*16.37*100000" office:value-type="float" office:value="10345840" calcext:value-type="float">
            <text:p>10,345,8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6.99" calcext:value-type="float">
            <text:p>6.99</text:p>
          </table:table-cell>
          <table:table-cell office:value-type="float" office:value="2016" calcext:value-type="float">
            <text:p>201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2]*16.37*100000" office:value-type="float" office:value="11442630" calcext:value-type="float">
            <text:p>11,442,6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04" calcext:value-type="float">
            <text:p>7.04</text:p>
          </table:table-cell>
          <table:table-cell office:value-type="float" office:value="2021" calcext:value-type="float">
            <text:p>2021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3]*16.37*100000" office:value-type="float" office:value="11524480" calcext:value-type="float">
            <text:p>11,524,4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2.58" calcext:value-type="float">
            <text:p>12.58</text:p>
          </table:table-cell>
          <table:table-cell office:value-type="float" office:value="2022" calcext:value-type="float">
            <text:p>2022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4]*16.37*100000" office:value-type="float" office:value="20593460" calcext:value-type="float">
            <text:p>20,593,4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1.9" calcext:value-type="float">
            <text:p>11.9</text:p>
          </table:table-cell>
          <table:table-cell office:value-type="float" office:value="2018" calcext:value-type="float">
            <text:p>2018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5]*16.37*100000" office:value-type="float" office:value="19480300" calcext:value-type="float">
            <text:p>19,480,3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8.37" calcext:value-type="float">
            <text:p>8.37</text:p>
          </table:table-cell>
          <table:table-cell office:value-type="float" office:value="2020" calcext:value-type="float">
            <text:p>202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6]*16.37*100000" office:value-type="float" office:value="13701690" calcext:value-type="float">
            <text:p>13,701,6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16.55" calcext:value-type="float">
            <text:p>16.55</text:p>
          </table:table-cell>
          <table:table-cell office:value-type="float" office:value="2024" calcext:value-type="float">
            <text:p>202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7]*16.37*100000" office:value-type="float" office:value="27092350" calcext:value-type="float">
            <text:p>27,092,3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10.42" calcext:value-type="float">
            <text:p>10.42</text:p>
          </table:table-cell>
          <table:table-cell office:value-type="float" office:value="2020" calcext:value-type="float">
            <text:p>2020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8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20.32" calcext:value-type="float">
            <text:p>20.32</text:p>
          </table:table-cell>
          <table:table-cell office:value-type="float" office:value="2022" calcext:value-type="float">
            <text:p>2022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09]*16.37*100000" office:value-type="float" office:value="33263840" calcext:value-type="float">
            <text:p>33,263,8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9.29" calcext:value-type="float">
            <text:p>9.29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0]*16.37*100000" office:value-type="float" office:value="15207730" calcext:value-type="float">
            <text:p>15,207,7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6.05" calcext:value-type="float">
            <text:p>6.05</text:p>
          </table:table-cell>
          <table:table-cell office:value-type="float" office:value="2019" calcext:value-type="float">
            <text:p>201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1]*16.37*100000" office:value-type="float" office:value="9903850" calcext:value-type="float">
            <text:p>9,903,8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7.39" calcext:value-type="float">
            <text:p>7.39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2]*16.37*100000" office:value-type="float" office:value="12097430" calcext:value-type="float">
            <text:p>12,097,4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0.89" calcext:value-type="float">
            <text:p>10.89</text:p>
          </table:table-cell>
          <table:table-cell office:value-type="float" office:value="2017" calcext:value-type="float">
            <text:p>2017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3<text:span text:style-name="T1">r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3]*16.37*100000" office:value-type="float" office:value="17826930" calcext:value-type="float">
            <text:p>17,826,9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6.32" calcext:value-type="float">
            <text:p>6.32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4]*16.37*100000" office:value-type="float" office:value="10345840" calcext:value-type="float">
            <text:p>10,345,8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0.5" calcext:value-type="float">
            <text:p>10.5</text:p>
          </table:table-cell>
          <table:table-cell office:value-type="float" office:value="2020" calcext:value-type="float">
            <text:p>2020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5]*16.37*100000" office:value-type="float" office:value="17188500" calcext:value-type="float">
            <text:p>17,188,5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6.45" calcext:value-type="float">
            <text:p>16.45</text:p>
          </table:table-cell>
          <table:table-cell office:value-type="float" office:value="2020" calcext:value-type="float">
            <text:p>2020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16]*16.37*100000" office:value-type="float" office:value="26928650" calcext:value-type="float">
            <text:p>26,928,6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7.29" calcext:value-type="float">
            <text:p>7.29</text:p>
          </table:table-cell>
          <table:table-cell office:value-type="float" office:value="2016" calcext:value-type="float">
            <text:p>2016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7]*16.37*100000" office:value-type="float" office:value="11933730" calcext:value-type="float">
            <text:p>11,933,7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7.25" calcext:value-type="float">
            <text:p>7.25</text:p>
          </table:table-cell>
          <table:table-cell office:value-type="float" office:value="2020" calcext:value-type="float">
            <text:p>2020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8]*16.37*100000" office:value-type="float" office:value="11868250" calcext:value-type="float">
            <text:p>11,868,2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8.93" calcext:value-type="float">
            <text:p>8.93</text:p>
          </table:table-cell>
          <table:table-cell office:value-type="float" office:value="2018" calcext:value-type="float">
            <text:p>2018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19]*16.37*100000" office:value-type="float" office:value="14618410" calcext:value-type="float">
            <text:p>14,618,4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6.57" calcext:value-type="float">
            <text:p>6.57</text:p>
          </table:table-cell>
          <table:table-cell office:value-type="float" office:value="2017" calcext:value-type="float">
            <text:p>2017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0]*16.37*100000" office:value-type="float" office:value="10755090" calcext:value-type="float">
            <text:p>10,755,0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0.42" calcext:value-type="float">
            <text:p>10.42</text:p>
          </table:table-cell>
          <table:table-cell office:value-type="float" office:value="2021" calcext:value-type="float">
            <text:p>202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1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15.12" calcext:value-type="float">
            <text:p>15.12</text:p>
          </table:table-cell>
          <table:table-cell office:value-type="float" office:value="2022" calcext:value-type="float">
            <text:p>2022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2]*16.37*100000" office:value-type="float" office:value="24751440" calcext:value-type="float">
            <text:p>24,751,4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9.95" calcext:value-type="float">
            <text:p>9.95</text:p>
          </table:table-cell>
          <table:table-cell office:value-type="float" office:value="2019" calcext:value-type="float">
            <text:p>2019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3]*16.37*100000" office:value-type="float" office:value="16288150" calcext:value-type="float">
            <text:p>16,288,1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1.23" calcext:value-type="float">
            <text:p>11.23</text:p>
          </table:table-cell>
          <table:table-cell office:value-type="float" office:value="2019" calcext:value-type="float">
            <text:p>2019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4]*16.37*100000" office:value-type="float" office:value="18383510" calcext:value-type="float">
            <text:p>18,383,5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8.09" calcext:value-type="float">
            <text:p>8.09</text:p>
          </table:table-cell>
          <table:table-cell office:value-type="float" office:value="2022" calcext:value-type="float">
            <text:p>2022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5]*16.37*100000" office:value-type="float" office:value="13243330" calcext:value-type="float">
            <text:p>13,243,3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9.89" calcext:value-type="float">
            <text:p>9.89</text:p>
          </table:table-cell>
          <table:table-cell office:value-type="float" office:value="2023" calcext:value-type="float">
            <text:p>202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6]*16.37*100000" office:value-type="float" office:value="16189930" calcext:value-type="float">
            <text:p>16,189,9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10.96" calcext:value-type="float">
            <text:p>10.96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7]*16.37*100000" office:value-type="float" office:value="17941520" calcext:value-type="float">
            <text:p>17,941,52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6.62" calcext:value-type="float">
            <text:p>6.62</text:p>
          </table:table-cell>
          <table:table-cell office:value-type="float" office:value="2014" calcext:value-type="float">
            <text:p>2014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8]*16.37*100000" office:value-type="float" office:value="10836940" calcext:value-type="float">
            <text:p>10,836,9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8.78" calcext:value-type="float">
            <text:p>8.78</text:p>
          </table:table-cell>
          <table:table-cell office:value-type="float" office:value="2017" calcext:value-type="float">
            <text:p>2017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29]*16.37*100000" office:value-type="float" office:value="14372860" calcext:value-type="float">
            <text:p>14,372,8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14.87" calcext:value-type="float">
            <text:p>14.87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30]*16.37*100000" office:value-type="float" office:value="24342190" calcext:value-type="float">
            <text:p>24,342,1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6.12" calcext:value-type="float">
            <text:p>6.12</text:p>
          </table:table-cell>
          <table:table-cell office:value-type="float" office:value="2016" calcext:value-type="float">
            <text:p>2016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31]*16.37*100000" office:value-type="float" office:value="10018440" calcext:value-type="float">
            <text:p>10,018,4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12" calcext:value-type="float">
            <text:p>7.12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32]*16.37*100000" office:value-type="float" office:value="11655440" calcext:value-type="float">
            <text:p>11,655,4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8.17" calcext:value-type="float">
            <text:p>18.17</text:p>
          </table:table-cell>
          <table:table-cell office:value-type="float" office:value="2023" calcext:value-type="float">
            <text:p>2023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33]*16.37*100000" office:value-type="float" office:value="29744290" calcext:value-type="float">
            <text:p>29,744,2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15" calcext:value-type="float">
            <text:p>7.15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34]*16.37*100000" office:value-type="float" office:value="11704550" calcext:value-type="float">
            <text:p>11,704,5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8.52" calcext:value-type="float">
            <text:p>8.52</text:p>
          </table:table-cell>
          <table:table-cell office:value-type="float" office:value="2017" calcext:value-type="float">
            <text:p>2017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35]*16.37*100000" office:value-type="float" office:value="13947240" calcext:value-type="float">
            <text:p>13,947,2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6.7" calcext:value-type="float">
            <text:p>6.7</text:p>
          </table:table-cell>
          <table:table-cell office:value-type="float" office:value="2023" calcext:value-type="float">
            <text:p>2023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36]*16.37*100000" office:value-type="float" office:value="10967900" calcext:value-type="float">
            <text:p>10,967,9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22.12" calcext:value-type="float">
            <text:p>22.12</text:p>
          </table:table-cell>
          <table:table-cell office:value-type="float" office:value="2022" calcext:value-type="float">
            <text:p>2022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37]*16.37*100000" office:value-type="float" office:value="36210440" calcext:value-type="float">
            <text:p>36,210,4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7.89" calcext:value-type="float">
            <text:p>7.89</text:p>
          </table:table-cell>
          <table:table-cell office:value-type="float" office:value="2019" calcext:value-type="float">
            <text:p>2019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38]*16.37*100000" office:value-type="float" office:value="12915930" calcext:value-type="float">
            <text:p>12,915,9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20.99" calcext:value-type="float">
            <text:p>20.99</text:p>
          </table:table-cell>
          <table:table-cell office:value-type="float" office:value="2019" calcext:value-type="float">
            <text:p>2019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39]*16.37*100000" office:value-type="float" office:value="34360630" calcext:value-type="float">
            <text:p>34,360,6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42" calcext:value-type="float">
            <text:p>9.42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0]*16.37*100000" office:value-type="float" office:value="15420540" calcext:value-type="float">
            <text:p>15,420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7.28" calcext:value-type="float">
            <text:p>7.28</text:p>
          </table:table-cell>
          <table:table-cell office:value-type="float" office:value="2016" calcext:value-type="float">
            <text:p>2016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1]*16.37*100000" office:value-type="float" office:value="11917360" calcext:value-type="float">
            <text:p>11,917,3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6.97" calcext:value-type="float">
            <text:p>6.97</text:p>
          </table:table-cell>
          <table:table-cell office:value-type="float" office:value="2016" calcext:value-type="float">
            <text:p>2016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2]*16.37*100000" office:value-type="float" office:value="11409890" calcext:value-type="float">
            <text:p>11,409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1.35" calcext:value-type="float">
            <text:p>11.35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3]*16.37*100000" office:value-type="float" office:value="18579950" calcext:value-type="float">
            <text:p>18,579,9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11.3" calcext:value-type="float">
            <text:p>11.3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4]*16.37*100000" office:value-type="float" office:value="18498100" calcext:value-type="float">
            <text:p>18,498,1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78" calcext:value-type="float">
            <text:p>6.78</text:p>
          </table:table-cell>
          <table:table-cell office:value-type="float" office:value="2014" calcext:value-type="float">
            <text:p>2014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45]*16.37*100000" office:value-type="float" office:value="11098860" calcext:value-type="float">
            <text:p>11,098,8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52" calcext:value-type="float">
            <text:p>6.52</text:p>
          </table:table-cell>
          <table:table-cell office:value-type="float" office:value="2018" calcext:value-type="float">
            <text:p>2018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6]*16.37*100000" office:value-type="float" office:value="10673240" calcext:value-type="float">
            <text:p>10,673,2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21" calcext:value-type="float">
            <text:p>9.21</text:p>
          </table:table-cell>
          <table:table-cell office:value-type="float" office:value="2016" calcext:value-type="float">
            <text:p>2016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7]*16.37*100000" office:value-type="float" office:value="15076770" calcext:value-type="float">
            <text:p>15,076,7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78" calcext:value-type="float">
            <text:p>6.78</text:p>
          </table:table-cell>
          <table:table-cell office:value-type="float" office:value="2014" calcext:value-type="float">
            <text:p>2014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48]*16.37*100000" office:value-type="float" office:value="11098860" calcext:value-type="float">
            <text:p>11,098,8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52" calcext:value-type="float">
            <text:p>6.52</text:p>
          </table:table-cell>
          <table:table-cell office:value-type="float" office:value="2018" calcext:value-type="float">
            <text:p>2018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49]*16.37*100000" office:value-type="float" office:value="10673240" calcext:value-type="float">
            <text:p>10,673,2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21" calcext:value-type="float">
            <text:p>9.21</text:p>
          </table:table-cell>
          <table:table-cell office:value-type="float" office:value="2016" calcext:value-type="float">
            <text:p>2016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0]*16.37*100000" office:value-type="float" office:value="15076770" calcext:value-type="float">
            <text:p>15,076,7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8.95" calcext:value-type="float">
            <text:p>8.95</text:p>
          </table:table-cell>
          <table:table-cell office:value-type="float" office:value="2022" calcext:value-type="float">
            <text:p>2022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1]*16.37*100000" office:value-type="float" office:value="14651150" calcext:value-type="float">
            <text:p>14,651,1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11.43" calcext:value-type="float">
            <text:p>11.43</text:p>
          </table:table-cell>
          <table:table-cell office:value-type="float" office:value="2022" calcext:value-type="float">
            <text:p>202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2]*16.37*100000" office:value-type="float" office:value="18710910" calcext:value-type="float">
            <text:p>18,710,9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59" calcext:value-type="float">
            <text:p>6.59</text:p>
          </table:table-cell>
          <table:table-cell office:value-type="float" office:value="2022" calcext:value-type="float">
            <text:p>2022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3]*16.37*100000" office:value-type="float" office:value="10787830" calcext:value-type="float">
            <text:p>10,787,8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29" calcext:value-type="float">
            <text:p>7.29</text:p>
          </table:table-cell>
          <table:table-cell office:value-type="float" office:value="2021" calcext:value-type="float">
            <text:p>2021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4]*16.37*100000" office:value-type="float" office:value="11933730" calcext:value-type="float">
            <text:p>11,933,7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8.95" calcext:value-type="float">
            <text:p>8.95</text:p>
          </table:table-cell>
          <table:table-cell office:value-type="float" office:value="2015" calcext:value-type="float">
            <text:p>2015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55]*16.37*100000" office:value-type="float" office:value="14651150" calcext:value-type="float">
            <text:p>14,651,1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7.68" calcext:value-type="float">
            <text:p>7.68</text:p>
          </table:table-cell>
          <table:table-cell office:value-type="float" office:value="2018" calcext:value-type="float">
            <text:p>2018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6]*16.37*100000" office:value-type="float" office:value="12572160" calcext:value-type="float">
            <text:p>12,572,1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19" calcext:value-type="float">
            <text:p>6.19</text:p>
          </table:table-cell>
          <table:table-cell office:value-type="float" office:value="2018" calcext:value-type="float">
            <text:p>2018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7]*16.37*100000" office:value-type="float" office:value="10133030" calcext:value-type="float">
            <text:p>10,133,0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8.39" calcext:value-type="float">
            <text:p>8.39</text:p>
          </table:table-cell>
          <table:table-cell office:value-type="float" office:value="2022" calcext:value-type="float">
            <text:p>2022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58]*16.37*100000" office:value-type="float" office:value="13734430" calcext:value-type="float">
            <text:p>13,734,4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8.94" calcext:value-type="float">
            <text:p>8.94</text:p>
          </table:table-cell>
          <table:table-cell office:value-type="float" office:value="2019" calcext:value-type="float">
            <text:p>2019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59]*16.37*100000" office:value-type="float" office:value="14634780" calcext:value-type="float">
            <text:p>14,634,7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6.19" calcext:value-type="float">
            <text:p>6.19</text:p>
          </table:table-cell>
          <table:table-cell office:value-type="float" office:value="2015" calcext:value-type="float">
            <text:p>2015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0]*16.37*100000" office:value-type="float" office:value="10133030" calcext:value-type="float">
            <text:p>10,133,0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1.5" calcext:value-type="float">
            <text:p>11.5</text:p>
          </table:table-cell>
          <table:table-cell office:value-type="float" office:value="2018" calcext:value-type="float">
            <text:p>2018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1]*16.37*100000" office:value-type="float" office:value="18825500" calcext:value-type="float">
            <text:p>18,825,5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05" calcext:value-type="float">
            <text:p>9.05</text:p>
          </table:table-cell>
          <table:table-cell office:value-type="float" office:value="2016" calcext:value-type="float">
            <text:p>2016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2]*16.37*100000" office:value-type="float" office:value="14814850" calcext:value-type="float">
            <text:p>14,814,8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Nissan</text:p>
          </table:table-cell>
          <table:table-cell office:value-type="float" office:value="8.49" calcext:value-type="float">
            <text:p>8.49</text:p>
          </table:table-cell>
          <table:table-cell office:value-type="float" office:value="2020" calcext:value-type="float">
            <text:p>2020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3]*16.37*100000" office:value-type="float" office:value="13898130" calcext:value-type="float">
            <text:p>13,898,1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10.44" calcext:value-type="float">
            <text:p>10.44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4]*16.37*100000" office:value-type="float" office:value="17090280" calcext:value-type="float">
            <text:p>17,090,2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9.62" calcext:value-type="float">
            <text:p>9.62</text:p>
          </table:table-cell>
          <table:table-cell office:value-type="float" office:value="2023" calcext:value-type="float">
            <text:p>202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5]*16.37*100000" office:value-type="float" office:value="15747940" calcext:value-type="float">
            <text:p>15,747,9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20.93" calcext:value-type="float">
            <text:p>20.93</text:p>
          </table:table-cell>
          <table:table-cell office:value-type="float" office:value="2021" calcext:value-type="float">
            <text:p>202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66]*16.37*100000" office:value-type="float" office:value="34262410" calcext:value-type="float">
            <text:p>34,262,4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0.79" calcext:value-type="float">
            <text:p>10.79</text:p>
          </table:table-cell>
          <table:table-cell office:value-type="float" office:value="2020" calcext:value-type="float">
            <text:p>2020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7]*16.37*100000" office:value-type="float" office:value="17663230" calcext:value-type="float">
            <text:p>17,663,2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koda</text:p>
          </table:table-cell>
          <table:table-cell office:value-type="float" office:value="11.26" calcext:value-type="float">
            <text:p>11.26</text:p>
          </table:table-cell>
          <table:table-cell office:value-type="float" office:value="2023" calcext:value-type="float">
            <text:p>2023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8]*16.37*100000" office:value-type="float" office:value="18432620" calcext:value-type="float">
            <text:p>18,432,62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6.72" calcext:value-type="float">
            <text:p>6.72</text:p>
          </table:table-cell>
          <table:table-cell office:value-type="float" office:value="2017" calcext:value-type="float">
            <text:p>2017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69]*16.37*100000" office:value-type="float" office:value="11000640" calcext:value-type="float">
            <text:p>11,000,6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10.42" calcext:value-type="float">
            <text:p>10.42</text:p>
          </table:table-cell>
          <table:table-cell office:value-type="float" office:value="2022" calcext:value-type="float">
            <text:p>2022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0]*16.37*100000" office:value-type="float" office:value="17057540" calcext:value-type="float">
            <text:p>17,057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39" calcext:value-type="float">
            <text:p>9.39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1]*16.37*100000" office:value-type="float" office:value="15371430" calcext:value-type="float">
            <text:p>15,371,4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74" calcext:value-type="float">
            <text:p>9.74</text:p>
          </table:table-cell>
          <table:table-cell office:value-type="float" office:value="2020" calcext:value-type="float">
            <text:p>202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2]*16.37*100000" office:value-type="float" office:value="15944380" calcext:value-type="float">
            <text:p>15,944,3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14.4" calcext:value-type="float">
            <text:p>14.4</text:p>
          </table:table-cell>
          <table:table-cell office:value-type="float" office:value="2022" calcext:value-type="float">
            <text:p>2022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3]*16.37*100000" office:value-type="float" office:value="23572800" calcext:value-type="float">
            <text:p>23,572,8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6.59" calcext:value-type="float">
            <text:p>6.59</text:p>
          </table:table-cell>
          <table:table-cell office:value-type="float" office:value="2015" calcext:value-type="float">
            <text:p>2015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4]*16.37*100000" office:value-type="float" office:value="10787830" calcext:value-type="float">
            <text:p>10,787,8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6.74" calcext:value-type="float">
            <text:p>6.74</text:p>
          </table:table-cell>
          <table:table-cell office:value-type="float" office:value="2020" calcext:value-type="float">
            <text:p>202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5]*16.37*100000" office:value-type="float" office:value="11033380" calcext:value-type="float">
            <text:p>11,033,3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7.99" calcext:value-type="float">
            <text:p>7.99</text:p>
          </table:table-cell>
          <table:table-cell office:value-type="float" office:value="2016" calcext:value-type="float">
            <text:p>2016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6]*16.37*100000" office:value-type="float" office:value="13079630" calcext:value-type="float">
            <text:p>13,079,6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6.64" calcext:value-type="float">
            <text:p>6.64</text:p>
          </table:table-cell>
          <table:table-cell office:value-type="float" office:value="2016" calcext:value-type="float">
            <text:p>2016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7]*16.37*100000" office:value-type="float" office:value="10869680" calcext:value-type="float">
            <text:p>10,869,6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9.75" calcext:value-type="float">
            <text:p>9.75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8]*16.37*100000" office:value-type="float" office:value="15960750" calcext:value-type="float">
            <text:p>15,960,7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66" calcext:value-type="float">
            <text:p>9.66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79]*16.37*100000" office:value-type="float" office:value="15813420" calcext:value-type="float">
            <text:p>15,813,42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oyota</text:p>
          </table:table-cell>
          <table:table-cell office:value-type="float" office:value="21.81" calcext:value-type="float">
            <text:p>21.81</text:p>
          </table:table-cell>
          <table:table-cell office:value-type="float" office:value="2020" calcext:value-type="float">
            <text:p>2020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80]*16.37*100000" office:value-type="float" office:value="35702970" calcext:value-type="float">
            <text:p>35,702,9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6.97" calcext:value-type="float">
            <text:p>6.97</text:p>
          </table:table-cell>
          <table:table-cell office:value-type="float" office:value="2018" calcext:value-type="float">
            <text:p>2018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81]*16.37*100000" office:value-type="float" office:value="11409890" calcext:value-type="float">
            <text:p>11,409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Nissan</text:p>
          </table:table-cell>
          <table:table-cell office:value-type="float" office:value="8.46" calcext:value-type="float">
            <text:p>8.46</text:p>
          </table:table-cell>
          <table:table-cell office:value-type="float" office:value="2021" calcext:value-type="float">
            <text:p>2021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82]*16.37*100000" office:value-type="float" office:value="13849020" calcext:value-type="float">
            <text:p>13,849,02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6.84" calcext:value-type="float">
            <text:p>6.84</text:p>
          </table:table-cell>
          <table:table-cell office:value-type="float" office:value="2021" calcext:value-type="float">
            <text:p>2021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83]*16.37*100000" office:value-type="float" office:value="11197080" calcext:value-type="float">
            <text:p>11,197,08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73" calcext:value-type="float">
            <text:p>9.73</text:p>
          </table:table-cell>
          <table:table-cell office:value-type="float" office:value="2021" calcext:value-type="float">
            <text:p>2021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84]*16.37*100000" office:value-type="float" office:value="15928010" calcext:value-type="float">
            <text:p>15,928,0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8.11" calcext:value-type="float">
            <text:p>8.11</text:p>
          </table:table-cell>
          <table:table-cell office:value-type="float" office:value="2021" calcext:value-type="float">
            <text:p>202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85]*16.37*100000" office:value-type="float" office:value="13276070" calcext:value-type="float">
            <text:p>13,276,07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Ford</text:p>
          </table:table-cell>
          <table:table-cell office:value-type="float" office:value="6.67" calcext:value-type="float">
            <text:p>6.67</text:p>
          </table:table-cell>
          <table:table-cell office:value-type="float" office:value="2018" calcext:value-type="float">
            <text:p>2018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86]*16.37*100000" office:value-type="float" office:value="10918790" calcext:value-type="float">
            <text:p>10,918,7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7.89" calcext:value-type="float">
            <text:p>7.89</text:p>
          </table:table-cell>
          <table:table-cell office:value-type="float" office:value="2018" calcext:value-type="float">
            <text:p>2018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87]*16.37*100000" office:value-type="float" office:value="12915930" calcext:value-type="float">
            <text:p>12,915,9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5.57" calcext:value-type="float">
            <text:p>15.57</text:p>
          </table:table-cell>
          <table:table-cell office:value-type="float" office:value="2022" calcext:value-type="float">
            <text:p>2022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88]*16.37*100000" office:value-type="float" office:value="25488090" calcext:value-type="float">
            <text:p>25,488,0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oyota</text:p>
          </table:table-cell>
          <table:table-cell office:value-type="float" office:value="16.5" calcext:value-type="float">
            <text:p>16.5</text:p>
          </table:table-cell>
          <table:table-cell office:value-type="float" office:value="2017" calcext:value-type="float">
            <text:p>2017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89]*16.37*100000" office:value-type="float" office:value="27010500" calcext:value-type="float">
            <text:p>27,010,5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oyota</text:p>
          </table:table-cell>
          <table:table-cell office:value-type="float" office:value="16.8" calcext:value-type="float">
            <text:p>16.8</text:p>
          </table:table-cell>
          <table:table-cell office:value-type="float" office:value="2018" calcext:value-type="float">
            <text:p>2018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90]*16.37*100000" office:value-type="float" office:value="27501600" calcext:value-type="float">
            <text:p>27,501,6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65" calcext:value-type="float">
            <text:p>9.65</text:p>
          </table:table-cell>
          <table:table-cell office:value-type="float" office:value="2018" calcext:value-type="float">
            <text:p>2018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91]*16.37*100000" office:value-type="float" office:value="15797050" calcext:value-type="float">
            <text:p>15,797,0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Nissan</text:p>
          </table:table-cell>
          <table:table-cell office:value-type="float" office:value="7.95" calcext:value-type="float">
            <text:p>7.95</text:p>
          </table:table-cell>
          <table:table-cell office:value-type="float" office:value="2021" calcext:value-type="float">
            <text:p>202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92]*16.37*100000" office:value-type="float" office:value="13014150" calcext:value-type="float">
            <text:p>13,014,1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12" calcext:value-type="float">
            <text:p>7.12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93]*16.37*100000" office:value-type="float" office:value="11655440" calcext:value-type="float">
            <text:p>11,655,4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8.17" calcext:value-type="float">
            <text:p>18.17</text:p>
          </table:table-cell>
          <table:table-cell office:value-type="float" office:value="2023" calcext:value-type="float">
            <text:p>2023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94]*16.37*100000" office:value-type="float" office:value="29744290" calcext:value-type="float">
            <text:p>29,744,2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enault</text:p>
          </table:table-cell>
          <table:table-cell office:value-type="float" office:value="7.15" calcext:value-type="float">
            <text:p>7.15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95]*16.37*100000" office:value-type="float" office:value="11704550" calcext:value-type="float">
            <text:p>11,704,5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6.7" calcext:value-type="float">
            <text:p>6.7</text:p>
          </table:table-cell>
          <table:table-cell office:value-type="float" office:value="2023" calcext:value-type="float">
            <text:p>2023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96]*16.37*100000" office:value-type="float" office:value="10967900" calcext:value-type="float">
            <text:p>10,967,9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22.12" calcext:value-type="float">
            <text:p>22.12</text:p>
          </table:table-cell>
          <table:table-cell office:value-type="float" office:value="2022" calcext:value-type="float">
            <text:p>2022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97]*16.37*100000" office:value-type="float" office:value="36210440" calcext:value-type="float">
            <text:p>36,210,4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20.99" calcext:value-type="float">
            <text:p>20.99</text:p>
          </table:table-cell>
          <table:table-cell office:value-type="float" office:value="2019" calcext:value-type="float">
            <text:p>2019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2<text:span text:style-name="T1">nd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98]*16.37*100000" office:value-type="float" office:value="34360630" calcext:value-type="float">
            <text:p>34,360,6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onda </text:p>
          </table:table-cell>
          <table:table-cell office:value-type="float" office:value="9.42" calcext:value-type="float">
            <text:p>9.42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99]*16.37*100000" office:value-type="float" office:value="15420540" calcext:value-type="float">
            <text:p>15,420,5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7.28" calcext:value-type="float">
            <text:p>7.28</text:p>
          </table:table-cell>
          <table:table-cell office:value-type="float" office:value="2016" calcext:value-type="float">
            <text:p>2016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00]*16.37*100000" office:value-type="float" office:value="11917360" calcext:value-type="float">
            <text:p>11,917,36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olkswagen</text:p>
          </table:table-cell>
          <table:table-cell office:value-type="float" office:value="6.97" calcext:value-type="float">
            <text:p>6.97</text:p>
          </table:table-cell>
          <table:table-cell office:value-type="float" office:value="2016" calcext:value-type="float">
            <text:p>2016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01]*16.37*100000" office:value-type="float" office:value="11409890" calcext:value-type="float">
            <text:p>11,409,89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hindra</text:p>
          </table:table-cell>
          <table:table-cell office:value-type="float" office:value="13.35" calcext:value-type="float">
            <text:p>13.35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02]*16.37*100000" office:value-type="float" office:value="21853950" calcext:value-type="float">
            <text:p>21,853,95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tata</text:p>
          </table:table-cell>
          <table:table-cell office:value-type="float" office:value="11.3" calcext:value-type="float">
            <text:p>11.3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03]*16.37*100000" office:value-type="float" office:value="18498100" calcext:value-type="float">
            <text:p>18,498,10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Maruti</text:p>
          </table:table-cell>
          <table:table-cell office:value-type="float" office:value="6.52" calcext:value-type="float">
            <text:p>6.52</text:p>
          </table:table-cell>
          <table:table-cell office:value-type="float" office:value="2018" calcext:value-type="float">
            <text:p>2018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04]*16.37*100000" office:value-type="float" office:value="10673240" calcext:value-type="float">
            <text:p>10,673,24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yundai</text:p>
          </table:table-cell>
          <table:table-cell office:value-type="float" office:value="9.21" calcext:value-type="float">
            <text:p>9.21</text:p>
          </table:table-cell>
          <table:table-cell office:value-type="float" office:value="2016" calcext:value-type="float">
            <text:p>2016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05]*16.37*100000" office:value-type="float" office:value="15076770" calcext:value-type="float">
            <text:p>15,076,770</text:p>
          </table:table-cell>
          <table:table-cell table:number-columns-repeated="1014"/>
        </table:table-row>
        <table:table-row table:style-name="ro2" table:number-rows-repeated="10477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00/00/00</text:date>, <text:time style:data-style-name="N2" text:time-value="21:38:54.958934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7T10:38:42.293980308</meta:creation-date>
    <dc:date>2024-08-08T21:40:32.021158222</dc:date>
    <meta:editing-duration>PT1H41M31S</meta:editing-duration>
    <meta:editing-cycles>54</meta:editing-cycles>
    <meta:generator>LibreOffice/6.4.7.2$Linux_X86_64 LibreOffice_project/40$Build-2</meta:generator>
    <meta:document-statistic meta:table-count="3" meta:cell-count="10701" meta:object-count="0"/>
  </office:meta>
</office:document-meta>
</file>